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673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0.2827in" fo:break-before="auto" style:use-optimal-row-height="true"/>
    </style:style>
    <style:style style:name="ro14" style:family="table-row">
      <style:table-row-properties style:row-height="1.4091in" fo:break-before="auto" style:use-optimal-row-height="true"/>
    </style:style>
    <style:style style:name="ro15" style:family="table-row">
      <style:table-row-properties style:row-height="0.2693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order="0.0008in solid #000000" fo:padding="0.028in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3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5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9" style:family="table-cell" style:parent-style-name="Default">
      <style:text-properties fo:font-size="9pt" style:font-size-asian="9pt" style:font-size-complex="9pt"/>
    </style:style>
    <style:style style:name="ce60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1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4" style:family="table-cell" style:parent-style-name="Default">
      <style:table-cell-properties fo:wrap-option="wrap" fo:border="0.0008in solid #000000"/>
    </style:style>
    <style:style style:name="ce65" style:family="table-cell" style:parent-style-name="Default">
      <style:table-cell-properties fo:background-color="transparent" fo:wrap-option="wrap" fo:border="0.0008in solid #000000"/>
    </style:style>
    <style:style style:name="ce66" style:family="table-cell" style:parent-style-name="Default" style:data-style-name="N60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9999" fo:border="0.0008in solid #000000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map style:condition="cell-content()=&quot;Sun&quot;" style:apply-style-name="Không_20_tên4" style:base-cell-address="'Cover Page'.AH1"/>
    </style:style>
    <style:style style:name="ce7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map style:condition="cell-content()=&quot;Sun&quot;" style:apply-style-name="Không_20_tên4" style:base-cell-address="'Cover Page'.AH1"/>
    </style:style>
    <style:style style:name="ce12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6" style:family="table-cell" style:parent-style-name="Default"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HieuP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NamDH &amp; SonL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TanCX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AnhDQ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4" office:value-type="string">
            <text:p>Remove TuanLA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4">
            <text:p>1.4</text:p>
          </table:table-cell>
          <table:table-cell table:style-name="ce34" office:value-type="string">
            <text:p>Remove NgaT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1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9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5"/>
          <table:table-cell table:style-name="ce60"/>
          <table:table-cell table:style-name="ce44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4" table:number-columns-repeated="5"/>
          <table:table-cell table:style-name="ce55"/>
          <table:table-cell table:style-name="ce60"/>
          <table:table-cell table:style-name="ce44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9" office:value-type="string">
            <office:annotation draw:style-name="gr1" draw:text-style-name="P1" svg:width="3.4126in" svg:height="1.3232in" svg:x="3.1705in" svg:y="0.4165in" draw:caption-point-x="-0.7689in" draw:caption-point-y="0.946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9" office:value-type="string">
            <office:annotation draw:style-name="gr2" draw:text-style-name="P1" svg:width="1.1413in" svg:height="0.5457in" svg:x="3.6827in" svg:y="0.7142in" draw:caption-point-x="-0.2402in" draw:caption-point-y="0.649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9" office:value-type="string">
            <text:p>Working To</text:p>
          </table:table-cell>
          <table:table-cell table:style-name="ce49" office:value-type="string">
            <office:annotation draw:style-name="gr3" draw:text-style-name="P1" svg:width="1.1413in" svg:height="0.7012in" svg:x="5.6634in" svg:y="0.7142in" draw:caption-point-x="-0.2622in" draw:caption-point-y="0.649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6" office:value-type="string">
            <office:annotation draw:style-name="gr2" draw:text-style-name="P1" svg:width="1.1413in" svg:height="0.5457in" svg:x="6.8232in" svg:y="0.7142in" draw:caption-point-x="-0.2402in" draw:caption-point-y="0.649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1" office:value-type="string">
            <office:annotation draw:style-name="gr4" draw:text-style-name="P1" svg:width="1.1413in" svg:height="0.3902in" svg:x="7.989in" svg:y="0.7142in" draw:caption-point-x="-0.2402in" draw:caption-point-y="0.649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9" office:value-type="string">
            <text:p>Remaining Leave Days</text:p>
          </table:table-cell>
          <table:table-cell table:style-name="ce49" office:value-type="string">
            <text:p>Extended Leave Days</text:p>
          </table:table-cell>
          <table:table-cell table:style-name="ce49" office:value-type="string">
            <text:p>Leave Days Already Subtracted From Salary</text:p>
          </table:table-cell>
          <table:table-cell table:style-name="ce49" office:value-type="string">
            <office:annotation office:display="true" draw:style-name="gr5" draw:text-style-name="P1" svg:width="1.9224in" svg:height="1.4787in" svg:x="13.3689in" svg:y="0.9224in" draw:caption-point-x="-1.4484in" draw:caption-point-y="0.440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50" office:value-type="float" office:value="1.5">
            <text:p>1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7]);DATE(YEAR([.D7]);12;31);NOW())" office:value-type="date" office:date-value="2017-08-21T10:53:03.15">
            <text:p>08/21/17</text:p>
          </table:table-cell>
          <table:table-cell table:style-name="ce54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57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62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7]=[.$B7];[Thong_Tin_Ngay_Nghi_201708.$C$3:.$C$67])" office:value-type="float" office:value="8">
            <text:p>8</text:p>
          </table:table-cell>
          <table:table-cell table:style-name="ce50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number-columns-repeated="2" table:style-name="ce50"/>
          <table:table-cell table:style-name="ce50" table:formula="of:=[.I7]+[.K7] +[.J7]" office:value-type="float" office:value="1.5">
            <text:p>1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50" office:value-type="float" office:value="1">
            <text:p>1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8]);DATE(YEAR([.D8]);12;31);NOW())" office:value-type="date" office:date-value="2017-08-21T10:53:03.19">
            <text:p>08/21/17</text:p>
          </table:table-cell>
          <table:table-cell table:style-name="ce54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8">
            <text:p>8</text:p>
          </table:table-cell>
          <table:table-cell table:style-name="ce58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63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7]=[.$B8];[Thong_Tin_Ngay_Nghi_201708.$C$3:.$C$67])" office:value-type="float" office:value="16.5">
            <text:p>16.5</text:p>
          </table:table-cell>
          <table:table-cell table:style-name="ce50" table:formula="of:=IF(DATE(YEAR([.E8]);MONTH([.E8]);DAY([.E8]))&lt;=DATE(YEAR([.E8]);3;31); [.C8]-[.G8] + [.F8]; IF([.G8]-[.C8]&lt;0;[.G8] + [.F8] -[.H8];[.F8]+[.C8]-[.H8]))" office:value-type="float" office:value="-7.5">
            <text:p>-7.5</text:p>
          </table:table-cell>
          <table:table-cell table:number-columns-repeated="2" table:style-name="ce50"/>
          <table:table-cell table:style-name="ce50" table:formula="of:=[.I8]+[.K8] +[.J8]" office:value-type="float" office:value="-7.5">
            <text:p>-7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6-27">
            <text:p>06/27/17</text:p>
          </table:table-cell>
          <table:table-cell table:style-name="ce52" table:formula="of:=IF(YEAR(NOW())&gt;YEAR([.D9]);DATE(YEAR([.D9]);12;31);NOW())" office:value-type="date" office:date-value="2017-08-21T10:53:03.2">
            <text:p>08/21/17</text:p>
          </table:table-cell>
          <table:table-cell table:style-name="ce54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2">
            <text:p>2</text:p>
          </table:table-cell>
          <table:table-cell table:style-name="ce58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63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7]=[.$B9];[Thong_Tin_Ngay_Nghi_201708.$C$3:.$C$67])" office:value-type="float" office:value="6">
            <text:p>6</text:p>
          </table:table-cell>
          <table:table-cell table:style-name="ce50" table:formula="of:=IF(DATE(YEAR([.E9]);MONTH([.E9]);DAY([.E9]))&lt;=DATE(YEAR([.E9]);3;31); [.C9]-[.G9] + [.F9]; IF([.G9]-[.C9]&lt;0;[.G9] + [.F9] -[.H9];[.F9]+[.C9]-[.H9]))" office:value-type="float" office:value="-4">
            <text:p>-4</text:p>
          </table:table-cell>
          <table:table-cell table:number-columns-repeated="2" table:style-name="ce50"/>
          <table:table-cell table:style-name="ce50" table:formula="of:=[.I9]+[.K9] +[.J9]" office:value-type="float" office:value="-4">
            <text:p>-4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0]);DATE(YEAR([.D10]);12;31);NOW())" office:value-type="date" office:date-value="2017-08-21T10:53:03.2">
            <text:p>08/21/17</text:p>
          </table:table-cell>
          <table:table-cell table:style-name="ce54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58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63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7]=[.$B10];[Thong_Tin_Ngay_Nghi_201708.$C$3:.$C$67])" office:value-type="float" office:value="10.5">
            <text:p>10.5</text:p>
          </table:table-cell>
          <table:table-cell table:style-name="ce50" table:formula="of:=IF(DATE(YEAR([.E10]);MONTH([.E10]);DAY([.E10]))&lt;=DATE(YEAR([.E10]);3;31); [.C10]-[.G10] + [.F10]; IF([.G10]-[.C10]&lt;0;[.G10] + [.F10] -[.H10];[.F10]+[.C10]-[.H10]))" office:value-type="float" office:value="1.5">
            <text:p>1.5</text:p>
          </table:table-cell>
          <table:table-cell table:number-columns-repeated="2" table:style-name="ce50"/>
          <table:table-cell table:style-name="ce50" table:formula="of:=[.I10]+[.K10] +[.J10]" office:value-type="float" office:value="1.5">
            <text:p>1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7-01">
            <text:p>07/01/17</text:p>
          </table:table-cell>
          <table:table-cell table:style-name="ce52" table:formula="of:=IF(YEAR(NOW())&gt;YEAR([.D11]);DATE(YEAR([.D11]);12;31);NOW())" office:value-type="date" office:date-value="2017-08-21T10:53:03.2">
            <text:p>08/21/17</text:p>
          </table:table-cell>
          <table:table-cell table:style-name="ce54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2">
            <text:p>2</text:p>
          </table:table-cell>
          <table:table-cell table:style-name="ce58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63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7]=[.$B11];[Thong_Tin_Ngay_Nghi_201708.$C$3:.$C$67])" office:value-type="float" office:value="5">
            <text:p>5</text:p>
          </table:table-cell>
          <table:table-cell table:style-name="ce50" table:formula="of:=IF(DATE(YEAR([.E11]);MONTH([.E11]);DAY([.E11]))&lt;=DATE(YEAR([.E11]);3;31); [.C11]-[.G11] + [.F11]; IF([.G11]-[.C11]&lt;0;[.G11] + [.F11] -[.H11];[.F11]+[.C11]-[.H11]))" office:value-type="float" office:value="-3">
            <text:p>-3</text:p>
          </table:table-cell>
          <table:table-cell table:number-columns-repeated="2" table:style-name="ce50"/>
          <table:table-cell table:style-name="ce50" table:formula="of:=[.I11]+[.K11] +[.J11]" office:value-type="float" office:value="-3">
            <text:p>-3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2]);DATE(YEAR([.D12]);12;31);NOW())" office:value-type="date" office:date-value="2017-08-21T10:53:03.2">
            <text:p>08/21/17</text:p>
          </table:table-cell>
          <table:table-cell table:style-name="ce54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58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63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7]=[.$B12];[Thong_Tin_Ngay_Nghi_201708.$C$3:.$C$67])" office:value-type="float" office:value="6">
            <text:p>6</text:p>
          </table:table-cell>
          <table:table-cell table:style-name="ce50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number-columns-repeated="2" table:style-name="ce50"/>
          <table:table-cell table:style-name="ce50" table:formula="of:=[.I12]+[.K12] +[.J12]" office:value-type="float" office:value="2">
            <text:p>2</text:p>
          </table:table-cell>
          <table:table-cell table:style-name="ce64"/>
          <table:table-cell table:number-columns-repeated="1011"/>
        </table:table-row>
        <table:table-row table:style-name="ro11">
          <table:table-cell table:style-name="ce43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50" office:value-type="float" office:value="5">
            <text:p>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3]);DATE(YEAR([.D13]);12;31);NOW())" office:value-type="date" office:date-value="2017-08-21T10:53:03.2">
            <text:p>08/21/17</text:p>
          </table:table-cell>
          <table:table-cell table:style-name="ce54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58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63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7]=[.$B13];[Thong_Tin_Ngay_Nghi_201708.$C$3:.$C$67])" office:value-type="float" office:value="22">
            <text:p>22</text:p>
          </table:table-cell>
          <table:table-cell table:style-name="ce50" table:formula="of:=IF(DATE(YEAR([.E13]);MONTH([.E13]);DAY([.E13]))&lt;=DATE(YEAR([.E13]);3;31); [.C13]-[.G13] + [.F13]; IF([.G13]-[.C13]&lt;0;[.G13] + [.F13] -[.H13];[.F13]+[.C13]-[.H13]))" office:value-type="float" office:value="-9">
            <text:p>-9</text:p>
          </table:table-cell>
          <table:table-cell table:style-name="ce50"/>
          <table:table-cell table:style-name="ce50" table:formula="of:=3+2.5" office:value-type="float" office:value="5.5">
            <text:p>5.5</text:p>
          </table:table-cell>
          <table:table-cell table:style-name="ce50" table:formula="of:=[.I13]+[.K13] +[.J13]" office:value-type="float" office:value="-3.5">
            <text:p>-3.5</text:p>
          </table:table-cell>
          <table:table-cell table:style-name="ce64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8">
            <text:p>8</text:p>
          </table:table-cell>
          <table:table-cell table:style-name="ce46" office:value-type="string">
            <text:p>DuyenLT</text:p>
          </table:table-cell>
          <table:table-cell table:style-name="ce51" office:value-type="float" office:value="0">
            <text:p>0</text:p>
          </table:table-cell>
          <table:table-cell table:style-name="ce53" office:value-type="date" office:date-value="2017-01-01">
            <text:p>01/01/17</text:p>
          </table:table-cell>
          <table:table-cell table:style-name="ce53" table:formula="of:=IF(YEAR(NOW())&gt;YEAR([.D14]);DATE(YEAR([.D14]);12;31);NOW())" office:value-type="date" office:date-value="2017-08-21T10:53:03.2">
            <text:p>08/21/17</text:p>
          </table:table-cell>
          <table:table-cell table:style-name="ce54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58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7]=[.$B14];[Thong_Tin_Ngay_Nghi_201708.$C$3:.$C$67])" office:value-type="float" office:value="11.5">
            <text:p>11.5</text:p>
          </table:table-cell>
          <table:table-cell table:style-name="ce51" table:formula="of:=IF(DATE(YEAR([.E14]);MONTH([.E14]);DAY([.E14]))&lt;=DATE(YEAR([.E14]);3;31); [.C14]-[.G14] + [.F14]; IF([.G14]-[.C14]&lt;0;[.G14] + [.F14] -[.H14];[.F14]+[.C14]-[.H14]))" office:value-type="float" office:value="-3.5">
            <text:p>-3.5</text:p>
          </table:table-cell>
          <table:table-cell table:number-columns-repeated="2" table:style-name="ce51"/>
          <table:table-cell table:style-name="ce51" table:formula="of:=[.I14]+[.K14] +[.J14]" office:value-type="float" office:value="-3.5">
            <text:p>-3.5</text:p>
          </table:table-cell>
          <table:table-cell table:style-name="ce65"/>
          <table:table-cell table:style-name="ce67" table:number-columns-repeated="1011"/>
        </table:table-row>
        <table:table-row table:style-name="ro10">
          <table:table-cell table:style-name="ce43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50" office:value-type="float" office:value="1">
            <text:p>1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5]);DATE(YEAR([.D15]);12;31);NOW())" office:value-type="date" office:date-value="2017-08-21T10:53:03.2">
            <text:p>08/21/17</text:p>
          </table:table-cell>
          <table:table-cell table:style-name="ce54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58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63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7]=[.$B15];[Thong_Tin_Ngay_Nghi_201708.$C$3:.$C$67])" office:value-type="float" office:value="8">
            <text:p>8</text:p>
          </table:table-cell>
          <table:table-cell table:style-name="ce50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50"/>
          <table:table-cell table:style-name="ce50" table:formula="of:=[.I15]+[.K15] +[.J15]" office:value-type="float" office:value="1">
            <text:p>1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10">
            <text:p>10</text:p>
          </table:table-cell>
          <table:table-cell table:style-name="ce46" office:value-type="string">
            <text:p>HaTH</text:p>
          </table:table-cell>
          <table:table-cell table:style-name="ce51" office:value-type="float" office:value="3">
            <text:p>3</text:p>
          </table:table-cell>
          <table:table-cell table:style-name="ce53" office:value-type="date" office:date-value="2017-01-01">
            <text:p>01/01/17</text:p>
          </table:table-cell>
          <table:table-cell table:style-name="ce53" table:formula="of:=IF(YEAR(NOW())&gt;YEAR([.D16]);DATE(YEAR([.D16]);12;31);NOW())" office:value-type="date" office:date-value="2017-08-21T10:53:03.2">
            <text:p>08/21/17</text:p>
          </table:table-cell>
          <table:table-cell table:style-name="ce54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8">
            <text:p>8</text:p>
          </table:table-cell>
          <table:table-cell table:style-name="ce58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63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7]=[.$B16];[Thong_Tin_Ngay_Nghi_201708.$C$3:.$C$67])" office:value-type="float" office:value="20.5">
            <text:p>20.5</text:p>
          </table:table-cell>
          <table:table-cell table:style-name="ce50" table:formula="of:=IF(DATE(YEAR([.E16]);MONTH([.E16]);DAY([.E16]))&lt;=DATE(YEAR([.E16]);3;31); [.C16]-[.G16] + [.F16]; IF([.G16]-[.C16]&lt;0;[.G16] + [.F16] -[.H16];[.F16]+[.C16]-[.H16]))" office:value-type="float" office:value="-9.5">
            <text:p>-9.5</text:p>
          </table:table-cell>
          <table:table-cell table:number-columns-repeated="2" table:style-name="ce51"/>
          <table:table-cell table:style-name="ce50" table:formula="of:=[.I16]+[.K16] +[.J16]" office:value-type="float" office:value="-9.5">
            <text:p>-9.5</text:p>
          </table:table-cell>
          <table:table-cell table:style-name="ce65"/>
          <table:table-cell table:style-name="ce67" table:number-columns-repeated="1011"/>
        </table:table-row>
        <table:table-row table:style-name="ro12">
          <table:table-cell table:style-name="ce43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7]);DATE(YEAR([.D17]);12;31);NOW())" office:value-type="date" office:date-value="2017-08-21T10:53:03.2">
            <text:p>08/21/17</text:p>
          </table:table-cell>
          <table:table-cell table:style-name="ce54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58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63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7]=[.$B17];[Thong_Tin_Ngay_Nghi_201708.$C$3:.$C$67])" office:value-type="float" office:value="4.5">
            <text:p>4.5</text:p>
          </table:table-cell>
          <table:table-cell table:style-name="ce50" table:formula="of:=IF(DATE(YEAR([.E17]);MONTH([.E17]);DAY([.E17]))&lt;=DATE(YEAR([.E17]);3;31); [.C17]-[.G17] + [.F17]; IF([.G17]-[.C16]&lt;0;[.G17] + [.F17] -[.H17];[.F17]+[.C17]-[.H17]))" office:value-type="float" office:value="3.5">
            <text:p>3.5</text:p>
          </table:table-cell>
          <table:table-cell table:style-name="ce50"/>
          <table:table-cell table:style-name="ce50" table:formula="of:=3" office:value-type="float" office:value="3">
            <text:p>3</text:p>
          </table:table-cell>
          <table:table-cell table:style-name="ce50" table:formula="of:=[.I17]+[.K17] +[.J17]" office:value-type="float" office:value="6.5">
            <text:p>6.5</text:p>
          </table:table-cell>
          <table:table-cell table:style-name="ce64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8]);DATE(YEAR([.D18]);12;31);NOW())" office:value-type="date" office:date-value="2017-08-21T10:53:03.2">
            <text:p>08/21/17</text:p>
          </table:table-cell>
          <table:table-cell table:style-name="ce54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58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63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7]=[.$B18];[Thong_Tin_Ngay_Nghi_201708.$C$3:.$C$67])" office:value-type="float" office:value="14.5">
            <text:p>14.5</text:p>
          </table:table-cell>
          <table:table-cell table:style-name="ce50" table:formula="of:=IF(DATE(YEAR([.E18]);MONTH([.E18]);DAY([.E18]))&lt;=DATE(YEAR([.E18]);3;31); [.C18]-[.G18] + [.F18]; IF([.G18]-[.C18]&lt;0;[.G18] + [.F18] -[.H18];[.F18]+[.C18]-[.H18]))" office:value-type="float" office:value="-6.5">
            <text:p>-6.5</text:p>
          </table:table-cell>
          <table:table-cell table:style-name="ce50"/>
          <table:table-cell table:style-name="ce50" table:formula="of:=1.5+3.5" office:value-type="float" office:value="5">
            <text:p>5</text:p>
          </table:table-cell>
          <table:table-cell table:style-name="ce50" table:formula="of:=[.I18]+[.K18] +[.J18]" office:value-type="float" office:value="-1.5">
            <text:p>-1.5</text:p>
          </table:table-cell>
          <table:table-cell table:style-name="ce64" office:value-type="string">
            <text:p>Những ngày nghỉ này đã trừ vào lương → sẽ ko trừ vào phép nữa:</text:p>
            <text:p>- Tháng 1 1.5 ngày</text:p>
            <text:p>- Tháng 6 3.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7-20">
            <text:p>07/20/17</text:p>
          </table:table-cell>
          <table:table-cell table:style-name="ce52" table:formula="of:=IF(YEAR(NOW())&gt;YEAR([.D19]);DATE(YEAR([.D19]);12;31);NOW())" office:value-type="date" office:date-value="2017-08-21T10:53:03.2">
            <text:p>08/21/17</text:p>
          </table:table-cell>
          <table:table-cell table:style-name="ce54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">
            <text:p>1</text:p>
          </table:table-cell>
          <table:table-cell table:style-name="ce58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63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7]=[.$B19];[Thong_Tin_Ngay_Nghi_201708.$C$3:.$C$67])" office:value-type="float" office:value="0.5">
            <text:p>0.5</text:p>
          </table:table-cell>
          <table:table-cell table:style-name="ce50" table:formula="of:=IF(DATE(YEAR([.E19]);MONTH([.E19]);DAY([.E19]))&lt;=DATE(YEAR([.E19]);3;31); [.C19]-[.G19] + [.F19]; IF([.G19]-[.C19]&lt;0;[.G19] + [.F19] -[.H19];[.F19]+[.C19]-[.H19]))" office:value-type="float" office:value="0.5">
            <text:p>0.5</text:p>
          </table:table-cell>
          <table:table-cell table:number-columns-repeated="2" table:style-name="ce50"/>
          <table:table-cell table:style-name="ce50" table:formula="of:=[.I19]+[.K19] +[.J19]" office:value-type="float" office:value="0.5">
            <text:p>0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0]);DATE(YEAR([.D20]);12;31);NOW())" office:value-type="date" office:date-value="2017-08-21T10:53:03.2">
            <text:p>08/21/17</text:p>
          </table:table-cell>
          <table:table-cell table:style-name="ce54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8">
            <text:p>8</text:p>
          </table:table-cell>
          <table:table-cell table:style-name="ce58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63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7]=[.$B20];[Thong_Tin_Ngay_Nghi_201708.$C$3:.$C$67])" office:value-type="float" office:value="29.5">
            <text:p>29.5</text:p>
          </table:table-cell>
          <table:table-cell table:style-name="ce50" table:formula="of:=IF(DATE(YEAR([.E20]);MONTH([.E20]);DAY([.E20]))&lt;=DATE(YEAR([.E20]);3;31); [.C20]-[.G20] + [.F20]; IF([.G20]-[.C20]&lt;0;[.G20] + [.F20] -[.H20];[.F20]+[.C20]-[.H20]))" office:value-type="float" office:value="-21.5">
            <text:p>-21.5</text:p>
          </table:table-cell>
          <table:table-cell table:number-columns-repeated="2" table:style-name="ce50"/>
          <table:table-cell table:style-name="ce50" table:formula="of:=[.I20]+[.K20] +[.J20]" office:value-type="float" office:value="-21.5">
            <text:p>-21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50" office:value-type="float" office:value="2.5">
            <text:p>2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1]);DATE(YEAR([.D21]);12;31);NOW())" office:value-type="date" office:date-value="2017-08-21T10:53:03.2">
            <text:p>08/21/17</text:p>
          </table:table-cell>
          <table:table-cell table:style-name="ce54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8">
            <text:p>8</text:p>
          </table:table-cell>
          <table:table-cell table:style-name="ce58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63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7]=[.$B21];[Thong_Tin_Ngay_Nghi_201708.$C$3:.$C$67])" office:value-type="float" office:value="7">
            <text:p>7</text:p>
          </table:table-cell>
          <table:table-cell table:style-name="ce50" table:formula="of:=IF(DATE(YEAR([.E21]);MONTH([.E21]);DAY([.E21]))&lt;=DATE(YEAR([.E21]);3;31); [.C21]-[.G21] + [.F21]; IF([.G21]-[.C21]&lt;0;[.G21] + [.F21] -[.H21];[.F21]+[.C21]-[.H21]))" office:value-type="float" office:value="3.5">
            <text:p>3.5</text:p>
          </table:table-cell>
          <table:table-cell table:number-columns-repeated="2" table:style-name="ce50"/>
          <table:table-cell table:style-name="ce50" table:formula="of:=[.I21]+[.K21] +[.J21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12">
          <table:table-cell table:style-name="ce43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2" office:value-type="date" office:date-value="2017-02-06">
            <text:p>02/06/17</text:p>
          </table:table-cell>
          <table:table-cell table:style-name="ce52" table:formula="of:=IF(YEAR(NOW())&gt;YEAR([.D22]);DATE(YEAR([.D22]);12;31);NOW())" office:value-type="date" office:date-value="2017-08-21T10:53:03.21">
            <text:p>08/21/17</text:p>
          </table:table-cell>
          <table:table-cell table:style-name="ce54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58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63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7]=[.$B22];[Thong_Tin_Ngay_Nghi_201708.$C$3:.$C$67])" office:value-type="float" office:value="3">
            <text:p>3</text:p>
          </table:table-cell>
          <table:table-cell table:style-name="ce50" table:formula="of:=IF(DATE(YEAR([.E22]);MONTH([.E22]);DAY([.E22]))&lt;=DATE(YEAR([.E22]);3;31); [.C22]-[.G22] + [.F22]; IF([.G22]-[.C22]&lt;0;[.G22] + [.F22] -[.H22];[.F22]+[.C22]-[.H22]))" office:value-type="float" office:value="4">
            <text:p>4</text:p>
          </table:table-cell>
          <table:table-cell table:style-name="ce50"/>
          <table:table-cell table:style-name="ce50" table:formula="of:=0.5" office:value-type="float" office:value="0.5">
            <text:p>0.5</text:p>
          </table:table-cell>
          <table:table-cell table:style-name="ce50" table:formula="of:=[.I22]+[.K22] +[.J22]" office:value-type="float" office:value="4.5">
            <text:p>4.5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3]);DATE(YEAR([.D23]);12;31);NOW())" office:value-type="date" office:date-value="2017-08-21T10:53:03.21">
            <text:p>08/21/17</text:p>
          </table:table-cell>
          <table:table-cell table:style-name="ce54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8">
            <text:p>8</text:p>
          </table:table-cell>
          <table:table-cell table:style-name="ce58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63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7]=[.$B23];[Thong_Tin_Ngay_Nghi_201708.$C$3:.$C$67])" office:value-type="float" office:value="6">
            <text:p>6</text:p>
          </table:table-cell>
          <table:table-cell table:style-name="ce50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number-columns-repeated="2" table:style-name="ce50"/>
          <table:table-cell table:style-name="ce50" table:formula="of:=[.I23]+[.K23] +[.J23]" office:value-type="float" office:value="2">
            <text:p>2</text:p>
          </table:table-cell>
          <table:table-cell table:style-name="ce64"/>
          <table:table-cell table:number-columns-repeated="1011"/>
        </table:table-row>
        <table:table-row table:style-name="ro13">
          <table:table-cell table:style-name="ce43" office:value-type="float" office:value="18">
            <text:p>18</text:p>
          </table:table-cell>
          <table:table-cell table:style-name="ce45" office:value-type="string">
            <text:p>HungND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8-20">
            <text:p>08/20/17</text:p>
          </table:table-cell>
          <table:table-cell table:style-name="ce52" table:formula="of:=IF(YEAR(NOW())&gt;YEAR([.D24]);DATE(YEAR([.D24]);12;31);NOW())" office:value-type="date" office:date-value="2017-08-21T10:53:03.21">
            <text:p>08/21/17</text:p>
          </table:table-cell>
          <table:table-cell table:style-name="ce54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0">
            <text:p>0</text:p>
          </table:table-cell>
          <table:table-cell table:style-name="ce58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0">
            <text:p>0</text:p>
          </table:table-cell>
          <table:table-cell table:style-name="ce63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7]=[.$B24];[Thong_Tin_Ngay_Nghi_201708.$C$3:.$C$67])" office:value-type="float" office:value="0">
            <text:p>0</text:p>
          </table:table-cell>
          <table:table-cell table:style-name="ce50" table:formula="of:=IF(DATE(YEAR([.E24]);MONTH([.E24]);DAY([.E24]))&lt;=DATE(YEAR([.E24]);3;31); [.C24]-[.G24] + [.F24]; IF([.G24]-[.C24]&lt;0;[.G24] + [.F24] -[.H24];[.F24]+[.C24]-[.H24]))" office:value-type="float" office:value="0">
            <text:p>0</text:p>
          </table:table-cell>
          <table:table-cell table:style-name="ce50" table:number-columns-repeated="3"/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19">
            <text:p>19</text:p>
          </table:table-cell>
          <table:table-cell table:style-name="ce45" office:value-type="string">
            <text:p>HungNC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5]);DATE(YEAR([.D25]);12;31);NOW())" office:value-type="date" office:date-value="2017-08-21T10:53:03.21">
            <text:p>08/21/17</text:p>
          </table:table-cell>
          <table:table-cell table:style-name="ce54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8">
            <text:p>8</text:p>
          </table:table-cell>
          <table:table-cell table:style-name="ce58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3">
            <text:p>3</text:p>
          </table:table-cell>
          <table:table-cell table:style-name="ce63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7]=[.$B25];[Thong_Tin_Ngay_Nghi_201708.$C$3:.$C$67])" office:value-type="float" office:value="6">
            <text:p>6</text:p>
          </table:table-cell>
          <table:table-cell table:style-name="ce50" table:formula="of:=IF(DATE(YEAR([.E25]);MONTH([.E25]);DAY([.E25]))&lt;=DATE(YEAR([.E25]);3;31); [.C25]-[.G25] + [.F25]; IF([.G25]-[.C25]&lt;0;[.G25] + [.F25] -[.H25];[.F25]+[.C25]-[.H25]))" office:value-type="float" office:value="5">
            <text:p>5</text:p>
          </table:table-cell>
          <table:table-cell table:number-columns-repeated="2" table:style-name="ce50"/>
          <table:table-cell table:style-name="ce50" table:formula="of:=[.I25]+[.K25] +[.J25]" office:value-type="float" office:value="5">
            <text:p>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20">
            <text:p>20</text:p>
          </table:table-cell>
          <table:table-cell table:style-name="ce45" office:value-type="string">
            <text:p>HungP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6]);DATE(YEAR([.D26]);12;31);NOW())" office:value-type="date" office:date-value="2017-08-21T10:53:03.21">
            <text:p>08/21/17</text:p>
          </table:table-cell>
          <table:table-cell table:style-name="ce54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8">
            <text:p>8</text:p>
          </table:table-cell>
          <table:table-cell table:style-name="ce58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6">
            <text:p>6</text:p>
          </table:table-cell>
          <table:table-cell table:style-name="ce63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7]=[.$B26];[Thong_Tin_Ngay_Nghi_201708.$C$3:.$C$67])" office:value-type="float" office:value="9.5">
            <text:p>9.5</text:p>
          </table:table-cell>
          <table:table-cell table:style-name="ce50" table:formula="of:=IF(DATE(YEAR([.E26]);MONTH([.E26]);DAY([.E26]))&lt;=DATE(YEAR([.E26]);3;31); [.C26]-[.G26] + [.F26]; IF([.G26]-[.C26]&lt;0;[.G26] + [.F26] -[.H26];[.F26]+[.C26]-[.H26]))" office:value-type="float" office:value="-1.5">
            <text:p>-1.5</text:p>
          </table:table-cell>
          <table:table-cell table:number-columns-repeated="2" table:style-name="ce50"/>
          <table:table-cell table:style-name="ce50" table:formula="of:=[.I26]+[.K26] +[.J26]" office:value-type="float" office:value="-1.5">
            <text:p>-1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21">
            <text:p>21</text:p>
          </table:table-cell>
          <table:table-cell table:style-name="ce45" office:value-type="string">
            <text:p>HuyDH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7]);DATE(YEAR([.D27]);12;31);NOW())" office:value-type="date" office:date-value="2017-08-21T10:53:03.21">
            <text:p>08/21/17</text:p>
          </table:table-cell>
          <table:table-cell table:style-name="ce54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8">
            <text:p>8</text:p>
          </table:table-cell>
          <table:table-cell table:style-name="ce58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0.5">
            <text:p>0.5</text:p>
          </table:table-cell>
          <table:table-cell table:style-name="ce63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7]=[.$B27];[Thong_Tin_Ngay_Nghi_201708.$C$3:.$C$67])" office:value-type="float" office:value="5">
            <text:p>5</text:p>
          </table:table-cell>
          <table:table-cell table:style-name="ce50" table:formula="of:=IF(DATE(YEAR([.E27]);MONTH([.E27]);DAY([.E27]))&lt;=DATE(YEAR([.E27]);3;31); [.C27]-[.G27] + [.F27]; IF([.G27]-[.C27]&lt;0;[.G27] + [.F27] -[.H27];[.F27]+[.C27]-[.H27]))" office:value-type="float" office:value="3.5">
            <text:p>3.5</text:p>
          </table:table-cell>
          <table:table-cell table:number-columns-repeated="2" table:style-name="ce50"/>
          <table:table-cell table:style-name="ce50" table:formula="of:=[.I27]+[.K27] +[.J27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22">
            <text:p>22</text:p>
          </table:table-cell>
          <table:table-cell table:style-name="ce45" office:value-type="string">
            <text:p>HuyNG</text:p>
          </table:table-cell>
          <table:table-cell table:style-name="ce50" office:value-type="float" office:value="1">
            <text:p>1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8]);DATE(YEAR([.D28]);12;31);NOW())" office:value-type="date" office:date-value="2017-08-21T10:53:03.21">
            <text:p>08/21/17</text:p>
          </table:table-cell>
          <table:table-cell table:style-name="ce54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8">
            <text:p>8</text:p>
          </table:table-cell>
          <table:table-cell table:style-name="ce58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3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7]=[.$B28];[Thong_Tin_Ngay_Nghi_201708.$C$3:.$C$67])" office:value-type="float" office:value="11.5">
            <text:p>11.5</text:p>
          </table:table-cell>
          <table:table-cell table:style-name="ce50" table:formula="of:=IF(DATE(YEAR([.E28]);MONTH([.E28]);DAY([.E28]))&lt;=DATE(YEAR([.E28]);3;31); [.C28]-[.G28] + [.F28]; IF([.G28]-[.C28]&lt;0;[.G28] + [.F28] -[.H28];[.F28]+[.C28]-[.H28]))" office:value-type="float" office:value="-2.5">
            <text:p>-2.5</text:p>
          </table:table-cell>
          <table:table-cell table:number-columns-repeated="2" table:style-name="ce50"/>
          <table:table-cell table:style-name="ce50" table:formula="of:=[.I28]+[.K28] +[.J28]" office:value-type="float" office:value="-2.5">
            <text:p>-2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23">
            <text:p>23</text:p>
          </table:table-cell>
          <table:table-cell table:style-name="ce45" office:value-type="string">
            <text:p>KhaiLV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9]);DATE(YEAR([.D29]);12;31);NOW())" office:value-type="date" office:date-value="2017-08-21T10:53:11.37">
            <text:p>08/21/17</text:p>
          </table:table-cell>
          <table:table-cell table:style-name="ce54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8">
            <text:p>8</text:p>
          </table:table-cell>
          <table:table-cell table:style-name="ce58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5">
            <text:p>5</text:p>
          </table:table-cell>
          <table:table-cell table:style-name="ce63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7]=[.$B29];[Thong_Tin_Ngay_Nghi_201708.$C$3:.$C$67])" office:value-type="float" office:value="5">
            <text:p>5</text:p>
          </table:table-cell>
          <table:table-cell table:style-name="ce50" table:formula="of:=IF(DATE(YEAR([.E29]);MONTH([.E29]);DAY([.E29]))&lt;=DATE(YEAR([.E29]);3;31); [.C29]-[.G29] + [.F29]; IF([.G29]-[.C29]&lt;0;[.G29] + [.F29] -[.H29];[.F29]+[.C29]-[.H29]))" office:value-type="float" office:value="5">
            <text:p>5</text:p>
          </table:table-cell>
          <table:table-cell table:number-columns-repeated="2" table:style-name="ce50"/>
          <table:table-cell table:style-name="ce50" table:formula="of:=[.I29]+[.K29] +[.J29]" office:value-type="float" office:value="5">
            <text:p>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24">
            <text:p>24</text:p>
          </table:table-cell>
          <table:table-cell table:style-name="ce45" office:value-type="string">
            <text:p>KhangNHH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0]);DATE(YEAR([.D30]);12;31);NOW())" office:value-type="date" office:date-value="2017-08-21T10:53:11.37">
            <text:p>08/21/17</text:p>
          </table:table-cell>
          <table:table-cell table:style-name="ce54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8">
            <text:p>8</text:p>
          </table:table-cell>
          <table:table-cell table:style-name="ce58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0">
            <text:p>0</text:p>
          </table:table-cell>
          <table:table-cell table:style-name="ce63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7]=[.$B30];[Thong_Tin_Ngay_Nghi_201708.$C$3:.$C$67])" office:value-type="float" office:value="0.5">
            <text:p>0.5</text:p>
          </table:table-cell>
          <table:table-cell table:style-name="ce50" table:formula="of:=IF(DATE(YEAR([.E30]);MONTH([.E30]);DAY([.E30]))&lt;=DATE(YEAR([.E30]);3;31); [.C30]-[.G30] + [.F30]; IF([.G30]-[.C30]&lt;0;[.G30] + [.F30] -[.H30];[.F30]+[.C30]-[.H30]))" office:value-type="float" office:value="7.5">
            <text:p>7.5</text:p>
          </table:table-cell>
          <table:table-cell table:number-columns-repeated="2" table:style-name="ce50"/>
          <table:table-cell table:style-name="ce50" table:formula="of:=[.I30]+[.K30] +[.J30]" office:value-type="float" office:value="7.5">
            <text:p>7.5</text:p>
          </table:table-cell>
          <table:table-cell table:style-name="ce64"/>
          <table:table-cell table:number-columns-repeated="1011"/>
        </table:table-row>
        <table:table-row table:style-name="ro12">
          <table:table-cell table:style-name="ce43" office:value-type="float" office:value="25">
            <text:p>25</text:p>
          </table:table-cell>
          <table:table-cell table:style-name="ce45" office:value-type="string">
            <text:p>KienPT</text:p>
          </table:table-cell>
          <table:table-cell table:style-name="ce50" office:value-type="float" office:value="4.5">
            <text:p>4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1]);DATE(YEAR([.D31]);12;31);NOW())" office:value-type="date" office:date-value="2017-08-21T10:53:11.37">
            <text:p>08/21/17</text:p>
          </table:table-cell>
          <table:table-cell table:style-name="ce54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8">
            <text:p>8</text:p>
          </table:table-cell>
          <table:table-cell table:style-name="ce58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5">
            <text:p>5</text:p>
          </table:table-cell>
          <table:table-cell table:style-name="ce63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7]=[.$B31];[Thong_Tin_Ngay_Nghi_201708.$C$3:.$C$67])" office:value-type="float" office:value="23">
            <text:p>23</text:p>
          </table:table-cell>
          <table:table-cell table:style-name="ce50" table:formula="of:=IF(DATE(YEAR([.E31]);MONTH([.E31]);DAY([.E31]))&lt;=DATE(YEAR([.E31]);3;31); [.C31]-[.G31] + [.F31]; IF([.G31]-[.C31]&lt;0;[.G31] + [.F31] -[.H31];[.F31]+[.C31]-[.H31]))" office:value-type="float" office:value="-10.5">
            <text:p>-10.5</text:p>
          </table:table-cell>
          <table:table-cell table:style-name="ce50"/>
          <table:table-cell table:style-name="ce50" table:formula="of:=5" office:value-type="float" office:value="5">
            <text:p>5</text:p>
          </table:table-cell>
          <table:table-cell table:style-name="ce50" table:formula="of:=[.I31]+[.K31] +[.J31]" office:value-type="float" office:value="-5.5">
            <text:p>-5.5</text:p>
          </table:table-cell>
          <table:table-cell table:style-name="ce64" office:value-type="string">
            <text:p>Những ngày nghỉ này đã trừ vào lương → sẽ ko trừ vào phép nữa:</text:p>
            <text:p>- Tháng 6 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26">
            <text:p>26</text:p>
          </table:table-cell>
          <table:table-cell table:style-name="ce45" office:value-type="string">
            <text:p>KietNVT</text:p>
          </table:table-cell>
          <table:table-cell table:style-name="ce50" office:value-type="float" office:value="1.5">
            <text:p>1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2]);DATE(YEAR([.D32]);12;31);NOW())" office:value-type="date" office:date-value="2017-08-21T10:53:11.37">
            <text:p>08/21/17</text:p>
          </table:table-cell>
          <table:table-cell table:style-name="ce54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8">
            <text:p>8</text:p>
          </table:table-cell>
          <table:table-cell table:style-name="ce58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9.5">
            <text:p>9.5</text:p>
          </table:table-cell>
          <table:table-cell table:style-name="ce63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7]=[.$B32];[Thong_Tin_Ngay_Nghi_201708.$C$3:.$C$67])" office:value-type="float" office:value="14.5">
            <text:p>14.5</text:p>
          </table:table-cell>
          <table:table-cell table:style-name="ce50" table:formula="of:=IF(DATE(YEAR([.E32]);MONTH([.E32]);DAY([.E32]))&lt;=DATE(YEAR([.E32]);3;31); [.C32]-[.G32] + [.F32]; IF([.G32]-[.C32]&lt;0;[.G32] + [.F32] -[.H32];[.F32]+[.C32]-[.H32]))" office:value-type="float" office:value="-5">
            <text:p>-5</text:p>
          </table:table-cell>
          <table:table-cell table:number-columns-repeated="2" table:style-name="ce50"/>
          <table:table-cell table:style-name="ce50" table:formula="of:=[.I32]+[.K32] +[.J32]" office:value-type="float" office:value="-5">
            <text:p>-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27">
            <text:p>27</text:p>
          </table:table-cell>
          <table:table-cell table:style-name="ce45" office:value-type="string">
            <text:p>LinhBT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3]);DATE(YEAR([.D33]);12;31);NOW())" office:value-type="date" office:date-value="2017-08-21T10:53:11.37">
            <text:p>08/21/17</text:p>
          </table:table-cell>
          <table:table-cell table:style-name="ce54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8">
            <text:p>8</text:p>
          </table:table-cell>
          <table:table-cell table:style-name="ce58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2">
            <text:p>2</text:p>
          </table:table-cell>
          <table:table-cell table:style-name="ce63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7]=[.$B33];[Thong_Tin_Ngay_Nghi_201708.$C$3:.$C$67])" office:value-type="float" office:value="7.5">
            <text:p>7.5</text:p>
          </table:table-cell>
          <table:table-cell table:style-name="ce50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number-columns-repeated="2" table:style-name="ce50"/>
          <table:table-cell table:style-name="ce50" table:formula="of:=[.I33]+[.K33] +[.J33]" office:value-type="float" office:value="2.5">
            <text:p>2.5</text:p>
          </table:table-cell>
          <table:table-cell table:style-name="ce64"/>
          <table:table-cell table:number-columns-repeated="1011"/>
        </table:table-row>
        <table:table-row table:style-name="ro12">
          <table:table-cell table:style-name="ce43" office:value-type="float" office:value="28">
            <text:p>28</text:p>
          </table:table-cell>
          <table:table-cell table:style-name="ce45" office:value-type="string">
            <text:p>MaiLT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4]);DATE(YEAR([.D34]);12;31);NOW())" office:value-type="date" office:date-value="2017-08-21T10:53:11.37">
            <text:p>08/21/17</text:p>
          </table:table-cell>
          <table:table-cell table:style-name="ce54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8">
            <text:p>8</text:p>
          </table:table-cell>
          <table:table-cell table:style-name="ce58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6">
            <text:p>6</text:p>
          </table:table-cell>
          <table:table-cell table:style-name="ce63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7]=[.$B34];[Thong_Tin_Ngay_Nghi_201708.$C$3:.$C$67])" office:value-type="float" office:value="11">
            <text:p>11</text:p>
          </table:table-cell>
          <table:table-cell table:style-name="ce50" table:formula="of:=IF(DATE(YEAR([.E34]);MONTH([.E34]);DAY([.E34]))&lt;=DATE(YEAR([.E34]);3;31); [.C34]-[.G34] + [.F34]; IF([.G34]-[.C34]&lt;0;[.G34] + [.F34] -[.H34];[.F34]+[.C34]-[.H34]))" office:value-type="float" office:value="-1">
            <text:p>-1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table:formula="of:=[.I34]+[.K34] +[.J34]" office:value-type="float" office:value="2">
            <text:p>2</text:p>
          </table:table-cell>
          <table:table-cell table:style-name="ce64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29">
            <text:p>29</text:p>
          </table:table-cell>
          <table:table-cell table:style-name="ce45" office:value-type="string">
            <text:p>MaiNTT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5]);DATE(YEAR([.D35]);12;31);NOW())" office:value-type="date" office:date-value="2017-08-21T10:53:11.37">
            <text:p>08/21/17</text:p>
          </table:table-cell>
          <table:table-cell table:style-name="ce54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8">
            <text:p>8</text:p>
          </table:table-cell>
          <table:table-cell table:style-name="ce58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5">
            <text:p>5</text:p>
          </table:table-cell>
          <table:table-cell table:style-name="ce63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7]=[.$B35];[Thong_Tin_Ngay_Nghi_201708.$C$3:.$C$67])" office:value-type="float" office:value="15.5">
            <text:p>15.5</text:p>
          </table:table-cell>
          <table:table-cell table:style-name="ce50" table:formula="of:=IF(DATE(YEAR([.E35]);MONTH([.E35]);DAY([.E35]))&lt;=DATE(YEAR([.E35]);3;31); [.C35]-[.G35] + [.F35]; IF([.G35]-[.C35]&lt;0;[.G35] + [.F35] -[.H35];[.F35]+[.C35]-[.H35]))" office:value-type="float" office:value="-4.5">
            <text:p>-4.5</text:p>
          </table:table-cell>
          <table:table-cell table:number-columns-repeated="2" table:style-name="ce50"/>
          <table:table-cell table:style-name="ce50" table:formula="of:=[.I35]+[.K35] +[.J35]" office:value-type="float" office:value="-4.5">
            <text:p>-4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30">
            <text:p>30</text:p>
          </table:table-cell>
          <table:table-cell table:style-name="ce45" office:value-type="string">
            <text:p>ManhNB</text:p>
          </table:table-cell>
          <table:table-cell table:style-name="ce50" office:value-type="float" office:value="1.5">
            <text:p>1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6]);DATE(YEAR([.D36]);12;31);NOW())" office:value-type="date" office:date-value="2017-08-21T10:53:11.38">
            <text:p>08/21/17</text:p>
          </table:table-cell>
          <table:table-cell table:style-name="ce54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8">
            <text:p>8</text:p>
          </table:table-cell>
          <table:table-cell table:style-name="ce58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3">
            <text:p>3</text:p>
          </table:table-cell>
          <table:table-cell table:style-name="ce63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7]=[.$B36];[Thong_Tin_Ngay_Nghi_201708.$C$3:.$C$67])" office:value-type="float" office:value="10.5">
            <text:p>10.5</text:p>
          </table:table-cell>
          <table:table-cell table:style-name="ce50" table:formula="of:=IF(DATE(YEAR([.E36]);MONTH([.E36]);DAY([.E36]))&lt;=DATE(YEAR([.E36]);3;31); [.C36]-[.G36] + [.F36]; IF([.G36]-[.C36]&lt;0;[.G36] + [.F36] -[.H36];[.F36]+[.C36]-[.H36]))" office:value-type="float" office:value="-1">
            <text:p>-1</text:p>
          </table:table-cell>
          <table:table-cell table:number-columns-repeated="2" table:style-name="ce50"/>
          <table:table-cell table:style-name="ce50" table:formula="of:=[.I36]+[.K36] +[.J36]" office:value-type="float" office:value="-1">
            <text:p>-1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31">
            <text:p>31</text:p>
          </table:table-cell>
          <table:table-cell table:style-name="ce45" office:value-type="string">
            <text:p>MinhP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8-02">
            <text:p>08/02/17</text:p>
          </table:table-cell>
          <table:table-cell table:style-name="ce52" table:formula="of:=IF(YEAR(NOW())&gt;YEAR([.D37]);DATE(YEAR([.D37]);12;31);NOW())" office:value-type="date" office:date-value="2017-08-21T10:53:11.38">
            <text:p>08/21/17</text:p>
          </table:table-cell>
          <table:table-cell table:style-name="ce54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0">
            <text:p>0</text:p>
          </table:table-cell>
          <table:table-cell table:style-name="ce58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0">
            <text:p>0</text:p>
          </table:table-cell>
          <table:table-cell table:style-name="ce63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7]=[.$B37];[Thong_Tin_Ngay_Nghi_201708.$C$3:.$C$67])" office:value-type="float" office:value="4">
            <text:p>4</text:p>
          </table:table-cell>
          <table:table-cell table:style-name="ce50" table:formula="of:=IF(DATE(YEAR([.E37]);MONTH([.E37]);DAY([.E37]))&lt;=DATE(YEAR([.E37]);3;31); [.C37]-[.G37] + [.F37]; IF([.G37]-[.C37]&lt;0;[.G37] + [.F37] -[.H37];[.F37]+[.C37]-[.H37]))" office:value-type="float" office:value="-4">
            <text:p>-4</text:p>
          </table:table-cell>
          <table:table-cell table:number-columns-repeated="2" table:style-name="ce50"/>
          <table:table-cell table:style-name="ce50" table:formula="of:=[.I37]+[.K37] +[.J37]" office:value-type="float" office:value="-4">
            <text:p>-4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32">
            <text:p>32</text:p>
          </table:table-cell>
          <table:table-cell table:style-name="ce45" office:value-type="string">
            <text:p>Nam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8]);DATE(YEAR([.D38]);12;31);NOW())" office:value-type="date" office:date-value="2017-08-21T10:53:11.38">
            <text:p>08/21/17</text:p>
          </table:table-cell>
          <table:table-cell table:style-name="ce54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58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7]=[.$B38];[Thong_Tin_Ngay_Nghi_201708.$C$3:.$C$67])" office:value-type="float" office:value="9.5">
            <text:p>9.5</text:p>
          </table:table-cell>
          <table:table-cell table:style-name="ce50" table:formula="of:=IF(DATE(YEAR([.E38]);MONTH([.E38]);DAY([.E38]))&lt;=DATE(YEAR([.E38]);3;31); [.C38]-[.G38] + [.F38]; IF([.G38]-[.C38]&lt;0;[.G38] + [.F38] -[.H38];[.F38]+[.C38]-[.H38]))" office:value-type="float" office:value="1.5">
            <text:p>1.5</text:p>
          </table:table-cell>
          <table:table-cell table:number-columns-repeated="2" table:style-name="ce50"/>
          <table:table-cell table:style-name="ce50" table:formula="of:=[.I38]+[.K38] +[.J38]" office:value-type="float" office:value="1.5">
            <text:p>1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33">
            <text:p>33</text:p>
          </table:table-cell>
          <table:table-cell table:style-name="ce45" office:value-type="string">
            <text:p>NamTV</text:p>
          </table:table-cell>
          <table:table-cell table:style-name="ce50" office:value-type="float" office:value="5">
            <text:p>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9]);DATE(YEAR([.D39]);12;31);NOW())" office:value-type="date" office:date-value="2017-08-21T10:53:11.38">
            <text:p>08/21/17</text:p>
          </table:table-cell>
          <table:table-cell table:style-name="ce54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8">
            <text:p>8</text:p>
          </table:table-cell>
          <table:table-cell table:style-name="ce58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5">
            <text:p>5</text:p>
          </table:table-cell>
          <table:table-cell table:style-name="ce63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7]=[.$B39];[Thong_Tin_Ngay_Nghi_201708.$C$3:.$C$67])" office:value-type="float" office:value="11">
            <text:p>11</text:p>
          </table:table-cell>
          <table:table-cell table:style-name="ce50" table:formula="of:=IF(DATE(YEAR([.E39]);MONTH([.E39]);DAY([.E39]))&lt;=DATE(YEAR([.E39]);3;31); [.C39]-[.G39] + [.F39]; IF([.G39]-[.C39]&lt;0;[.G39] + [.F39] -[.H39];[.F39]+[.C39]-[.H39]))" office:value-type="float" office:value="2">
            <text:p>2</text:p>
          </table:table-cell>
          <table:table-cell table:number-columns-repeated="2" table:style-name="ce50"/>
          <table:table-cell table:style-name="ce50" table:formula="of:=[.I39]+[.K39] +[.J39]" office:value-type="float" office:value="2">
            <text:p>2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34">
            <text:p>34</text:p>
          </table:table-cell>
          <table:table-cell table:style-name="ce45" office:value-type="string">
            <text:p>NhanHTH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0]);DATE(YEAR([.D40]);12;31);NOW())" office:value-type="date" office:date-value="2017-08-21T10:53:11.38">
            <text:p>08/21/17</text:p>
          </table:table-cell>
          <table:table-cell table:style-name="ce54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8">
            <text:p>8</text:p>
          </table:table-cell>
          <table:table-cell table:style-name="ce58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1">
            <text:p>1</text:p>
          </table:table-cell>
          <table:table-cell table:style-name="ce63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7]=[.$B40];[Thong_Tin_Ngay_Nghi_201708.$C$3:.$C$67])" office:value-type="float" office:value="1.5">
            <text:p>1.5</text:p>
          </table:table-cell>
          <table:table-cell table:style-name="ce50" table:formula="of:=IF(DATE(YEAR([.E40]);MONTH([.E40]);DAY([.E40]))&lt;=DATE(YEAR([.E40]);3;31); [.C40]-[.G40] + [.F40]; IF([.G40]-[.C40]&lt;0;[.G40] + [.F40] -[.H40];[.F40]+[.C40]-[.H40]))" office:value-type="float" office:value="7.5">
            <text:p>7.5</text:p>
          </table:table-cell>
          <table:table-cell table:number-columns-repeated="2" table:style-name="ce50"/>
          <table:table-cell table:style-name="ce50" table:formula="of:=[.I40]+[.K40] +[.J40]" office:value-type="float" office:value="7.5">
            <text:p>7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35">
            <text:p>35</text:p>
          </table:table-cell>
          <table:table-cell table:style-name="ce45" office:value-type="string">
            <text:p>NhanNM</text:p>
          </table:table-cell>
          <table:table-cell table:style-name="ce50" office:value-type="float" office:value="4.5">
            <text:p>4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1]);DATE(YEAR([.D41]);12;31);NOW())" office:value-type="date" office:date-value="2017-08-21T10:53:11.38">
            <text:p>08/21/17</text:p>
          </table:table-cell>
          <table:table-cell table:style-name="ce54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8">
            <text:p>8</text:p>
          </table:table-cell>
          <table:table-cell table:style-name="ce58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4.5">
            <text:p>4.5</text:p>
          </table:table-cell>
          <table:table-cell table:style-name="ce63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7]=[.$B41];[Thong_Tin_Ngay_Nghi_201708.$C$3:.$C$67])" office:value-type="float" office:value="5">
            <text:p>5</text:p>
          </table:table-cell>
          <table:table-cell table:style-name="ce50" table:formula="of:=IF(DATE(YEAR([.E41]);MONTH([.E41]);DAY([.E41]))&lt;=DATE(YEAR([.E41]);3;31); [.C41]-[.G41] + [.F41]; IF([.G41]-[.C41]&lt;0;[.G41] + [.F41] -[.H41];[.F41]+[.C41]-[.H41]))" office:value-type="float" office:value="7.5">
            <text:p>7.5</text:p>
          </table:table-cell>
          <table:table-cell table:number-columns-repeated="2" table:style-name="ce50"/>
          <table:table-cell table:style-name="ce50" table:formula="of:=[.I41]+[.K41] +[.J41]" office:value-type="float" office:value="7.5">
            <text:p>7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36">
            <text:p>36</text:p>
          </table:table-cell>
          <table:table-cell table:style-name="ce45" office:value-type="string">
            <text:p>NhungH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2]);DATE(YEAR([.D42]);12;31);NOW())" office:value-type="date" office:date-value="2017-08-21T10:53:11.38">
            <text:p>08/21/17</text:p>
          </table:table-cell>
          <table:table-cell table:style-name="ce54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58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1.5">
            <text:p>1.5</text:p>
          </table:table-cell>
          <table:table-cell table:style-name="ce63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7]=[.$B42];[Thong_Tin_Ngay_Nghi_201708.$C$3:.$C$67])" office:value-type="float" office:value="6">
            <text:p>6</text:p>
          </table:table-cell>
          <table:table-cell table:style-name="ce50" table:formula="of:=IF(DATE(YEAR([.E42]);MONTH([.E42]);DAY([.E42]))&lt;=DATE(YEAR([.E42]);3;31); [.C42]-[.G42] + [.F42]; IF([.G42]-[.C42]&lt;0;[.G42] + [.F42] -[.H42];[.F42]+[.C42]-[.H42]))" office:value-type="float" office:value="3.5">
            <text:p>3.5</text:p>
          </table:table-cell>
          <table:table-cell table:number-columns-repeated="2" table:style-name="ce50"/>
          <table:table-cell table:style-name="ce50" table:formula="of:=[.I42]+[.K42] +[.J42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37">
            <text:p>37</text:p>
          </table:table-cell>
          <table:table-cell table:style-name="ce45" office:value-type="string">
            <text:p>NhuPHQ</text:p>
          </table:table-cell>
          <table:table-cell table:style-name="ce50" office:value-type="float" office:value="0.5">
            <text:p>0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3]);DATE(YEAR([.D43]);12;31);NOW())" office:value-type="date" office:date-value="2017-08-21T10:53:11.39">
            <text:p>08/21/17</text:p>
          </table:table-cell>
          <table:table-cell table:style-name="ce54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8">
            <text:p>8</text:p>
          </table:table-cell>
          <table:table-cell table:style-name="ce58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2">
            <text:p>2</text:p>
          </table:table-cell>
          <table:table-cell table:style-name="ce63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7]=[.$B43];[Thong_Tin_Ngay_Nghi_201708.$C$3:.$C$67])" office:value-type="float" office:value="5">
            <text:p>5</text:p>
          </table:table-cell>
          <table:table-cell table:style-name="ce50" table:formula="of:=IF(DATE(YEAR([.E43]);MONTH([.E43]);DAY([.E43]))&lt;=DATE(YEAR([.E43]);3;31); [.C43]-[.G43] + [.F43]; IF([.G43]-[.C43]&lt;0;[.G43] + [.F43] -[.H43];[.F43]+[.C43]-[.H43]))" office:value-type="float" office:value="3.5">
            <text:p>3.5</text:p>
          </table:table-cell>
          <table:table-cell table:number-columns-repeated="2" table:style-name="ce50"/>
          <table:table-cell table:style-name="ce50" table:formula="of:=[.I43]+[.K43] +[.J43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14">
          <table:table-cell table:style-name="ce43" office:value-type="float" office:value="38">
            <text:p>38</text:p>
          </table:table-cell>
          <table:table-cell table:style-name="ce45" office:value-type="string">
            <text:p>PhuongTH</text:p>
          </table:table-cell>
          <table:table-cell table:style-name="ce50" office:value-type="float" office:value="3.5">
            <text:p>3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4]);DATE(YEAR([.D44]);12;31);NOW())" office:value-type="date" office:date-value="2017-08-21T10:53:11.39">
            <text:p>08/21/17</text:p>
          </table:table-cell>
          <table:table-cell table:style-name="ce54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8">
            <text:p>8</text:p>
          </table:table-cell>
          <table:table-cell table:style-name="ce58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18.5">
            <text:p>18.5</text:p>
          </table:table-cell>
          <table:table-cell table:style-name="ce63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7]=[.$B44];[Thong_Tin_Ngay_Nghi_201708.$C$3:.$C$67])" office:value-type="float" office:value="36.5">
            <text:p>36.5</text:p>
          </table:table-cell>
          <table:table-cell table:style-name="ce50" table:formula="of:=IF(DATE(YEAR([.E44]);MONTH([.E44]);DAY([.E44]))&lt;=DATE(YEAR([.E44]);3;31); [.C44]-[.G44] + [.F44]; IF([.G44]-[.C44]&lt;0;[.G44] + [.F44] -[.H44];[.F44]+[.C44]-[.H44]))" office:value-type="float" office:value="-25">
            <text:p>-25</text:p>
          </table:table-cell>
          <table:table-cell table:style-name="ce50"/>
          <table:table-cell table:style-name="ce50" table:formula="of:=1.5+6+4.5+6.5+8.5" office:value-type="float" office:value="27">
            <text:p>27</text:p>
          </table:table-cell>
          <table:table-cell table:style-name="ce50" table:formula="of:=[.I44]+[.K44] +[.J44]" office:value-type="float" office:value="2">
            <text:p>2</text:p>
          </table:table-cell>
          <table:table-cell table:style-name="ce64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2">
          <table:table-cell table:style-name="ce43" office:value-type="float" office:value="39">
            <text:p>39</text:p>
          </table:table-cell>
          <table:table-cell table:style-name="ce45" office:value-type="string">
            <text:p>PhongP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6-22">
            <text:p>06/22/17</text:p>
          </table:table-cell>
          <table:table-cell table:style-name="ce52" table:formula="of:=IF(YEAR(NOW())&gt;YEAR([.D45]);DATE(YEAR([.D45]);12;31);NOW())" office:value-type="date" office:date-value="2017-08-21T10:53:11.39">
            <text:p>08/21/17</text:p>
          </table:table-cell>
          <table:table-cell table:style-name="ce54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2">
            <text:p>2</text:p>
          </table:table-cell>
          <table:table-cell table:style-name="ce58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0">
            <text:p>0</text:p>
          </table:table-cell>
          <table:table-cell table:style-name="ce63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7]=[.$B45];[Thong_Tin_Ngay_Nghi_201708.$C$3:.$C$67])" office:value-type="float" office:value="1.5">
            <text:p>1.5</text:p>
          </table:table-cell>
          <table:table-cell table:style-name="ce50" table:formula="of:=IF(DATE(YEAR([.E45]);MONTH([.E45]);DAY([.E45]))&lt;=DATE(YEAR([.E45]);3;31); [.C45]-[.G45] + [.F45]; IF([.G45]-[.C45]&lt;0;[.G45] + [.F45] -[.H45];[.F45]+[.C45]-[.H45]))" office:value-type="float" office:value="0.5">
            <text:p>0.5</text:p>
          </table:table-cell>
          <table:table-cell table:style-name="ce50"/>
          <table:table-cell table:style-name="ce50" office:value-type="float" office:value="1">
            <text:p>1</text:p>
          </table:table-cell>
          <table:table-cell table:style-name="ce50" table:formula="of:=[.I45]+[.K45] +[.J45]" office:value-type="float" office:value="1.5">
            <text:p>1.5</text:p>
          </table:table-cell>
          <table:table-cell table:style-name="ce64" office:value-type="string">
            <text:p>Những ngày nghỉ này đã trừ vào lương → sẽ ko trừ vào phép nữa:</text:p>
            <text:p>- Tháng 6: 1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40">
            <text:p>40</text:p>
          </table:table-cell>
          <table:table-cell table:style-name="ce45" office:value-type="string">
            <text:p>PhongTH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6]);DATE(YEAR([.D46]);12;31);NOW())" office:value-type="date" office:date-value="2017-08-21T10:53:11.39">
            <text:p>08/21/17</text:p>
          </table:table-cell>
          <table:table-cell table:style-name="ce54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8">
            <text:p>8</text:p>
          </table:table-cell>
          <table:table-cell table:style-name="ce58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5">
            <text:p>5</text:p>
          </table:table-cell>
          <table:table-cell table:style-name="ce63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7]=[.$B46];[Thong_Tin_Ngay_Nghi_201708.$C$3:.$C$67])" office:value-type="float" office:value="13">
            <text:p>13</text:p>
          </table:table-cell>
          <table:table-cell table:style-name="ce50" table:formula="of:=IF(DATE(YEAR([.E46]);MONTH([.E46]);DAY([.E46]))&lt;=DATE(YEAR([.E46]);3;31); [.C46]-[.G46] + [.F46]; IF([.G46]-[.C46]&lt;0;[.G46] + [.F46] -[.H46];[.F46]+[.C46]-[.H46]))" office:value-type="float" office:value="-5">
            <text:p>-5</text:p>
          </table:table-cell>
          <table:table-cell table:style-name="ce50"/>
          <table:table-cell table:style-name="ce50" table:formula="of:=1+1.5" office:value-type="float" office:value="2.5">
            <text:p>2.5</text:p>
          </table:table-cell>
          <table:table-cell table:style-name="ce50" table:formula="of:=[.I46]+[.K46] +[.J46]" office:value-type="float" office:value="-2.5">
            <text:p>-2.5</text:p>
          </table:table-cell>
          <table:table-cell table:style-name="ce64" office:value-type="string">
            <text:p>Những ngày nghỉ này đã trừ vào lương → sẽ ko trừ vào phép nữa:</text:p>
            <text:p>- Tháng 3: 1 ngày</text:p>
            <text:p>- Tháng 6: 1.5 ngày</text:p>
          </table:table-cell>
          <table:table-cell table:number-columns-repeated="1011"/>
        </table:table-row>
        <table:table-row table:style-name="ro15">
          <table:table-cell table:style-name="ce43" office:value-type="float" office:value="41">
            <text:p>41</text:p>
          </table:table-cell>
          <table:table-cell table:style-name="ce45" office:value-type="string">
            <text:p>PhuocNCH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8-10">
            <text:p>08/10/17</text:p>
          </table:table-cell>
          <table:table-cell table:style-name="ce52" table:formula="of:=IF(YEAR(NOW())&gt;YEAR([.D47]);DATE(YEAR([.D47]);12;31);NOW())" office:value-type="date" office:date-value="2017-08-21T10:53:11.39">
            <text:p>08/21/17</text:p>
          </table:table-cell>
          <table:table-cell table:style-name="ce54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0">
            <text:p>0</text:p>
          </table:table-cell>
          <table:table-cell table:style-name="ce58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0">
            <text:p>0</text:p>
          </table:table-cell>
          <table:table-cell table:style-name="ce63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7]=[.$B47];[Thong_Tin_Ngay_Nghi_201708.$C$3:.$C$67])" office:value-type="float" office:value="0">
            <text:p>0</text:p>
          </table:table-cell>
          <table:table-cell table:style-name="ce50" table:formula="of:=IF(DATE(YEAR([.E47]);MONTH([.E47]);DAY([.E47]))&lt;=DATE(YEAR([.E47]);3;31); [.C47]-[.G47] + [.F47]; IF([.G47]-[.C47]&lt;0;[.G47] + [.F47] -[.H47];[.F47]+[.C47]-[.H47]))" office:value-type="float" office:value="0">
            <text:p>0</text:p>
          </table:table-cell>
          <table:table-cell table:number-columns-repeated="2" table:style-name="ce50"/>
          <table:table-cell table:style-name="ce50" table:formula="of:=[.I47]+[.K47] +[.J47]" office:value-type="float" office:value="0">
            <text:p>0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42">
            <text:p>42</text:p>
          </table:table-cell>
          <table:table-cell table:style-name="ce45" office:value-type="string">
            <text:p>TienND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8]);DATE(YEAR([.D48]);12;31);NOW())" office:value-type="date" office:date-value="2017-08-21T10:53:11.39">
            <text:p>08/21/17</text:p>
          </table:table-cell>
          <table:table-cell table:style-name="ce54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8">
            <text:p>8</text:p>
          </table:table-cell>
          <table:table-cell table:style-name="ce58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4.5">
            <text:p>4.5</text:p>
          </table:table-cell>
          <table:table-cell table:style-name="ce63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7]=[.$B48];[Thong_Tin_Ngay_Nghi_201708.$C$3:.$C$67])" office:value-type="float" office:value="11">
            <text:p>11</text:p>
          </table:table-cell>
          <table:table-cell table:style-name="ce50" table:formula="of:=IF(DATE(YEAR([.E48]);MONTH([.E48]);DAY([.E48]))&lt;=DATE(YEAR([.E48]);3;31); [.C48]-[.G48] + [.F48]; IF([.G48]-[.C48]&lt;0;[.G48] + [.F48] -[.H48];[.F48]+[.C48]-[.H48]))" office:value-type="float" office:value="1">
            <text:p>1</text:p>
          </table:table-cell>
          <table:table-cell table:number-columns-repeated="2" table:style-name="ce50"/>
          <table:table-cell table:style-name="ce50" table:formula="of:=[.I48]+[.K48] +[.J48]" office:value-type="float" office:value="1">
            <text:p>1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43">
            <text:p>43</text:p>
          </table:table-cell>
          <table:table-cell table:style-name="ce45" office:value-type="string">
            <text:p>ThamDT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9]);DATE(YEAR([.D49]);12;31);NOW())" office:value-type="date" office:date-value="2017-08-21T10:53:11.39">
            <text:p>08/21/17</text:p>
          </table:table-cell>
          <table:table-cell table:style-name="ce54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8">
            <text:p>8</text:p>
          </table:table-cell>
          <table:table-cell table:style-name="ce58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8.5">
            <text:p>8.5</text:p>
          </table:table-cell>
          <table:table-cell table:style-name="ce63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7]=[.$B49];[Thong_Tin_Ngay_Nghi_201708.$C$3:.$C$67])" office:value-type="float" office:value="23.5">
            <text:p>23.5</text:p>
          </table:table-cell>
          <table:table-cell table:style-name="ce50" table:formula="of:=IF(DATE(YEAR([.E49]);MONTH([.E49]);DAY([.E49]))&lt;=DATE(YEAR([.E49]);3;31); [.C49]-[.G49] + [.F49]; IF([.G49]-[.C49]&lt;0;[.G49] + [.F49] -[.H49];[.F49]+[.C49]-[.H49]))" office:value-type="float" office:value="-13.5">
            <text:p>-13.5</text:p>
          </table:table-cell>
          <table:table-cell table:number-columns-repeated="2" table:style-name="ce50"/>
          <table:table-cell table:style-name="ce50" table:formula="of:=[.I49]+[.K49] +[.J49]" office:value-type="float" office:value="-13.5">
            <text:p>-13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44">
            <text:p>44</text:p>
          </table:table-cell>
          <table:table-cell table:style-name="ce45" office:value-type="string">
            <text:p>ThaoDT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3-11">
            <text:p>03/11/17</text:p>
          </table:table-cell>
          <table:table-cell table:style-name="ce52" table:formula="of:=IF(YEAR(NOW())&gt;YEAR([.D50]);DATE(YEAR([.D50]);12;31);NOW())" office:value-type="date" office:date-value="2017-08-21T10:53:11.4">
            <text:p>08/21/17</text:p>
          </table:table-cell>
          <table:table-cell table:style-name="ce54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6">
            <text:p>6</text:p>
          </table:table-cell>
          <table:table-cell table:style-name="ce58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0">
            <text:p>0</text:p>
          </table:table-cell>
          <table:table-cell table:style-name="ce63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7]=[.$B50];[Thong_Tin_Ngay_Nghi_201708.$C$3:.$C$67])" office:value-type="float" office:value="2">
            <text:p>2</text:p>
          </table:table-cell>
          <table:table-cell table:style-name="ce50" table:formula="of:=IF(DATE(YEAR([.E50]);MONTH([.E50]);DAY([.E50]))&lt;=DATE(YEAR([.E50]);3;31); [.C50]-[.G50] + [.F50]; IF([.G50]-[.C50]&lt;0;[.G50] + [.F50] -[.H50];[.F50]+[.C50]-[.H50]))" office:value-type="float" office:value="4">
            <text:p>4</text:p>
          </table:table-cell>
          <table:table-cell table:number-columns-repeated="2" table:style-name="ce50"/>
          <table:table-cell table:style-name="ce50" table:formula="of:=[.I50]+[.K50] +[.J50]" office:value-type="float" office:value="4">
            <text:p>4</text:p>
          </table:table-cell>
          <table:table-cell table:style-name="ce64"/>
          <table:table-cell table:number-columns-repeated="1011"/>
        </table:table-row>
        <table:table-row table:style-name="ro12">
          <table:table-cell table:style-name="ce43" office:value-type="float" office:value="45">
            <text:p>45</text:p>
          </table:table-cell>
          <table:table-cell table:style-name="ce45" office:value-type="string">
            <text:p>ThinhT</text:p>
          </table:table-cell>
          <table:table-cell table:style-name="ce50" office:value-type="float" office:value="2.5">
            <text:p>2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1]);DATE(YEAR([.D51]);12;31);NOW())" office:value-type="date" office:date-value="2017-08-21T10:53:11.4">
            <text:p>08/21/17</text:p>
          </table:table-cell>
          <table:table-cell table:style-name="ce54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8">
            <text:p>8</text:p>
          </table:table-cell>
          <table:table-cell table:style-name="ce58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20.5">
            <text:p>20.5</text:p>
          </table:table-cell>
          <table:table-cell table:style-name="ce63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7]=[.$B51];[Thong_Tin_Ngay_Nghi_201708.$C$3:.$C$67])" office:value-type="float" office:value="26.5">
            <text:p>26.5</text:p>
          </table:table-cell>
          <table:table-cell table:style-name="ce50" table:formula="of:=IF(DATE(YEAR([.E51]);MONTH([.E51]);DAY([.E51]))&lt;=DATE(YEAR([.E51]);3;31); [.C51]-[.G51] + [.F51]; IF([.G51]-[.C51]&lt;0;[.G51] + [.F51] -[.H51];[.F51]+[.C51]-[.H51]))" office:value-type="float" office:value="-16">
            <text:p>-16</text:p>
          </table:table-cell>
          <table:table-cell table:style-name="ce50"/>
          <table:table-cell table:style-name="ce50" table:formula="of:=15" office:value-type="float" office:value="15">
            <text:p>15</text:p>
          </table:table-cell>
          <table:table-cell table:style-name="ce50" table:formula="of:=[.I51]+[.K51] +[.J51]" office:value-type="float" office:value="-1">
            <text:p>-1</text:p>
          </table:table-cell>
          <table:table-cell table:style-name="ce64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2">
          <table:table-cell table:style-name="ce43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2]);DATE(YEAR([.D52]);12;31);NOW())" office:value-type="date" office:date-value="2017-08-21T10:53:11.4">
            <text:p>08/21/17</text:p>
          </table:table-cell>
          <table:table-cell table:style-name="ce54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8">
            <text:p>8</text:p>
          </table:table-cell>
          <table:table-cell table:style-name="ce58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5">
            <text:p>5</text:p>
          </table:table-cell>
          <table:table-cell table:style-name="ce63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7]=[.$B52];[Thong_Tin_Ngay_Nghi_201708.$C$3:.$C$67])" office:value-type="float" office:value="20">
            <text:p>20</text:p>
          </table:table-cell>
          <table:table-cell table:style-name="ce50" table:formula="of:=IF(DATE(YEAR([.E52]);MONTH([.E52]);DAY([.E52]))&lt;=DATE(YEAR([.E52]);3;31); [.C52]-[.G52] + [.F52]; IF([.G52]-[.C52]&lt;0;[.G52] + [.F52] -[.H52];[.F52]+[.C52]-[.H52]))" office:value-type="float" office:value="-12">
            <text:p>-12</text:p>
          </table:table-cell>
          <table:table-cell table:style-name="ce50"/>
          <table:table-cell table:style-name="ce50" table:formula="of:=2" office:value-type="float" office:value="2">
            <text:p>2</text:p>
          </table:table-cell>
          <table:table-cell table:style-name="ce50" table:formula="of:=[.I52]+[.K52] +[.J52]" office:value-type="float" office:value="-10">
            <text:p>-10</text:p>
          </table:table-cell>
          <table:table-cell table:style-name="ce64" office:value-type="string">
            <text:p>Những ngày nghỉ này đã trừ vào lương → sẽ ko trừ vào phép nữa:</text:p>
            <text:p>- Tháng 6 2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47">
            <text:p>47</text:p>
          </table:table-cell>
          <table:table-cell table:style-name="ce45" office:value-type="string">
            <text:p>ThuyCNTA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4-24">
            <text:p>04/24/17</text:p>
          </table:table-cell>
          <table:table-cell table:style-name="ce52" table:formula="of:=IF(YEAR(NOW())&gt;YEAR([.D53]);DATE(YEAR([.D53]);12;31);NOW())" office:value-type="date" office:date-value="2017-08-21T10:53:11.4">
            <text:p>08/21/17</text:p>
          </table:table-cell>
          <table:table-cell table:style-name="ce54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4">
            <text:p>4</text:p>
          </table:table-cell>
          <table:table-cell table:style-name="ce58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0">
            <text:p>0</text:p>
          </table:table-cell>
          <table:table-cell table:style-name="ce63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7]=[.$B53];[Thong_Tin_Ngay_Nghi_201708.$C$3:.$C$67])" office:value-type="float" office:value="1.5">
            <text:p>1.5</text:p>
          </table:table-cell>
          <table:table-cell table:style-name="ce50" table:formula="of:=IF(DATE(YEAR([.E53]);MONTH([.E53]);DAY([.E53]))&lt;=DATE(YEAR([.E53]);3;31); [.C53]-[.G53] + [.F53]; IF([.G53]-[.C53]&lt;0;[.G53] + [.F53] -[.H53];[.F53]+[.C53]-[.H53]))" office:value-type="float" office:value="2.5">
            <text:p>2.5</text:p>
          </table:table-cell>
          <table:table-cell table:style-name="ce50"/>
          <table:table-cell table:style-name="ce50" table:formula="of:=0.5+1" office:value-type="float" office:value="1.5">
            <text:p>1.5</text:p>
          </table:table-cell>
          <table:table-cell table:style-name="ce50" table:formula="of:=[.I53]+[.K53] +[.J53]" office:value-type="float" office:value="4">
            <text:p>4</text:p>
          </table:table-cell>
          <table:table-cell table:style-name="ce64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48">
            <text:p>48</text:p>
          </table:table-cell>
          <table:table-cell table:style-name="ce45" office:value-type="string">
            <text:p>ThuyLT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4]);DATE(YEAR([.D54]);12;31);NOW())" office:value-type="date" office:date-value="2017-08-21T10:53:11.4">
            <text:p>08/21/17</text:p>
          </table:table-cell>
          <table:table-cell table:style-name="ce54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8">
            <text:p>8</text:p>
          </table:table-cell>
          <table:table-cell table:style-name="ce58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9.5">
            <text:p>9.5</text:p>
          </table:table-cell>
          <table:table-cell table:style-name="ce63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7]=[.$B54];[Thong_Tin_Ngay_Nghi_201708.$C$3:.$C$67])" office:value-type="float" office:value="24.5">
            <text:p>24.5</text:p>
          </table:table-cell>
          <table:table-cell table:style-name="ce50" table:formula="of:=IF(DATE(YEAR([.E54]);MONTH([.E54]);DAY([.E54]))&lt;=DATE(YEAR([.E54]);3;31); [.C54]-[.G54] + [.F54]; IF([.G54]-[.C54]&lt;0;[.G54] + [.F54] -[.H54];[.F54]+[.C54]-[.H54]))" office:value-type="float" office:value="-16.5">
            <text:p>-16.5</text:p>
          </table:table-cell>
          <table:table-cell table:number-columns-repeated="2" table:style-name="ce50"/>
          <table:table-cell table:style-name="ce50" table:formula="of:=[.I54]+[.K54] +[.J54]" office:value-type="float" office:value="-16.5">
            <text:p>-16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49">
            <text:p>49</text:p>
          </table:table-cell>
          <table:table-cell table:style-name="ce45" office:value-type="string">
            <text:p>TruyenLVC</text:p>
          </table:table-cell>
          <table:table-cell table:style-name="ce50" office:value-type="float" office:value="4.5">
            <text:p>4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5]);DATE(YEAR([.D55]);12;31);NOW())" office:value-type="date" office:date-value="2017-08-21T10:53:11.4">
            <text:p>08/21/17</text:p>
          </table:table-cell>
          <table:table-cell table:style-name="ce54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8">
            <text:p>8</text:p>
          </table:table-cell>
          <table:table-cell table:style-name="ce58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3">
            <text:p>3</text:p>
          </table:table-cell>
          <table:table-cell table:style-name="ce63" table:formula="of:=SUMPRODUCT([Thong_Tin_Ngay_Nghi_201701.$B$3:.$B$61]=[.$B55];[Thong_Tin_Ngay_Nghi_201701.$C$3:.$C$61]) +  SUMPRODUCT([Thong_Tin_Ngay_Nghi_201702.$B$3:.$B$62]=[.$B55];[Thong_Tin_Ngay_Nghi_201702.$C$3:.$C$62]) + SUMPRODUCT([Thong_Tin_Ngay_Nghi_201703.$B$3:.$B$63]=[.$B55];[Thong_Tin_Ngay_Nghi_201703.$C$3:.$C$63]) + SUMPRODUCT([Thong_Tin_Ngay_Nghi_201704.$B$3:.$B$63]=[.$B55];[Thong_Tin_Ngay_Nghi_201704.$C$3:.$C$63]) + SUMPRODUCT([Thong_Tin_Ngay_Nghi_201705.$B$3:.$B$62]=[.$B55];[Thong_Tin_Ngay_Nghi_201705.$C$3:.$C$62]) + SUMPRODUCT([Thong_Tin_Ngay_Nghi_201706.$B$3:.$B$64]=[.$B55];[Thong_Tin_Ngay_Nghi_201706.$C$3:.$C$64]) + SUMPRODUCT([Thong_Tin_Ngay_Nghi_201707.$B$3:.$B$66]=[.$B55];[Thong_Tin_Ngay_Nghi_201707.$C$3:.$C$66]) + SUMPRODUCT([Thong_Tin_Ngay_Nghi_201708.$B$3:.$B$67]=[.$B55];[Thong_Tin_Ngay_Nghi_201708.$C$3:.$C$67])" office:value-type="float" office:value="5.5">
            <text:p>5.5</text:p>
          </table:table-cell>
          <table:table-cell table:style-name="ce50" table:formula="of:=IF(DATE(YEAR([.E55]);MONTH([.E55]);DAY([.E55]))&lt;=DATE(YEAR([.E55]);3;31); [.C55]-[.G55] + [.F55]; IF([.G55]-[.C55]&lt;0;[.G55] + [.F55] -[.H55];[.F55]+[.C55]-[.H55]))" office:value-type="float" office:value="5.5">
            <text:p>5.5</text:p>
          </table:table-cell>
          <table:table-cell table:number-columns-repeated="2" table:style-name="ce50"/>
          <table:table-cell table:style-name="ce50" table:formula="of:=[.I55]+[.K55] +[.J55]" office:value-type="float" office:value="5.5">
            <text:p>5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50">
            <text:p>50</text:p>
          </table:table-cell>
          <table:table-cell table:style-name="ce47" office:value-type="string">
            <text:p>TuanTQP</text:p>
          </table:table-cell>
          <table:table-cell table:style-name="ce50"/>
          <table:table-cell table:style-name="ce52" office:value-type="date" office:date-value="2017-08-01">
            <text:p>08/01/17</text:p>
          </table:table-cell>
          <table:table-cell table:style-name="ce52" table:formula="of:=IF(YEAR(NOW())&gt;YEAR([.D56]);DATE(YEAR([.D56]);12;31);NOW())" office:value-type="date" office:date-value="2017-08-21T10:53:11.41">
            <text:p>08/21/17</text:p>
          </table:table-cell>
          <table:table-cell table:style-name="ce54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0">
            <text:p>0</text:p>
          </table:table-cell>
          <table:table-cell table:style-name="ce58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0">
            <text:p>0</text:p>
          </table:table-cell>
          <table:table-cell table:style-name="ce63" table:formula="of:=SUMPRODUCT([Thong_Tin_Ngay_Nghi_201701.$B$3:.$B$61]=[.$B56];[Thong_Tin_Ngay_Nghi_201701.$C$3:.$C$61]) +  SUMPRODUCT([Thong_Tin_Ngay_Nghi_201702.$B$3:.$B$62]=[.$B56];[Thong_Tin_Ngay_Nghi_201702.$C$3:.$C$62]) + SUMPRODUCT([Thong_Tin_Ngay_Nghi_201703.$B$3:.$B$63]=[.$B56];[Thong_Tin_Ngay_Nghi_201703.$C$3:.$C$63]) + SUMPRODUCT([Thong_Tin_Ngay_Nghi_201704.$B$3:.$B$63]=[.$B56];[Thong_Tin_Ngay_Nghi_201704.$C$3:.$C$63]) + SUMPRODUCT([Thong_Tin_Ngay_Nghi_201705.$B$3:.$B$62]=[.$B56];[Thong_Tin_Ngay_Nghi_201705.$C$3:.$C$62]) + SUMPRODUCT([Thong_Tin_Ngay_Nghi_201706.$B$3:.$B$64]=[.$B56];[Thong_Tin_Ngay_Nghi_201706.$C$3:.$C$64]) + SUMPRODUCT([Thong_Tin_Ngay_Nghi_201707.$B$3:.$B$66]=[.$B56];[Thong_Tin_Ngay_Nghi_201707.$C$3:.$C$66]) + SUMPRODUCT([Thong_Tin_Ngay_Nghi_201708.$B$3:.$B$67]=[.$B56];[Thong_Tin_Ngay_Nghi_201708.$C$3:.$C$67])" office:value-type="float" office:value="0.5">
            <text:p>0.5</text:p>
          </table:table-cell>
          <table:table-cell table:style-name="ce50" table:formula="of:=IF(DATE(YEAR([.E56]);MONTH([.E56]);DAY([.E56]))&lt;=DATE(YEAR([.E56]);3;31); [.C56]-[.G56] + [.F56]; IF([.G56]-[.C56]&lt;0;[.G56] + [.F56] -[.H56];[.F56]+[.C56]-[.H56]))" office:value-type="float" office:value="-0.5">
            <text:p>-0.5</text:p>
          </table:table-cell>
          <table:table-cell table:number-columns-repeated="2" table:style-name="ce50"/>
          <table:table-cell table:style-name="ce50" table:formula="of:=[.I56]+[.K56] +[.J56]" office:value-type="float" office:value="-0.5">
            <text:p>-0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51">
            <text:p>51</text:p>
          </table:table-cell>
          <table:table-cell table:style-name="ce45" office:value-type="string">
            <text:p>VietBA</text:p>
          </table:table-cell>
          <table:table-cell table:style-name="ce50" office:value-type="float" office:value="7">
            <text:p>7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7]);DATE(YEAR([.D57]);12;31);NOW())" office:value-type="date" office:date-value="2017-08-21T10:53:11.41">
            <text:p>08/21/17</text:p>
          </table:table-cell>
          <table:table-cell table:style-name="ce54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8">
            <text:p>8</text:p>
          </table:table-cell>
          <table:table-cell table:style-name="ce58" table:formula="of:=SUMPRODUCT([Thong_Tin_Ngay_Nghi_201701.$B$3:.$B$60]=[.$B57];[Thong_Tin_Ngay_Nghi_201701.$C$3:.$C$60]) +  SUMPRODUCT([Thong_Tin_Ngay_Nghi_201702.$B$3:.$B$61]=[.$B57];[Thong_Tin_Ngay_Nghi_201702.$C$3:.$C$61]) + SUMPRODUCT([Thong_Tin_Ngay_Nghi_201703.$B$3:.$B$62]=[.$B57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57];[Thong_Tin_Ngay_Nghi_201701.$C$3:.$C$61]) +  SUMPRODUCT([Thong_Tin_Ngay_Nghi_201702.$B$3:.$B$62]=[.$B57];[Thong_Tin_Ngay_Nghi_201702.$C$3:.$C$62]) + SUMPRODUCT([Thong_Tin_Ngay_Nghi_201703.$B$3:.$B$63]=[.$B57];[Thong_Tin_Ngay_Nghi_201703.$C$3:.$C$63]) + SUMPRODUCT([Thong_Tin_Ngay_Nghi_201704.$B$3:.$B$63]=[.$B57];[Thong_Tin_Ngay_Nghi_201704.$C$3:.$C$63]) + SUMPRODUCT([Thong_Tin_Ngay_Nghi_201705.$B$3:.$B$62]=[.$B57];[Thong_Tin_Ngay_Nghi_201705.$C$3:.$C$62]) + SUMPRODUCT([Thong_Tin_Ngay_Nghi_201706.$B$3:.$B$64]=[.$B57];[Thong_Tin_Ngay_Nghi_201706.$C$3:.$C$64]) + SUMPRODUCT([Thong_Tin_Ngay_Nghi_201707.$B$3:.$B$66]=[.$B57];[Thong_Tin_Ngay_Nghi_201707.$C$3:.$C$66]) + SUMPRODUCT([Thong_Tin_Ngay_Nghi_201708.$B$3:.$B$67]=[.$B57];[Thong_Tin_Ngay_Nghi_201708.$C$3:.$C$67])" office:value-type="float" office:value="16">
            <text:p>16</text:p>
          </table:table-cell>
          <table:table-cell table:style-name="ce50" table:formula="of:=IF(DATE(YEAR([.E57]);MONTH([.E57]);DAY([.E57]))&lt;=DATE(YEAR([.E57]);3;31); [.C57]-[.G57] + [.F57]; IF([.G57]-[.C57]&lt;0;[.G57] + [.F57] -[.H57];[.F57]+[.C57]-[.H57]))" office:value-type="float" office:value="-1.5">
            <text:p>-1.5</text:p>
          </table:table-cell>
          <table:table-cell table:number-columns-repeated="2" table:style-name="ce50"/>
          <table:table-cell table:style-name="ce50" table:formula="of:=[.I57]+[.K57] +[.J57]" office:value-type="float" office:value="-1.5">
            <text:p>-1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52">
            <text:p>52</text:p>
          </table:table-cell>
          <table:table-cell table:style-name="ce48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8]);DATE(YEAR([.D58]);12;31);NOW())" office:value-type="date" office:date-value="2017-08-21T10:53:11.41">
            <text:p>08/21/17</text:p>
          </table:table-cell>
          <table:table-cell table:style-name="ce54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8">
            <text:p>8</text:p>
          </table:table-cell>
          <table:table-cell table:style-name="ce58" table:formula="of:=SUMPRODUCT([Thong_Tin_Ngay_Nghi_201701.$B$3:.$B$60]=[.$B58];[Thong_Tin_Ngay_Nghi_201701.$C$3:.$C$60]) +  SUMPRODUCT([Thong_Tin_Ngay_Nghi_201702.$B$3:.$B$61]=[.$B58];[Thong_Tin_Ngay_Nghi_201702.$C$3:.$C$61]) + SUMPRODUCT([Thong_Tin_Ngay_Nghi_201703.$B$3:.$B$62]=[.$B58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58];[Thong_Tin_Ngay_Nghi_201701.$C$3:.$C$61]) +  SUMPRODUCT([Thong_Tin_Ngay_Nghi_201702.$B$3:.$B$62]=[.$B58];[Thong_Tin_Ngay_Nghi_201702.$C$3:.$C$62]) + SUMPRODUCT([Thong_Tin_Ngay_Nghi_201703.$B$3:.$B$63]=[.$B58];[Thong_Tin_Ngay_Nghi_201703.$C$3:.$C$63]) + SUMPRODUCT([Thong_Tin_Ngay_Nghi_201704.$B$3:.$B$63]=[.$B58];[Thong_Tin_Ngay_Nghi_201704.$C$3:.$C$63]) + SUMPRODUCT([Thong_Tin_Ngay_Nghi_201705.$B$3:.$B$62]=[.$B58];[Thong_Tin_Ngay_Nghi_201705.$C$3:.$C$62]) + SUMPRODUCT([Thong_Tin_Ngay_Nghi_201706.$B$3:.$B$64]=[.$B58];[Thong_Tin_Ngay_Nghi_201706.$C$3:.$C$64]) + SUMPRODUCT([Thong_Tin_Ngay_Nghi_201707.$B$3:.$B$66]=[.$B58];[Thong_Tin_Ngay_Nghi_201707.$C$3:.$C$66]) + SUMPRODUCT([Thong_Tin_Ngay_Nghi_201708.$B$3:.$B$67]=[.$B58];[Thong_Tin_Ngay_Nghi_201708.$C$3:.$C$67])" office:value-type="float" office:value="10.5">
            <text:p>10.5</text:p>
          </table:table-cell>
          <table:table-cell table:style-name="ce50" table:formula="of:=IF(DATE(YEAR([.E58]);MONTH([.E58]);DAY([.E58]))&lt;=DATE(YEAR([.E58]);3;31); [.C58]-[.G58] + [.F58]; IF([.G58]-[.C58]&lt;0;[.G58] + [.F58] -[.H58];[.F58]+[.C58]-[.H58]))" office:value-type="float" office:value="-2">
            <text:p>-2</text:p>
          </table:table-cell>
          <table:table-cell table:number-columns-repeated="2" table:style-name="ce50"/>
          <table:table-cell table:style-name="ce50" table:formula="of:=[.I58]+[.K58] +[.J58]" office:value-type="float" office:value="-2">
            <text:p>-2</text:p>
          </table:table-cell>
          <table:table-cell table:style-name="ce64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8"/>
        <table:table-column table:style-name="co26" table:number-columns-repeated="7" table:default-cell-style-name="ce78"/>
        <table:table-column table:style-name="co25" table:number-columns-repeated="16" table:default-cell-style-name="ce78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73" table:number-columns-repeated="8"/>
          <table:table-cell table:style-name="ce81" office:value-type="string" table:number-columns-spanned="2" table:number-rows-spanned="1">
            <text:p>Month</text:p>
          </table:table-cell>
          <table:covered-table-cell table:style-name="ce82"/>
          <table:table-cell table:style-name="ce83" table:content-validation-name="val1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1" office:value-type="string" table:number-columns-spanned="2" table:number-rows-spanned="1">
            <text:p>Year</text:p>
          </table:table-cell>
          <table:covered-table-cell table:style-name="ce82"/>
          <table:table-cell table:style-name="ce81" office:value-type="float" office:value="2017" table:number-columns-spanned="2" table:number-rows-spanned="1">
            <text:p>2017</text:p>
          </table:table-cell>
          <table:covered-table-cell table:style-name="ce84"/>
          <table:table-cell table:style-name="ce73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74" table:formula="of:=DATE([.$R$1];[.N1];1)" office:value-type="date" office:date-value="2017-01-01">
            <text:p>01</text:p>
          </table:table-cell>
          <table:table-cell table:style-name="ce74" table:formula="of:=[.D2]+1" office:value-type="date" office:date-value="2017-01-02">
            <text:p>02</text:p>
          </table:table-cell>
          <table:table-cell table:style-name="ce74" table:formula="of:=[.E2]+1" office:value-type="date" office:date-value="2017-01-03">
            <text:p>03</text:p>
          </table:table-cell>
          <table:table-cell table:style-name="ce74" table:formula="of:=[.F2]+1" office:value-type="date" office:date-value="2017-01-04">
            <text:p>04</text:p>
          </table:table-cell>
          <table:table-cell table:style-name="ce74" table:formula="of:=[.G2]+1" office:value-type="date" office:date-value="2017-01-05">
            <text:p>05</text:p>
          </table:table-cell>
          <table:table-cell table:style-name="ce74" table:formula="of:=[.H2]+1" office:value-type="date" office:date-value="2017-01-06">
            <text:p>06</text:p>
          </table:table-cell>
          <table:table-cell table:style-name="ce74" table:formula="of:=[.I2]+1" office:value-type="date" office:date-value="2017-01-07">
            <text:p>07</text:p>
          </table:table-cell>
          <table:table-cell table:style-name="ce74" table:formula="of:=[.J2]+1" office:value-type="date" office:date-value="2017-01-08">
            <text:p>08</text:p>
          </table:table-cell>
          <table:table-cell table:style-name="ce74" table:formula="of:=[.K2]+1" office:value-type="date" office:date-value="2017-01-09">
            <text:p>09</text:p>
          </table:table-cell>
          <table:table-cell table:style-name="ce74" table:formula="of:=[.L2]+1" office:value-type="date" office:date-value="2017-01-10">
            <text:p>10</text:p>
          </table:table-cell>
          <table:table-cell table:style-name="ce74" table:formula="of:=[.M2]+1" office:value-type="date" office:date-value="2017-01-11">
            <text:p>11</text:p>
          </table:table-cell>
          <table:table-cell table:style-name="ce74" table:formula="of:=[.N2]+1" office:value-type="date" office:date-value="2017-01-12">
            <text:p>12</text:p>
          </table:table-cell>
          <table:table-cell table:style-name="ce74" table:formula="of:=[.O2]+1" office:value-type="date" office:date-value="2017-01-13">
            <text:p>13</text:p>
          </table:table-cell>
          <table:table-cell table:style-name="ce74" table:formula="of:=[.P2]+1" office:value-type="date" office:date-value="2017-01-14">
            <text:p>14</text:p>
          </table:table-cell>
          <table:table-cell table:style-name="ce74" table:formula="of:=[.Q2]+1" office:value-type="date" office:date-value="2017-01-15">
            <text:p>15</text:p>
          </table:table-cell>
          <table:table-cell table:style-name="ce74" table:formula="of:=[.R2]+1" office:value-type="date" office:date-value="2017-01-16">
            <text:p>16</text:p>
          </table:table-cell>
          <table:table-cell table:style-name="ce74" table:formula="of:=[.S2]+1" office:value-type="date" office:date-value="2017-01-17">
            <text:p>17</text:p>
          </table:table-cell>
          <table:table-cell table:style-name="ce74" table:formula="of:=[.T2]+1" office:value-type="date" office:date-value="2017-01-18">
            <text:p>18</text:p>
          </table:table-cell>
          <table:table-cell table:style-name="ce74" table:formula="of:=[.U2]+1" office:value-type="date" office:date-value="2017-01-19">
            <text:p>19</text:p>
          </table:table-cell>
          <table:table-cell table:style-name="ce74" table:formula="of:=[.V2]+1" office:value-type="date" office:date-value="2017-01-20">
            <text:p>20</text:p>
          </table:table-cell>
          <table:table-cell table:style-name="ce74" table:formula="of:=[.W2]+1" office:value-type="date" office:date-value="2017-01-21">
            <text:p>21</text:p>
          </table:table-cell>
          <table:table-cell table:style-name="ce74" table:formula="of:=[.X2]+1" office:value-type="date" office:date-value="2017-01-22">
            <text:p>22</text:p>
          </table:table-cell>
          <table:table-cell table:style-name="ce74" table:formula="of:=[.Y2]+1" office:value-type="date" office:date-value="2017-01-23">
            <text:p>23</text:p>
          </table:table-cell>
          <table:table-cell table:style-name="ce74" table:formula="of:=[.Z2]+1" office:value-type="date" office:date-value="2017-01-24">
            <text:p>24</text:p>
          </table:table-cell>
          <table:table-cell table:style-name="ce74" table:formula="of:=[.AA2]+1" office:value-type="date" office:date-value="2017-01-25">
            <text:p>25</text:p>
          </table:table-cell>
          <table:table-cell table:style-name="ce74" table:formula="of:=[.AB2]+1" office:value-type="date" office:date-value="2017-01-26">
            <text:p>26</text:p>
          </table:table-cell>
          <table:table-cell table:style-name="ce74" table:formula="of:=[.AC2]+1" office:value-type="date" office:date-value="2017-01-27">
            <text:p>27</text:p>
          </table:table-cell>
          <table:table-cell table:style-name="ce74" table:formula="of:=[.AD2]+1" office:value-type="date" office:date-value="2017-01-28">
            <text:p>28</text:p>
          </table:table-cell>
          <table:table-cell table:style-name="ce74" table:formula="of:=[.AE2]+1" office:value-type="date" office:date-value="2017-01-29">
            <text:p>29</text:p>
          </table:table-cell>
          <table:table-cell table:style-name="ce74" table:formula="of:=[.AF2]+1" office:value-type="date" office:date-value="2017-01-30">
            <text:p>30</text:p>
          </table:table-cell>
          <table:table-cell table:style-name="ce74" table:formula="of:=[.AG2]+1" office:value-type="date" office:date-value="2017-01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2" table:formula="of:=SUM([.D4:.AH4])" office:value-type="float" office:value="1">
            <text:p>1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3.5591in" svg:y="0.1051in" draw:caption-point-x="-0.2402in" draw:caption-point-y="0.613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0.1055in" draw:caption-point-x="-0.2402in" draw:caption-point-y="0.6126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4.9287in" svg:y="0.1063in" draw:caption-point-x="-0.2402in" draw:caption-point-y="0.6118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0.1083in" draw:caption-point-x="-0.2402in" draw:caption-point-y="0.6098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0.1114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11.5492in" svg:y="0.1122in" draw:caption-point-x="-0.2402in" draw:caption-point-y="0.6059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0.1661in" draw:caption-point-x="-0.2402in" draw:caption-point-y="0.552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2" table:formula="of:=SUM([.D5:.AH5])" office:value-type="float" office:value="4.5">
            <text:p>4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1.0122in" svg:x="4.0157in" svg:y="0.3531in" draw:caption-point-x="-0.2402in" draw:caption-point-y="0.6126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6" office:value-type="float" office:value="0">
            <office:annotation draw:style-name="gr2" draw:text-style-name="P1" svg:width="1.1413in" svg:height="0.5457in" svg:x="4.472in" svg:y="0.3535in" draw:caption-point-x="-0.2402in" draw:caption-point-y="0.6122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0.3547in" draw:caption-point-x="-0.2402in" draw:caption-point-y="0.61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2" draw:text-style-name="P1" svg:width="1.1413in" svg:height="0.5457in" svg:x="9.7228in" svg:y="0.3583in" draw:caption-point-x="-0.2402in" draw:caption-point-y="0.6075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0.3591in" draw:caption-point-x="-0.2402in" draw:caption-point-y="0.6067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925in" svg:y="0.3594in" draw:caption-point-x="-0.2402in" draw:caption-point-y="0.6063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0.3598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2" table:formula="of:=SUM([.D6:.AH6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1.5492in" svg:y="0.6075in" draw:caption-point-x="-0.2402in" draw:caption-point-y="0.6059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3.8323in" svg:y="0.6094in" draw:caption-point-x="-0.2402in" draw:caption-point-y="0.6039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2" table:formula="of:=SUM([.D7:.AH7])" office:value-type="float" office:value="4">
            <text:p>4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3.5591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472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4.9287in" svg:y="0.8492in" draw:caption-point-x="-0.2402in" draw:caption-point-y="0.6118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0.8512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5492in" svg:y="0.8551in" draw:caption-point-x="-0.2402in" draw:caption-point-y="0.6059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2" table:formula="of:=SUM([.D8:.AH8])" office:value-type="float" office:value="3">
            <text:p>3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9287in" svg:y="1.0969in" draw:caption-point-x="-0.2402in" draw:caption-point-y="0.6118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1791in" svg:y="1.1016in" draw:caption-point-x="-0.2402in" draw:caption-point-y="0.6071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1.102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2" table:formula="of:=SUM([.D9:.AH9])" office:value-type="float" office:value="3">
            <text:p>3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1.3437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3094in" svg:y="1.3469in" draw:caption-point-x="-0.2402in" draw:caption-point-y="0.6098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1.35in" draw:caption-point-x="-0.2402in" draw:caption-point-y="0.6067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2" table:formula="of:=SUM([.D10:.AH10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72" table:formula="of:=SUM([.D11:.AH11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1.842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0925in" svg:y="1.8457in" draw:caption-point-x="-0.2402in" draw:caption-point-y="0.6063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5492in" svg:y="1.8461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7"/>
          <table:table-cell table:style-name="ce86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2" table:formula="of:=SUM([.D12:.AH12])" office:value-type="float" office:value="3">
            <text:p>3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2.087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2.087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2.092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2" table:formula="of:=SUM([.D13:.AH13])" office:value-type="float" office:value="1.5">
            <text:p>1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2.3346in" draw:caption-point-x="-0.2402in" draw:caption-point-y="0.6126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6.8205in" svg:y="2.337in" draw:caption-point-x="-0.2402in" draw:caption-point-y="0.6102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7.3094in" svg:y="2.3378in" draw:caption-point-x="-0.2402in" draw:caption-point-y="0.6094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6" office:value-type="float" office:value="0.5">
            <office:annotation draw:style-name="gr2" draw:text-style-name="P1" svg:width="1.1413in" svg:height="0.5457in" svg:x="7.7988in" svg:y="2.3382in" draw:caption-point-x="-0.2402in" draw:caption-point-y="0.609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9.7228in" svg:y="2.3398in" draw:caption-point-x="-0.2402in" draw:caption-point-y="0.6075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0.6358in" svg:y="2.3406in" draw:caption-point-x="-0.2402in" draw:caption-point-y="0.6067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2" table:formula="of:=SUM([.D14:.AH14])" office:value-type="float" office:value="3.5">
            <text:p>3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4.472in" svg:y="2.5831in" draw:caption-point-x="-0.2402in" draw:caption-point-y="0.6118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10.1791in" svg:y="2.5882in" draw:caption-point-x="-0.2402in" draw:caption-point-y="0.6067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11.0925in" svg:y="2.5886in" draw:caption-point-x="-0.2402in" draw:caption-point-y="0.6063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2" table:formula="of:=SUM([.D15:.AH15])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3.5591in" svg:y="2.8295in" draw:caption-point-x="-0.2402in" draw:caption-point-y="0.613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4.9287in" svg:y="2.8307in" draw:caption-point-x="-0.2402in" draw:caption-point-y="0.6118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6.820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092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12.9189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3756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8323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2" table:formula="of:=SUM([.D16:.AH16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1.5492in" svg:y="3.0843in" draw:caption-point-x="-0.2402in" draw:caption-point-y="0.6059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2" table:formula="of:=SUM([.D17:.AH17])" office:value-type="float" office:value="2">
            <text:p>2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2" table:formula="of:=SUM([.D18:.AH18])" office:value-type="float" office:value="1"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3.5732in" draw:caption-point-x="-0.2402in" draw:caption-point-y="0.6126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4.9287in" svg:y="3.574in" draw:caption-point-x="-0.2402in" draw:caption-point-y="0.6118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7988in" svg:y="3.5764in" draw:caption-point-x="-0.2402in" draw:caption-point-y="0.6094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3.5787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13.8323in" svg:y="3.5819in" draw:caption-point-x="-0.2402in" draw:caption-point-y="0.6039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2" table:formula="of:=SUM([.D19:.AH19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6.8205in" svg:y="3.8232in" draw:caption-point-x="-0.2402in" draw:caption-point-y="0.6102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7.3094in" svg:y="3.8236in" draw:caption-point-x="-0.2402in" draw:caption-point-y="0.6098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3.8272in" draw:caption-point-x="-0.2402in" draw:caption-point-y="0.6063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12.9189in" svg:y="3.8283in" draw:caption-point-x="-0.2402in" draw:caption-point-y="0.6051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2" table:formula="of:=SUM([.D20:.AH20])" office:value-type="float" office:value="1.5">
            <text:p>1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3" draw:text-style-name="P1" svg:width="1.1413in" svg:height="0.7012in" svg:x="12.9189in" svg:y="4.1291in" draw:caption-point-x="-0.2402in" draw:caption-point-y="0.552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13.8323in" svg:y="4.0772in" draw:caption-point-x="-0.2402in" draw:caption-point-y="0.6039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2" table:formula="of:=SUM([.D21:.AH21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2" table:formula="of:=SUM([.D22:.AH22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2" table:formula="of:=SUM([.D23:.AH23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925in" svg:y="4.8181in" draw:caption-point-x="-0.2402in" draw:caption-point-y="0.6059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12.9189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3756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8323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2" table:formula="of:=SUM([.D24:.AH24])" office:value-type="float" office:value="3.5">
            <text:p>3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5.0594in" draw:caption-point-x="-0.2402in" draw:caption-point-y="0.6122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7.7988in" svg:y="5.0622in" draw:caption-point-x="-0.2402in" draw:caption-point-y="0.6094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5.0634in" draw:caption-point-x="-0.2402in" draw:caption-point-y="0.6083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5.0642in" draw:caption-point-x="-0.2402in" draw:caption-point-y="0.6075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5.0657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2" table:formula="of:=SUM([.D25:.AH25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2" table:formula="of:=SUM([.D26:.AH26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7" draw:text-style-name="P1" svg:width="1.1413in" svg:height="1.0122in" svg:x="6.3311in" svg:y="5.5563in" draw:caption-point-x="-0.2402in" draw:caption-point-y="0.61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6.8205in" svg:y="5.5571in" draw:caption-point-x="-0.2402in" draw:caption-point-y="0.6102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6" office:value-type="float" office:value="1">
            <office:annotation draw:style-name="gr4" draw:text-style-name="P1" svg:width="1.1413in" svg:height="0.3902in" svg:x="7.3094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6" office:value-type="float" office:value="1">
            <office:annotation draw:style-name="gr4" draw:text-style-name="P1" svg:width="1.1413in" svg:height="0.3902in" svg:x="7.7988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2" table:formula="of:=SUM([.D27:.AH27])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5.802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5.8028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5.8035in" draw:caption-point-x="-0.2402in" draw:caption-point-y="0.6114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5.8083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5.8091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3.8323in" svg:y="5.811in" draw:caption-point-x="-0.2402in" draw:caption-point-y="0.6039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2" table:formula="of:=SUM([.D28:.AH28])" office:value-type="float" office:value="3">
            <text:p>3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6.05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6.050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6.055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6.055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0.6358in" svg:y="6.0559in" draw:caption-point-x="-0.2402in" draw:caption-point-y="0.6067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5492in" svg:y="6.0567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NamTH</text:p>
          </table:table-cell>
          <table:table-cell table:style-name="ce72" table:formula="of:=SUM([.D29:.AH29])" office:value-type="float" office:value="0.5">
            <text:p>0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8.2878in" svg:y="6.3024in" draw:caption-point-x="-0.2402in" draw:caption-point-y="0.6079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V</text:p>
          </table:table-cell>
          <table:table-cell table:style-name="ce72" table:formula="of:=SUM([.D30:.AH30])" office:value-type="float" office:value="1.5">
            <text:p>1.5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6.5449in" draw:caption-point-x="-0.2402in" draw:caption-point-y="0.613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6.5453in" draw:caption-point-x="-0.2402in" draw:caption-point-y="0.6126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9287in" svg:y="6.5461in" draw:caption-point-x="-0.2402in" draw:caption-point-y="0.6118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6.546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6.8205in" svg:y="6.5476in" draw:caption-point-x="-0.2402in" draw:caption-point-y="0.6102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7.3094in" svg:y="6.548in" draw:caption-point-x="-0.2402in" draw:caption-point-y="0.6098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6.5488in" draw:caption-point-x="-0.2402in" draw:caption-point-y="0.609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6.55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6.550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6.5508in" draw:caption-point-x="-0.2402in" draw:caption-point-y="0.6071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6.5512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6.552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6.605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gaTN</text:p>
          </table:table-cell>
          <table:table-cell table:style-name="ce72" table:formula="of:=SUM([.D31:.AH31])" office:value-type="float" office:value="3.5">
            <text:p>3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8" draw:text-style-name="P1" svg:width="1.1413in" svg:height="0.8567in" svg:x="8.2878in" svg:y="6.7972in" draw:caption-point-x="-0.2402in" draw:caption-point-y="0.6083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hanHTH</text:p>
          </table:table-cell>
          <table:table-cell table:style-name="ce72" table:formula="of:=SUM([.D32:.AH32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NM</text:p>
          </table:table-cell>
          <table:table-cell table:style-name="ce72" table:formula="of:=SUM([.D33:.AH33])" office:value-type="float" office:value="1">
            <text:p>1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7.348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ungHTH</text:p>
          </table:table-cell>
          <table:table-cell table:style-name="ce72" table:formula="of:=SUM([.D34:.AH34])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7.5362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7.537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0925in" svg:y="7.5421in" draw:caption-point-x="-0.2402in" draw:caption-point-y="0.6063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PHQ</text:p>
          </table:table-cell>
          <table:table-cell table:style-name="ce72" table:formula="of:=SUM([.D35:.AH35])" office:value-type="float" office:value="2">
            <text:p>2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7.7862in" draw:caption-point-x="-0.2402in" draw:caption-point-y="0.6102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71" office:value-type="string">
            <text:p>PhuongTH</text:p>
          </table:table-cell>
          <table:table-cell table:style-name="ce72" table:formula="of:=SUM([.D36:.AH36])" office:value-type="float" office:value="6">
            <text:p>6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4.0157in" svg:y="8.0315in" draw:caption-point-x="-0.2402in" draw:caption-point-y="0.6126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4.9287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6.820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7.7988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0.1791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1.092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3.3756in" svg:y="8.0394in" draw:caption-point-x="-0.2402in" draw:caption-point-y="0.6047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45" office:value-type="string">
            <text:p>PhongTH</text:p>
          </table:table-cell>
          <table:table-cell table:style-name="ce72" table:formula="of:=SUM([.D37:.AH37])" office:value-type="float" office:value="0.5">
            <text:p>0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3.5591in" svg:y="8.2787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8.2803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8.285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TienND</text:p>
          </table:table-cell>
          <table:table-cell table:style-name="ce72" table:formula="of:=SUM([.D38:.AH38])" office:value-type="float" office:value="1.5">
            <text:p>1.5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8.5264in" draw:caption-point-x="-0.2402in" draw:caption-point-y="0.613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472in" svg:y="8.5272in" draw:caption-point-x="-0.2402in" draw:caption-point-y="0.6122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8.5295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7.7988in" svg:y="8.5303in" draw:caption-point-x="-0.2402in" draw:caption-point-y="0.609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925in" svg:y="8.5331in" draw:caption-point-x="-0.2402in" draw:caption-point-y="0.6063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8.5874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hamDT</text:p>
          </table:table-cell>
          <table:table-cell table:style-name="ce72" table:formula="of:=SUM([.D39:.AH39])" office:value-type="float" office:value="4.5">
            <text:p>4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4.0157in" svg:y="8.7744in" draw:caption-point-x="-0.2402in" draw:caption-point-y="0.6126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1.0925in" svg:y="8.7807in" draw:caption-point-x="-0.2402in" draw:caption-point-y="0.6063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6" office:value-type="float" office:value="1">
            <office:annotation draw:style-name="gr6" draw:text-style-name="P1" svg:width="1.1413in" svg:height="0.2634in" svg:x="11.5492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inhT</text:p>
          </table:table-cell>
          <table:table-cell table:style-name="ce72" table:formula="of:=SUM([.D40:.AH40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oaiVK</text:p>
          </table:table-cell>
          <table:table-cell table:style-name="ce72" table:formula="of:=SUM([.D41:.AH41])" office:value-type="float" office:value="3.5">
            <text:p>3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3.5591in" svg:y="9.2693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9.274in" draw:caption-point-x="-0.2402in" draw:caption-point-y="0.6083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uyLTT</text:p>
          </table:table-cell>
          <table:table-cell table:style-name="ce72" table:formula="of:=SUM([.D42:.AH42])" office:value-type="float" office:value="2.5">
            <text:p>2.5</text:p>
          </table:table-cell>
          <table:table-cell table:style-name="ce76" table:number-columns-repeated="2"/>
          <table:table-cell table:style-name="ce76" office:value-type="float" office:value="0">
            <office:annotation draw:style-name="gr3" draw:text-style-name="P1" svg:width="1.1413in" svg:height="0.7012in" svg:x="3.5591in" svg:y="9.5169in" draw:caption-point-x="-0.2402in" draw:caption-point-y="0.613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9.5173in" draw:caption-point-x="-0.2402in" draw:caption-point-y="0.6126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2" draw:text-style-name="P1" svg:width="1.1413in" svg:height="0.5457in" svg:x="4.9287in" svg:y="9.5181in" draw:caption-point-x="-0.2402in" draw:caption-point-y="0.6118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9.518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6.8205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9.520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7988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9.522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9.522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1791in" svg:y="9.5228in" draw:caption-point-x="-0.2402in" draw:caption-point-y="0.6071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10.6358in" svg:y="9.5232in" draw:caption-point-x="-0.2402in" draw:caption-point-y="0.6067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9.524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12.9189in" svg:y="9.5248in" draw:caption-point-x="-0.2402in" draw:caption-point-y="0.6051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3.3756in" svg:y="9.5256in" draw:caption-point-x="-0.2402in" draw:caption-point-y="0.6043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ruyenLVC</text:p>
          </table:table-cell>
          <table:table-cell table:style-name="ce72" table:formula="of:=SUM([.D43:.AH43])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3" draw:text-style-name="P1" svg:width="1.1413in" svg:height="0.7012in" svg:x="3.5591in" svg:y="9.7646in" draw:caption-point-x="-0.2402in" draw:caption-point-y="0.613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3" draw:text-style-name="P1" svg:width="1.1413in" svg:height="0.7012in" svg:x="6.3311in" svg:y="9.7661in" draw:caption-point-x="-0.2402in" draw:caption-point-y="0.6114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9.7677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7988in" svg:y="9.7685in" draw:caption-point-x="-0.2402in" draw:caption-point-y="0.609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8.2878in" svg:y="9.7693in" draw:caption-point-x="-0.2402in" draw:caption-point-y="0.6083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9.7701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0.6358in" svg:y="9.7713in" draw:caption-point-x="-0.2402in" draw:caption-point-y="0.6063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71" office:value-type="string">
            <text:p>VietBA</text:p>
          </table:table-cell>
          <table:table-cell table:style-name="ce72" table:formula="of:=SUM([.D44:.AH44])" office:value-type="float" office:value="6.5">
            <text:p>6.5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4.9287in" svg:y="10.0138in" draw:caption-point-x="-0.2402in" draw:caption-point-y="0.6118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6.3311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6.8205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7.3094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7.798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8.287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9.722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VinhP</text:p>
          </table:table-cell>
          <table:table-cell table:style-name="ce72" table:formula="of:=SUM([.D45:.AH45])" office:value-type="float" office:value="3.5">
            <text:p>3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4.0157in" svg:y="10.2606in" draw:caption-point-x="-0.2402in" draw:caption-point-y="0.6126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9287in" svg:y="10.261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7" table:number-columns-repeated="4"/>
          <table:table-cell table:style-name="ce79"/>
          <table:table-cell table:style-name="ce7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7" table:number-columns-repeated="4"/>
          <table:table-cell table:style-name="ce80" table:number-columns-repeated="7"/>
          <table:table-cell table:style-name="ce7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7" table:number-columns-repeated="31"/>
          <table:table-cell table:style-name="ce44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5"/>
        <table:table-column table:style-name="co26" table:number-columns-repeated="7" table:default-cell-style-name="ce95"/>
        <table:table-column table:style-name="co25" table:number-columns-repeated="13" table:default-cell-style-name="ce95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90" table:number-columns-repeated="8"/>
          <table:table-cell table:style-name="ce98" office:value-type="string" table:number-columns-spanned="2" table:number-rows-spanned="1">
            <text:p>Month</text:p>
          </table:table-cell>
          <table:covered-table-cell table:style-name="ce99"/>
          <table:table-cell table:style-name="ce100" table:content-validation-name="val1" office:value-type="float" office:value="2" table:number-columns-spanned="2" table:number-rows-spanned="1">
            <text:p>2</text:p>
          </table:table-cell>
          <table:covered-table-cell table:style-name="ce99"/>
          <table:table-cell table:style-name="ce98" office:value-type="string" table:number-columns-spanned="2" table:number-rows-spanned="1">
            <text:p>Year</text:p>
          </table:table-cell>
          <table:covered-table-cell table:style-name="ce99"/>
          <table:table-cell table:style-name="ce98" office:value-type="float" office:value="2017" table:number-columns-spanned="2" table:number-rows-spanned="1">
            <text:p>2017</text:p>
          </table:table-cell>
          <table:covered-table-cell table:style-name="ce101"/>
          <table:table-cell table:style-name="ce90" table:number-columns-repeated="12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91" table:formula="of:=DATE([.$R$1];[.N1];1)" office:value-type="date" office:date-value="2017-02-01">
            <text:p>01</text:p>
          </table:table-cell>
          <table:table-cell table:style-name="ce91" table:formula="of:=[.D2]+1" office:value-type="date" office:date-value="2017-02-02">
            <text:p>02</text:p>
          </table:table-cell>
          <table:table-cell table:style-name="ce91" table:formula="of:=[.E2]+1" office:value-type="date" office:date-value="2017-02-03">
            <text:p>03</text:p>
          </table:table-cell>
          <table:table-cell table:style-name="ce91" table:formula="of:=[.F2]+1" office:value-type="date" office:date-value="2017-02-04">
            <text:p>04</text:p>
          </table:table-cell>
          <table:table-cell table:style-name="ce91" table:formula="of:=[.G2]+1" office:value-type="date" office:date-value="2017-02-05">
            <text:p>05</text:p>
          </table:table-cell>
          <table:table-cell table:style-name="ce91" table:formula="of:=[.H2]+1" office:value-type="date" office:date-value="2017-02-06">
            <text:p>06</text:p>
          </table:table-cell>
          <table:table-cell table:style-name="ce91" table:formula="of:=[.I2]+1" office:value-type="date" office:date-value="2017-02-07">
            <text:p>07</text:p>
          </table:table-cell>
          <table:table-cell table:style-name="ce91" table:formula="of:=[.J2]+1" office:value-type="date" office:date-value="2017-02-08">
            <text:p>08</text:p>
          </table:table-cell>
          <table:table-cell table:style-name="ce91" table:formula="of:=[.K2]+1" office:value-type="date" office:date-value="2017-02-09">
            <text:p>09</text:p>
          </table:table-cell>
          <table:table-cell table:style-name="ce91" table:formula="of:=[.L2]+1" office:value-type="date" office:date-value="2017-02-10">
            <text:p>10</text:p>
          </table:table-cell>
          <table:table-cell table:style-name="ce91" table:formula="of:=[.M2]+1" office:value-type="date" office:date-value="2017-02-11">
            <text:p>11</text:p>
          </table:table-cell>
          <table:table-cell table:style-name="ce91" table:formula="of:=[.N2]+1" office:value-type="date" office:date-value="2017-02-12">
            <text:p>12</text:p>
          </table:table-cell>
          <table:table-cell table:style-name="ce91" table:formula="of:=[.O2]+1" office:value-type="date" office:date-value="2017-02-13">
            <text:p>13</text:p>
          </table:table-cell>
          <table:table-cell table:style-name="ce91" table:formula="of:=[.P2]+1" office:value-type="date" office:date-value="2017-02-14">
            <text:p>14</text:p>
          </table:table-cell>
          <table:table-cell table:style-name="ce91" table:formula="of:=[.Q2]+1" office:value-type="date" office:date-value="2017-02-15">
            <text:p>15</text:p>
          </table:table-cell>
          <table:table-cell table:style-name="ce91" table:formula="of:=[.R2]+1" office:value-type="date" office:date-value="2017-02-16">
            <text:p>16</text:p>
          </table:table-cell>
          <table:table-cell table:style-name="ce91" table:formula="of:=[.S2]+1" office:value-type="date" office:date-value="2017-02-17">
            <text:p>17</text:p>
          </table:table-cell>
          <table:table-cell table:style-name="ce91" table:formula="of:=[.T2]+1" office:value-type="date" office:date-value="2017-02-18">
            <text:p>18</text:p>
          </table:table-cell>
          <table:table-cell table:style-name="ce91" table:formula="of:=[.U2]+1" office:value-type="date" office:date-value="2017-02-19">
            <text:p>19</text:p>
          </table:table-cell>
          <table:table-cell table:style-name="ce91" table:formula="of:=[.V2]+1" office:value-type="date" office:date-value="2017-02-20">
            <text:p>20</text:p>
          </table:table-cell>
          <table:table-cell table:style-name="ce91" table:formula="of:=[.W2]+1" office:value-type="date" office:date-value="2017-02-21">
            <text:p>21</text:p>
          </table:table-cell>
          <table:table-cell table:style-name="ce91" table:formula="of:=[.X2]+1" office:value-type="date" office:date-value="2017-02-22">
            <text:p>22</text:p>
          </table:table-cell>
          <table:table-cell table:style-name="ce91" table:formula="of:=[.Y2]+1" office:value-type="date" office:date-value="2017-02-23">
            <text:p>23</text:p>
          </table:table-cell>
          <table:table-cell table:style-name="ce91" table:formula="of:=[.Z2]+1" office:value-type="date" office:date-value="2017-02-24">
            <text:p>24</text:p>
          </table:table-cell>
          <table:table-cell table:style-name="ce91" table:formula="of:=[.AA2]+1" office:value-type="date" office:date-value="2017-02-25">
            <text:p>25</text:p>
          </table:table-cell>
          <table:table-cell table:style-name="ce91" table:formula="of:=[.AB2]+1" office:value-type="date" office:date-value="2017-02-26">
            <text:p>26</text:p>
          </table:table-cell>
          <table:table-cell table:style-name="ce91" table:formula="of:=[.AC2]+1" office:value-type="date" office:date-value="2017-02-27">
            <text:p>27</text:p>
          </table:table-cell>
          <table:table-cell table:style-name="ce91" table:formula="of:=[.AD2]+1" office:value-type="date" office:date-value="2017-02-28">
            <text:p>28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92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7in" draw:caption-point-x="-0.2402in" draw:caption-point-y="0.3768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9" table:formula="of:=SUM([.D4:.AE4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0.1063in" draw:caption-point-x="-0.2402in" draw:caption-point-y="0.611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0.163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0.111in" draw:caption-point-x="-0.2402in" draw:caption-point-y="0.6071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9.2661in" svg:y="0.113in" draw:caption-point-x="-0.2402in" draw:caption-point-y="0.6051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9189in" svg:y="0.1161in" draw:caption-point-x="-0.2402in" draw:caption-point-y="0.602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9" table:formula="of:=SUM([.D5:.AE5])" office:value-type="float" office:value="1.5">
            <text:p>1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0.3587in" draw:caption-point-x="-0.2402in" draw:caption-point-y="0.6071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1" svg:width="1.1413in" svg:height="0.8567in" svg:x="9.2661in" svg:y="0.3606in" draw:caption-point-x="-0.2402in" draw:caption-point-y="0.6051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0.3614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0.3622in" draw:caption-point-x="-0.2402in" draw:caption-point-y="0.6035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3.3756in" svg:y="0.3642in" draw:caption-point-x="-0.2402in" draw:caption-point-y="0.6016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3" draw:text-style-name="P1" svg:width="1.1413in" svg:height="0.7012in" svg:x="14.7457in" svg:y="0.3646in" draw:caption-point-x="-0.2402in" draw:caption-point-y="0.601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9" table:formula="of:=SUM([.D6:.AE6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5.3854in" svg:y="0.6047in" draw:caption-point-x="-0.2402in" draw:caption-point-y="0.6087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6.8205in" svg:y="0.6067in" draw:caption-point-x="-0.2402in" draw:caption-point-y="0.6067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0.1791in" svg:y="0.6091in" draw:caption-point-x="-0.2402in" draw:caption-point-y="0.6043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8" draw:text-style-name="P1" svg:width="1.1413in" svg:height="0.8567in" svg:x="11.5492in" svg:y="0.6094in" draw:caption-point-x="-0.2402in" draw:caption-point-y="0.6039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9" table:formula="of:=SUM([.D7:.AE7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8.7768in" svg:y="0.8551in" draw:caption-point-x="-0.2402in" draw:caption-point-y="0.6059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3.3756in" svg:y="0.8594in" draw:caption-point-x="-0.2402in" draw:caption-point-y="0.6016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4.7457in" svg:y="0.8598in" draw:caption-point-x="-0.2402in" draw:caption-point-y="0.601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9" table:formula="of:=SUM([.D8:.AE8])" office:value-type="float" office:value="4.5">
            <text:p>4.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1" svg:width="1.1413in" svg:height="0.3902in" svg:x="5.3854in" svg:y="1.1in" draw:caption-point-x="-0.2402in" draw:caption-point-y="0.6087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8205in" svg:y="1.102in" draw:caption-point-x="-0.2402in" draw:caption-point-y="0.6067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9.7228in" svg:y="1.1039in" draw:caption-point-x="-0.2402in" draw:caption-point-y="0.6047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2.4622in" svg:y="1.1055in" draw:caption-point-x="-0.2402in" draw:caption-point-y="0.6031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3" office:value-type="float" office:value="0.5">
            <office:annotation draw:style-name="gr6" draw:text-style-name="P1" svg:width="1.1413in" svg:height="0.2634in" svg:x="12.9189in" svg:y="1.1055in" draw:caption-point-x="-0.2402in" draw:caption-point-y="0.603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9" table:formula="of:=SUM([.D9:.AE9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1.3516in" draw:caption-point-x="-0.2402in" draw:caption-point-y="0.6051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1.5492in" svg:y="1.3528in" draw:caption-point-x="-0.2402in" draw:caption-point-y="0.6039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9" table:formula="of:=SUM([.D10:.AE10])" office:value-type="float" office:value="5.5">
            <text:p>5.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1" svg:width="1.1413in" svg:height="0.8567in" svg:x="5.842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3" office:value-type="float" office:value="1">
            <office:annotation draw:style-name="gr8" draw:text-style-name="P1" svg:width="1.1413in" svg:height="0.8567in" svg:x="6.331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3" office:value-type="float" office:value="1">
            <office:annotation draw:style-name="gr8" draw:text-style-name="P1" svg:width="1.1413in" svg:height="0.8567in" svg:x="6.8205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102"/>
          <table:table-cell table:style-name="ce93" office:value-type="float" office:value="0.5">
            <office:annotation draw:style-name="gr4" draw:text-style-name="P1" svg:width="1.1413in" svg:height="0.3902in" svg:x="11.5492in" svg:y="1.6008in" draw:caption-point-x="-0.2402in" draw:caption-point-y="0.6035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89" table:formula="of:=SUM([.D11:.AE11])" office:value-type="float" office:value="4">
            <text:p>4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6.8205in" svg:y="1.8449in" draw:caption-point-x="-0.2402in" draw:caption-point-y="0.6071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2" draw:text-style-name="P1" svg:width="1.1413in" svg:height="0.5457in" svg:x="8.2878in" svg:y="1.8457in" draw:caption-point-x="-0.2402in" draw:caption-point-y="0.6063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9" table:formula="of:=SUM([.D12:.AE12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2.0906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2.092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8205in" svg:y="2.0929in" draw:caption-point-x="-0.2402in" draw:caption-point-y="0.6067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8.2878in" svg:y="2.0933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9" table:formula="of:=SUM([.D13:.AE13])" office:value-type="float" office:value="1">
            <text:p>1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5.8421in" svg:y="2.3398in" draw:caption-point-x="-0.2402in" draw:caption-point-y="0.6075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2.3402in" draw:caption-point-x="-0.2402in" draw:caption-point-y="0.6071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8" draw:text-style-name="P1" svg:width="1.1413in" svg:height="0.8567in" svg:x="8.2878in" svg:y="2.3409in" draw:caption-point-x="-0.2402in" draw:caption-point-y="0.6063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0.1791in" svg:y="2.3429in" draw:caption-point-x="-0.2402in" draw:caption-point-y="0.6043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2.3445in" draw:caption-point-x="-0.2402in" draw:caption-point-y="0.6028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9" table:formula="of:=SUM([.D14:.AE14])" office:value-type="float" office:value="3.5">
            <text:p>3.5</text:p>
          </table:table-cell>
          <table:table-cell table:style-name="ce93"/>
          <table:table-cell table:number-columns-repeated="2" table:style-name="ce93" office:value-type="float" office:value="1"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6.3311in" svg:y="2.5882in" draw:caption-point-x="-0.2402in" draw:caption-point-y="0.6067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8.7768in" svg:y="2.5894in" draw:caption-point-x="-0.2402in" draw:caption-point-y="0.6055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2.9189in" svg:y="2.5933in" draw:caption-point-x="-0.2402in" draw:caption-point-y="0.6016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9" table:formula="of:=SUM([.D15:.AE15])" office:value-type="float" office:value="1">
            <text:p>1</text:p>
          </table:table-cell>
          <table:table-cell table:style-name="ce93"/>
          <table:table-cell table:style-name="ce93" office:value-type="float" office:value="0">
            <office:annotation draw:style-name="gr6" draw:text-style-name="P1" svg:width="1.1413in" svg:height="0.2634in" svg:x="3.1024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3.5591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4.9287in" svg:y="2.8346in" draw:caption-point-x="-0.2402in" draw:caption-point-y="0.6079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8.7768in" svg:y="2.8366in" draw:caption-point-x="-0.2402in" draw:caption-point-y="0.6059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9.7228in" svg:y="2.8382in" draw:caption-point-x="-0.2402in" draw:caption-point-y="0.6043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10.1791in" svg:y="2.8382in" draw:caption-point-x="-0.2402in" draw:caption-point-y="0.6043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2.8394in" draw:caption-point-x="-0.2402in" draw:caption-point-y="0.6031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9189in" svg:y="2.8409in" draw:caption-point-x="-0.2402in" draw:caption-point-y="0.6016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9" table:formula="of:=SUM([.D16:.AE16])" office:value-type="float" office:value="0">
            <text:p>0</text:p>
          </table:table-cell>
          <table:table-cell table:style-name="ce93" table:number-columns-repeated="5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9" table:formula="of:=SUM([.D17:.AE17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9" table:formula="of:=SUM([.D18:.AE18])" office:value-type="float" office:value="1">
            <text:p>1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3.631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9" table:formula="of:=SUM([.D19:.AE19])" office:value-type="float" office:value="5">
            <text:p>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8.2878in" svg:y="3.8272in" draw:caption-point-x="-0.2402in" draw:caption-point-y="0.6063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9" table:formula="of:=SUM([.D20:.AE20])" office:value-type="float" office:value="0.5">
            <text:p>0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3.5591in" svg:y="4.0717in" draw:caption-point-x="-0.2402in" draw:caption-point-y="0.6094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4.0768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4.0783in" draw:caption-point-x="-0.2402in" draw:caption-point-y="0.6028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4.7457in" svg:y="4.0803in" draw:caption-point-x="-0.2402in" draw:caption-point-y="0.6008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9" table:formula="of:=SUM([.D21:.AE21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3" draw:text-style-name="P1" svg:width="1.1413in" svg:height="0.7012in" svg:x="3.5591in" svg:y="4.3193in" draw:caption-point-x="-0.2402in" draw:caption-point-y="0.6094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1" svg:width="1.1413in" svg:height="0.3902in" svg:x="14.7457in" svg:y="4.3276in" draw:caption-point-x="-0.2402in" draw:caption-point-y="0.601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3" office:value-type="float" office:value="0.5">
            <office:annotation draw:style-name="gr2" draw:text-style-name="P1" svg:width="1.1413in" svg:height="0.5457in" svg:x="15.202in" svg:y="4.328in" draw:caption-point-x="-0.2402in" draw:caption-point-y="0.6008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9" table:formula="of:=SUM([.D22:.AE22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9" table:formula="of:=SUM([.D23:.AE23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3.3756in" svg:y="4.8224in" draw:caption-point-x="-0.2402in" draw:caption-point-y="0.6016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9" table:formula="of:=SUM([.D24:.AE24])" office:value-type="float" office:value="5">
            <text:p>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842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5.0673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9" table:formula="of:=SUM([.D25:.AE25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5.3106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5.3122in" draw:caption-point-x="-0.2402in" draw:caption-point-y="0.6071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8205in" svg:y="5.3126in" draw:caption-point-x="-0.2402in" draw:caption-point-y="0.6067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1" svg:width="1.1413in" svg:height="0.3902in" svg:x="8.2878in" svg:y="5.313in" draw:caption-point-x="-0.2402in" draw:caption-point-y="0.6063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5.3157in" draw:caption-point-x="-0.2402in" draw:caption-point-y="0.6035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5.202in" svg:y="5.3185in" draw:caption-point-x="-0.2402in" draw:caption-point-y="0.6008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9" table:formula="of:=SUM([.D26:.AE26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9" table:formula="of:=SUM([.D27:.AE27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8.7768in" svg:y="5.8091in" draw:caption-point-x="-0.2402in" draw:caption-point-y="0.6059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4622in" svg:y="5.813in" draw:caption-point-x="-0.2402in" draw:caption-point-y="0.602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3.3756in" svg:y="5.8134in" draw:caption-point-x="-0.2402in" draw:caption-point-y="0.6016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9" table:formula="of:=SUM([.D28:.AE28])" office:value-type="float" office:value="4">
            <text:p>4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0">
            <office:annotation draw:style-name="gr2" draw:text-style-name="P1" svg:width="1.1413in" svg:height="0.5457in" svg:x="5.8421in" svg:y="6.0551in" draw:caption-point-x="-0.2402in" draw:caption-point-y="0.6075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9" table:formula="of:=SUM([.D29:.AE29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6.3012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8421in" svg:y="6.3028in" draw:caption-point-x="-0.2402in" draw:caption-point-y="0.6075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6.3031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8.2878in" svg:y="6.3039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6.3043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89" table:formula="of:=SUM([.D30:.AE30])" office:value-type="float" office:value="6">
            <text:p>6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5.3854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5.842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6.331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6.8205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89" table:formula="of:=SUM([.D31:.AE31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6.7965in" draw:caption-point-x="-0.2402in" draw:caption-point-y="0.6091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6.7969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6.7984in" draw:caption-point-x="-0.2402in" draw:caption-point-y="0.6071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8205in" svg:y="6.7988in" draw:caption-point-x="-0.2402in" draw:caption-point-y="0.6067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6.8012in" draw:caption-point-x="-0.2402in" draw:caption-point-y="0.6043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11.5492in" svg:y="6.8016in" draw:caption-point-x="-0.2402in" draw:caption-point-y="0.6039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6.802in" draw:caption-point-x="-0.2402in" draw:caption-point-y="0.6035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14.7457in" svg:y="6.8043in" draw:caption-point-x="-0.2402in" draw:caption-point-y="0.601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89" table:formula="of:=SUM([.D32:.AE32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89" table:formula="of:=SUM([.D33:.AE33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89" table:formula="of:=SUM([.D34:.AE34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4.7457in" svg:y="7.5476in" draw:caption-point-x="-0.2402in" draw:caption-point-y="0.6008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89" table:formula="of:=SUM([.D35:.AE35])" office:value-type="float" office:value="1.5">
            <text:p>1.5</text:p>
          </table:table-cell>
          <table:table-cell table:style-name="ce93"/>
          <table:table-cell table:style-name="ce93" office:value-type="float" office:value="0">
            <office:annotation draw:style-name="gr2" draw:text-style-name="P1" svg:width="1.1413in" svg:height="0.5457in" svg:x="3.1024in" svg:y="7.7988in" draw:caption-point-x="-0.2402in" draw:caption-point-y="0.5976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7.7874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7.7894in" draw:caption-point-x="-0.2402in" draw:caption-point-y="0.6071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6.8205in" svg:y="7.7898in" draw:caption-point-x="-0.2402in" draw:caption-point-y="0.6067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9.2661in" svg:y="7.7913in" draw:caption-point-x="-0.2402in" draw:caption-point-y="0.6051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7.7913in" draw:caption-point-x="-0.2402in" draw:caption-point-y="0.6051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10.1791in" svg:y="7.7921in" draw:caption-point-x="-0.2402in" draw:caption-point-y="0.6043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89" table:formula="of:=SUM([.D36:.AE36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8.0354in" draw:caption-point-x="-0.2402in" draw:caption-point-y="0.6087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8.0394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89" table:formula="of:=SUM([.D37:.AE37])" office:value-type="float" office:value="7">
            <text:p>7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3" draw:text-style-name="P1" svg:width="1.1413in" svg:height="0.7012in" svg:x="4.9287in" svg:y="8.2827in" draw:caption-point-x="-0.2402in" draw:caption-point-y="0.6091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6.3311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8.776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9.722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2.005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2.918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5.202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89" table:formula="of:=SUM([.D38:.AE38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3.5591in" svg:y="8.5303in" draw:caption-point-x="-0.2402in" draw:caption-point-y="0.6091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8.5303in" draw:caption-point-x="-0.2402in" draw:caption-point-y="0.6091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5.3854in" svg:y="8.5307in" draw:caption-point-x="-0.2402in" draw:caption-point-y="0.6087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6.3311in" svg:y="8.5319in" draw:caption-point-x="-0.2402in" draw:caption-point-y="0.6075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1" svg:width="1.1413in" svg:height="0.2634in" svg:x="6.8205in" svg:y="8.5327in" draw:caption-point-x="-0.2402in" draw:caption-point-y="0.6067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9.2661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2.4622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89" table:formula="of:=SUM([.D39:.AE39])" office:value-type="float" office:value="1">
            <text:p>1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3.5591in" svg:y="8.7776in" draw:caption-point-x="-0.2402in" draw:caption-point-y="0.6094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5.3854in" svg:y="8.7783in" draw:caption-point-x="-0.2402in" draw:caption-point-y="0.6087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8.7768in" svg:y="8.7811in" draw:caption-point-x="-0.2402in" draw:caption-point-y="0.6059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10.1791in" svg:y="8.7827in" draw:caption-point-x="-0.2402in" draw:caption-point-y="0.6043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8.7843in" draw:caption-point-x="-0.2402in" draw:caption-point-y="0.6028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89" table:formula="of:=SUM([.D40:.AE40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3.3756in" svg:y="9.0331in" draw:caption-point-x="-0.2402in" draw:caption-point-y="0.6016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inhT</text:p>
          </table:table-cell>
          <table:table-cell table:style-name="ce89" table:formula="of:=SUM([.D41:.AE41])" office:value-type="float" office:value="2.5">
            <text:p>2.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9189in" svg:y="9.2803in" draw:caption-point-x="-0.2402in" draw:caption-point-y="0.602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3.3756in" svg:y="9.2807in" draw:caption-point-x="-0.2402in" draw:caption-point-y="0.6016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oaiVK</text:p>
          </table:table-cell>
          <table:table-cell table:style-name="ce89" table:formula="of:=SUM([.D42:.AE42])" office:value-type="float" office:value="0.5">
            <text:p>0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9.5213in" draw:caption-point-x="-0.2402in" draw:caption-point-y="0.6087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6.3311in" svg:y="9.5228in" draw:caption-point-x="-0.2402in" draw:caption-point-y="0.6071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9.5252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4622in" svg:y="9.5272in" draw:caption-point-x="-0.2402in" draw:caption-point-y="0.6028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5.202in" svg:y="9.5291in" draw:caption-point-x="-0.2402in" draw:caption-point-y="0.6008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huyLTT</text:p>
          </table:table-cell>
          <table:table-cell table:style-name="ce89" table:formula="of:=SUM([.D43:.AE43])" office:value-type="float" office:value="2">
            <text:p>2</text:p>
          </table:table-cell>
          <table:table-cell table:style-name="ce93"/>
          <table:table-cell table:style-name="ce93" office:value-type="float" office:value="0">
            <office:annotation draw:style-name="gr6" draw:text-style-name="P1" svg:width="1.1413in" svg:height="0.2634in" svg:x="3.1024in" svg:y="9.7677in" draw:caption-point-x="-0.2402in" draw:caption-point-y="0.6098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9.7685in" draw:caption-point-x="-0.2402in" draw:caption-point-y="0.6091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9.7689in" draw:caption-point-x="-0.2402in" draw:caption-point-y="0.6087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5.8421in" svg:y="9.7701in" draw:caption-point-x="-0.2402in" draw:caption-point-y="0.6075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6.3311in" svg:y="9.7705in" draw:caption-point-x="-0.2402in" draw:caption-point-y="0.6071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office:value-type="float" office:value="0">
            <office:annotation draw:style-name="gr8" draw:text-style-name="P1" svg:width="1.1413in" svg:height="0.8567in" svg:x="6.8205in" svg:y="9.7709in" draw:caption-point-x="-0.2402in" draw:caption-point-y="0.6067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8.2878in" svg:y="9.7713in" draw:caption-point-x="-0.2402in" draw:caption-point-y="0.6063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8.7768in" svg:y="9.7717in" draw:caption-point-x="-0.2402in" draw:caption-point-y="0.6059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3" office:value-type="float" office:value="0">
            <office:annotation draw:style-name="gr6" draw:text-style-name="P1" svg:width="1.1413in" svg:height="0.2634in" svg:x="9.2661in" svg:y="9.7724in" draw:caption-point-x="-0.2402in" draw:caption-point-y="0.6051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9.772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10.1791in" svg:y="9.7732in" draw:caption-point-x="-0.2402in" draw:caption-point-y="0.6043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11.5492in" svg:y="9.7736in" draw:caption-point-x="-0.2402in" draw:caption-point-y="0.6039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0059in" svg:y="9.774in" draw:caption-point-x="-0.2402in" draw:caption-point-y="0.6035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9.7748in" draw:caption-point-x="-0.2402in" draw:caption-point-y="0.6028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9189in" svg:y="9.7756in" draw:caption-point-x="-0.2402in" draw:caption-point-y="0.602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3.3756in" svg:y="9.7764in" draw:caption-point-x="-0.2402in" draw:caption-point-y="0.601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5.202in" svg:y="9.7768in" draw:caption-point-x="-0.2402in" draw:caption-point-y="0.6008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ruyenLVC</text:p>
          </table:table-cell>
          <table:table-cell table:style-name="ce89" table:formula="of:=SUM([.D44:.AE44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10.018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6.8205in" svg:y="10.0189in" draw:caption-point-x="-0.2402in" draw:caption-point-y="0.6067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9189in" svg:y="10.0236in" draw:caption-point-x="-0.2402in" draw:caption-point-y="0.602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4.7457in" svg:y="10.0244in" draw:caption-point-x="-0.2402in" draw:caption-point-y="0.601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71" office:value-type="string">
            <text:p>VietBA</text:p>
          </table:table-cell>
          <table:table-cell table:style-name="ce89" table:formula="of:=SUM([.D45:.AE45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4622in" svg:y="10.2705in" draw:caption-point-x="-0.2402in" draw:caption-point-y="0.6028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VinhP</text:p>
          </table:table-cell>
          <table:table-cell table:style-name="ce89" table:formula="of:=SUM([.D46:.AE46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4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4" table:number-columns-repeated="4"/>
          <table:table-cell table:style-name="ce96"/>
          <table:table-cell table:style-name="ce94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4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4" table:number-columns-repeated="4"/>
          <table:table-cell table:style-name="ce97" table:number-columns-repeated="7"/>
          <table:table-cell table:style-name="ce94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4" table:number-columns-repeated="28"/>
          <table:table-cell table:style-name="ce44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9"/>
        <table:table-column table:style-name="co26" table:number-columns-repeated="7" table:default-cell-style-name="ce109"/>
        <table:table-column table:style-name="co25" table:number-columns-repeated="16" table:default-cell-style-name="ce109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04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3" table:number-columns-spanned="2" table:number-rows-spanned="1">
            <text:p>3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7" table:number-columns-spanned="2" table:number-rows-spanned="1">
            <text:p>2017</text:p>
          </table:table-cell>
          <table:covered-table-cell table:style-name="ce115"/>
          <table:table-cell table:style-name="ce104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05" table:formula="of:=DATE([.$R$1];[.N1];1)" office:value-type="date" office:date-value="2017-03-01">
            <text:p>01</text:p>
          </table:table-cell>
          <table:table-cell table:style-name="ce105" table:formula="of:=[.D2]+1" office:value-type="date" office:date-value="2017-03-02">
            <text:p>02</text:p>
          </table:table-cell>
          <table:table-cell table:style-name="ce105" table:formula="of:=[.E2]+1" office:value-type="date" office:date-value="2017-03-03">
            <text:p>03</text:p>
          </table:table-cell>
          <table:table-cell table:style-name="ce105" table:formula="of:=[.F2]+1" office:value-type="date" office:date-value="2017-03-04">
            <text:p>04</text:p>
          </table:table-cell>
          <table:table-cell table:style-name="ce105" table:formula="of:=[.G2]+1" office:value-type="date" office:date-value="2017-03-05">
            <text:p>05</text:p>
          </table:table-cell>
          <table:table-cell table:style-name="ce105" table:formula="of:=[.H2]+1" office:value-type="date" office:date-value="2017-03-06">
            <text:p>06</text:p>
          </table:table-cell>
          <table:table-cell table:style-name="ce105" table:formula="of:=[.I2]+1" office:value-type="date" office:date-value="2017-03-07">
            <text:p>07</text:p>
          </table:table-cell>
          <table:table-cell table:style-name="ce105" table:formula="of:=[.J2]+1" office:value-type="date" office:date-value="2017-03-08">
            <text:p>08</text:p>
          </table:table-cell>
          <table:table-cell table:style-name="ce105" table:formula="of:=[.K2]+1" office:value-type="date" office:date-value="2017-03-09">
            <text:p>09</text:p>
          </table:table-cell>
          <table:table-cell table:style-name="ce105" table:formula="of:=[.L2]+1" office:value-type="date" office:date-value="2017-03-10">
            <text:p>10</text:p>
          </table:table-cell>
          <table:table-cell table:style-name="ce105" table:formula="of:=[.M2]+1" office:value-type="date" office:date-value="2017-03-11">
            <text:p>11</text:p>
          </table:table-cell>
          <table:table-cell table:style-name="ce105" table:formula="of:=[.N2]+1" office:value-type="date" office:date-value="2017-03-12">
            <text:p>12</text:p>
          </table:table-cell>
          <table:table-cell table:style-name="ce105" table:formula="of:=[.O2]+1" office:value-type="date" office:date-value="2017-03-13">
            <text:p>13</text:p>
          </table:table-cell>
          <table:table-cell table:style-name="ce105" table:formula="of:=[.P2]+1" office:value-type="date" office:date-value="2017-03-14">
            <text:p>14</text:p>
          </table:table-cell>
          <table:table-cell table:style-name="ce105" table:formula="of:=[.Q2]+1" office:value-type="date" office:date-value="2017-03-15">
            <text:p>15</text:p>
          </table:table-cell>
          <table:table-cell table:style-name="ce105" table:formula="of:=[.R2]+1" office:value-type="date" office:date-value="2017-03-16">
            <text:p>16</text:p>
          </table:table-cell>
          <table:table-cell table:style-name="ce105" table:formula="of:=[.S2]+1" office:value-type="date" office:date-value="2017-03-17">
            <text:p>17</text:p>
          </table:table-cell>
          <table:table-cell table:style-name="ce105" table:formula="of:=[.T2]+1" office:value-type="date" office:date-value="2017-03-18">
            <text:p>18</text:p>
          </table:table-cell>
          <table:table-cell table:style-name="ce105" table:formula="of:=[.U2]+1" office:value-type="date" office:date-value="2017-03-19">
            <text:p>19</text:p>
          </table:table-cell>
          <table:table-cell table:style-name="ce105" table:formula="of:=[.V2]+1" office:value-type="date" office:date-value="2017-03-20">
            <text:p>20</text:p>
          </table:table-cell>
          <table:table-cell table:style-name="ce105" table:formula="of:=[.W2]+1" office:value-type="date" office:date-value="2017-03-21">
            <text:p>21</text:p>
          </table:table-cell>
          <table:table-cell table:style-name="ce105" table:formula="of:=[.X2]+1" office:value-type="date" office:date-value="2017-03-22">
            <text:p>22</text:p>
          </table:table-cell>
          <table:table-cell table:style-name="ce105" table:formula="of:=[.Y2]+1" office:value-type="date" office:date-value="2017-03-23">
            <text:p>23</text:p>
          </table:table-cell>
          <table:table-cell table:style-name="ce105" table:formula="of:=[.Z2]+1" office:value-type="date" office:date-value="2017-03-24">
            <text:p>24</text:p>
          </table:table-cell>
          <table:table-cell table:style-name="ce105" table:formula="of:=[.AA2]+1" office:value-type="date" office:date-value="2017-03-25">
            <text:p>25</text:p>
          </table:table-cell>
          <table:table-cell table:style-name="ce105" table:formula="of:=[.AB2]+1" office:value-type="date" office:date-value="2017-03-26">
            <text:p>26</text:p>
          </table:table-cell>
          <table:table-cell table:style-name="ce105" table:formula="of:=[.AC2]+1" office:value-type="date" office:date-value="2017-03-27">
            <text:p>27</text:p>
          </table:table-cell>
          <table:table-cell table:style-name="ce105" table:formula="of:=[.AD2]+1" office:value-type="date" office:date-value="2017-03-28">
            <text:p>28</text:p>
          </table:table-cell>
          <table:table-cell table:style-name="ce105" table:formula="of:=[.AE2]+1" office:value-type="date" office:date-value="2017-03-29">
            <text:p>29</text:p>
          </table:table-cell>
          <table:table-cell table:style-name="ce105" table:formula="of:=[.AF2]+1" office:value-type="date" office:date-value="2017-03-30">
            <text:p>30</text:p>
          </table:table-cell>
          <table:table-cell table:style-name="ce105" table:formula="of:=[.AG2]+1" office:value-type="date" office:date-value="2017-03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0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3" table:formula="of:=SUM([.D4:.AH4])" office:value-type="float" office:value="0.5"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0.1094in" draw:caption-point-x="-0.2402in" draw:caption-point-y="0.6087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6.8205in" svg:y="0.1102in" draw:caption-point-x="-0.2402in" draw:caption-point-y="0.6079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8.2878in" svg:y="0.1106in" draw:caption-point-x="-0.2402in" draw:caption-point-y="0.6075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8.7768in" svg:y="0.111in" draw:caption-point-x="-0.2402in" draw:caption-point-y="0.6071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7228in" svg:y="0.1118in" draw:caption-point-x="-0.2402in" draw:caption-point-y="0.6063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4" draw:text-style-name="P1" svg:width="1.1413in" svg:height="0.3902in" svg:x="11.5492in" svg:y="0.113in" draw:caption-point-x="-0.2402in" draw:caption-point-y="0.6051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1154in" svg:y="0.1161in" draw:caption-point-x="-0.2402in" draw:caption-point-y="0.602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0.1169in" draw:caption-point-x="-0.2402in" draw:caption-point-y="0.6012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3" table:formula="of:=SUM([.D5:.AH5])" office:value-type="float" office:value="1.5">
            <text:p>1.5</text:p>
          </table:table-cell>
          <table:table-cell table:style-name="ce107" office:value-type="float" office:value="0">
            <office:annotation draw:style-name="gr6" draw:text-style-name="P1" svg:width="1.1413in" svg:height="0.2634in" svg:x="2.6457in" svg:y="0.3543in" draw:caption-point-x="-0.2402in" draw:caption-point-y="0.6114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0.3563in" draw:caption-point-x="-0.2402in" draw:caption-point-y="0.6094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0.3571in" draw:caption-point-x="-0.2402in" draw:caption-point-y="0.6087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0.3579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8.2878in" svg:y="0.3583in" draw:caption-point-x="-0.2402in" draw:caption-point-y="0.6075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9.2661in" svg:y="0.3591in" draw:caption-point-x="-0.2402in" draw:caption-point-y="0.6067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9.7228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7" office:value-type="float" office:value="1">
            <office:annotation draw:style-name="gr6" draw:text-style-name="P1" svg:width="1.1413in" svg:height="0.2634in" svg:x="10.1791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11.5492in" svg:y="0.3606in" draw:caption-point-x="-0.2402in" draw:caption-point-y="0.6051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6587in" svg:y="0.4209in" draw:caption-point-x="-0.2402in" draw:caption-point-y="0.5449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3" table:formula="of:=SUM([.D6:.AH6])" office:value-type="float" office:value="3">
            <text:p>3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3.5591in" svg:y="0.6031in" draw:caption-point-x="-0.2402in" draw:caption-point-y="0.6102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4.9287in" svg:y="0.6035in" draw:caption-point-x="-0.2402in" draw:caption-point-y="0.6098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3854in" svg:y="0.6039in" draw:caption-point-x="-0.2402in" draw:caption-point-y="0.6094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0059in" svg:y="0.6087in" draw:caption-point-x="-0.2402in" draw:caption-point-y="0.6047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3.3756in" svg:y="0.6087in" draw:caption-point-x="-0.2402in" draw:caption-point-y="0.6047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202in" svg:y="0.611in" draw:caption-point-x="-0.2402in" draw:caption-point-y="0.6024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6.572in" svg:y="0.6122in" draw:caption-point-x="-0.2402in" draw:caption-point-y="0.6012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3" table:formula="of:=SUM([.D7:.AH7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3.1024in" svg:y="0.85in" draw:caption-point-x="-0.2402in" draw:caption-point-y="0.611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5591in" svg:y="0.8508in" draw:caption-point-x="-0.2402in" draw:caption-point-y="0.6102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0.8516in" draw:caption-point-x="-0.2402in" draw:caption-point-y="0.6094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7228in" svg:y="0.854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1">
            <office:annotation draw:style-name="gr2" draw:text-style-name="P1" svg:width="1.1413in" svg:height="0.5457in" svg:x="10.1791in" svg:y="0.8547in" draw:caption-point-x="-0.2402in" draw:caption-point-y="0.6063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4622in" svg:y="0.8567in" draw:caption-point-x="-0.2402in" draw:caption-point-y="0.6043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3" table:formula="of:=SUM([.D8:.AH8])" office:value-type="float" office:value="4">
            <text:p>4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3" draw:text-style-name="P1" svg:width="1.1413in" svg:height="0.7012in" svg:x="3.1024in" svg:y="1.0945in" draw:caption-point-x="-0.2402in" draw:caption-point-y="0.6142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3854in" svg:y="1.0992in" draw:caption-point-x="-0.2402in" draw:caption-point-y="0.6094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5.8421in" svg:y="1.1in" draw:caption-point-x="-0.2402in" draw:caption-point-y="0.6087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7" office:value-type="float" office:value="0.5">
            <office:annotation draw:style-name="gr6" draw:text-style-name="P1" svg:width="1.1413in" svg:height="0.2634in" svg:x="6.3311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9.7228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2.4622in" svg:y="1.1043in" draw:caption-point-x="-0.2402in" draw:caption-point-y="0.6043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7" office:value-type="float" office:value="0.5">
            <office:annotation draw:style-name="gr6" draw:text-style-name="P1" svg:width="1.1413in" svg:height="0.2634in" svg:x="12.9189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6.1154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3" table:formula="of:=SUM([.D9:.AH9])" office:value-type="float" office:value="1.5">
            <text:p>1.5</text:p>
          </table:table-cell>
          <table:table-cell table:style-name="ce107" office:value-type="float" office:value="0">
            <office:annotation draw:style-name="gr4" draw:text-style-name="P1" svg:width="1.1413in" svg:height="0.3902in" svg:x="2.6457in" svg:y="1.3453in" draw:caption-point-x="-0.2402in" draw:caption-point-y="0.6114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1024in" svg:y="1.3457in" draw:caption-point-x="-0.2402in" draw:caption-point-y="0.611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6.3311in" svg:y="1.348in" draw:caption-point-x="-0.2402in" draw:caption-point-y="0.6087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8.7768in" svg:y="1.3496in" draw:caption-point-x="-0.2402in" draw:caption-point-y="0.6071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9.7228in" svg:y="1.3504in" draw:caption-point-x="-0.2402in" draw:caption-point-y="0.6063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14.7457in" svg:y="1.3535in" draw:caption-point-x="-0.2402in" draw:caption-point-y="0.6031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572in" svg:y="1.3555in" draw:caption-point-x="-0.2402in" draw:caption-point-y="0.6012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3" table:formula="of:=SUM([.D10:.AH10])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2.6457in" svg:y="1.5929in" draw:caption-point-x="-0.2402in" draw:caption-point-y="0.6114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/>
          <table:table-cell table:style-name="ce116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103" table:formula="of:=SUM([.D11:.AH11])" office:value-type="float" office:value="0.5"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0.1791in" svg:y="1.8465in" draw:caption-point-x="-0.2402in" draw:caption-point-y="0.6055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4" draw:text-style-name="P1" svg:width="1.1413in" svg:height="0.3902in" svg:x="14.7457in" svg:y="1.8488in" draw:caption-point-x="-0.2402in" draw:caption-point-y="0.6031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3" table:formula="of:=SUM([.D12:.AH12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2.091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2.0925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9.7228in" svg:y="2.0933in" draw:caption-point-x="-0.2402in" draw:caption-point-y="0.6063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2.0972in" draw:caption-point-x="-0.2402in" draw:caption-point-y="0.6024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2.0984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3" table:formula="of:=SUM([.D13:.AH13])" office:value-type="float" office:value="1.5">
            <text:p>1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3.5591in" svg:y="2.337in" draw:caption-point-x="-0.2402in" draw:caption-point-y="0.6102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8.2878in" svg:y="2.3398in" draw:caption-point-x="-0.2402in" draw:caption-point-y="0.6075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2" draw:text-style-name="P1" svg:width="1.1413in" svg:height="0.5457in" svg:x="12.4622in" svg:y="2.3453in" draw:caption-point-x="-0.2402in" draw:caption-point-y="0.602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1154in" svg:y="2.3457in" draw:caption-point-x="-0.2402in" draw:caption-point-y="0.601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3" table:formula="of:=SUM([.D14:.AH14])" office:value-type="float" office:value="2.5">
            <text:p>2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2.0059in" svg:y="2.5902in" draw:caption-point-x="-0.2402in" draw:caption-point-y="0.6047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6.1154in" svg:y="2.5937in" draw:caption-point-x="-0.2402in" draw:caption-point-y="0.6012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3" table:formula="of:=SUM([.D15:.AH15])" office:value-type="float" office:value="2">
            <text:p>2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2.8343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6.8205in" svg:y="2.8346in" draw:caption-point-x="-0.2402in" draw:caption-point-y="0.6079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2.8354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2661in" svg:y="2.8358in" draw:caption-point-x="-0.2402in" draw:caption-point-y="0.6067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0059in" svg:y="2.8378in" draw:caption-point-x="-0.2402in" draw:caption-point-y="0.6047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2.4622in" svg:y="2.8382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3.3756in" svg:y="2.8406in" draw:caption-point-x="-0.2402in" draw:caption-point-y="0.602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4.7457in" svg:y="2.835in" draw:caption-point-x="-0.2402in" draw:caption-point-y="0.6075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7" office:value-type="float" office:value="1">
            <office:annotation draw:style-name="gr6" draw:text-style-name="P1" svg:width="1.1413in" svg:height="0.2634in" svg:x="15.202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7" office:value-type="float" office:value="0">
            <office:annotation draw:style-name="gr2" draw:text-style-name="P1" svg:width="1.1413in" svg:height="0.5457in" svg:x="15.6587in" svg:y="2.8402in" draw:caption-point-x="-0.2402in" draw:caption-point-y="0.6024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3" table:formula="of:=SUM([.D16:.AH16])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3.1024in" svg:y="3.0791in" draw:caption-point-x="-0.2402in" draw:caption-point-y="0.611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3" table:formula="of:=SUM([.D17:.AH17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3.337in" draw:caption-point-x="-0.2402in" draw:caption-point-y="0.6012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3" table:formula="of:=SUM([.D18:.AH18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3.5776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3" table:formula="of:=SUM([.D19:.AH19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3" table:formula="of:=SUM([.D20:.AH20])" office:value-type="float" office:value="0"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5591in" svg:y="4.0709in" draw:caption-point-x="-0.2402in" draw:caption-point-y="0.6102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4.0717in" draw:caption-point-x="-0.2402in" draw:caption-point-y="0.6094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4.0724in" draw:caption-point-x="-0.2402in" draw:caption-point-y="0.6087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4.0728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3" table:formula="of:=SUM([.D21:.AH21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2" draw:text-style-name="P1" svg:width="1.1413in" svg:height="0.5457in" svg:x="8.2878in" svg:y="4.3213in" draw:caption-point-x="-0.2402in" draw:caption-point-y="0.6075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3" table:formula="of:=SUM([.D22:.AH22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3" table:formula="of:=SUM([.D23:.AH23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3" table:formula="of:=SUM([.D24:.AH24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3" table:formula="of:=SUM([.D25:.AH25])" office:value-type="float" office:value="3">
            <text:p>3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3.5591in" svg:y="5.3083in" draw:caption-point-x="-0.2402in" draw:caption-point-y="0.611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4.9287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5.3854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7" office:value-type="float" office:value="0">
            <office:annotation draw:style-name="gr6" draw:text-style-name="P1" svg:width="1.1413in" svg:height="0.2634in" svg:x="5.842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1154in" svg:y="5.3173in" draw:caption-point-x="-0.2402in" draw:caption-point-y="0.602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3" table:formula="of:=SUM([.D26:.AH2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3" table:formula="of:=SUM([.D27:.AH27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3" table:formula="of:=SUM([.D28:.AH28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6.8205in" svg:y="6.0543in" draw:caption-point-x="-0.2402in" draw:caption-point-y="0.6083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4622in" svg:y="6.0583in" draw:caption-point-x="-0.2402in" draw:caption-point-y="0.6043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572in" svg:y="6.0614in" draw:caption-point-x="-0.2402in" draw:caption-point-y="0.6012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3" table:formula="of:=SUM([.D29:.AH29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6.3024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6.3031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7228in" svg:y="6.3039in" draw:caption-point-x="-0.2402in" draw:caption-point-y="0.6063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0059in" svg:y="6.3055in" draw:caption-point-x="-0.2402in" draw:caption-point-y="0.6047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9189in" svg:y="6.3063in" draw:caption-point-x="-0.2402in" draw:caption-point-y="0.6039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6.3079in" draw:caption-point-x="-0.2402in" draw:caption-point-y="0.6024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6.3091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03" table:formula="of:=SUM([.D30:.AH30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03" table:formula="of:=SUM([.D31:.AH31])" office:value-type="float" office:value="1.5">
            <text:p>1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1024in" svg:y="6.794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4.9287in" svg:y="6.7945in" draw:caption-point-x="-0.2402in" draw:caption-point-y="0.611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6.7972in" draw:caption-point-x="-0.2402in" draw:caption-point-y="0.6083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6.7976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6.7984in" draw:caption-point-x="-0.2402in" draw:caption-point-y="0.6071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2661in" svg:y="6.7988in" draw:caption-point-x="-0.2402in" draw:caption-point-y="0.6067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0.1791in" svg:y="6.8in" draw:caption-point-x="-0.2402in" draw:caption-point-y="0.6055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6" draw:text-style-name="P1" svg:width="1.1413in" svg:height="0.2634in" svg:x="11.5492in" svg:y="6.8004in" draw:caption-point-x="-0.2402in" draw:caption-point-y="0.6051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6587in" svg:y="6.8031in" draw:caption-point-x="-0.2402in" draw:caption-point-y="0.6024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6.572in" svg:y="6.8043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03" table:formula="of:=SUM([.D32:.AH32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5.3854in" svg:y="7.0433in" draw:caption-point-x="-0.2402in" draw:caption-point-y="0.6098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03" table:formula="of:=SUM([.D33:.AH33])" office:value-type="float" office:value="1">
            <text:p>1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3.5591in" svg:y="7.2906in" draw:caption-point-x="-0.2402in" draw:caption-point-y="0.6102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03" table:formula="of:=SUM([.D34:.AH34])" office:value-type="float" office:value="1.5">
            <text:p>1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9.7228in" svg:y="7.5421in" draw:caption-point-x="-0.2402in" draw:caption-point-y="0.6063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1.5492in" svg:y="7.5398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03" table:formula="of:=SUM([.D35:.AH35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0.1791in" svg:y="7.7909in" draw:caption-point-x="-0.2402in" draw:caption-point-y="0.6055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11.5492in" svg:y="7.7913in" draw:caption-point-x="-0.2402in" draw:caption-point-y="0.6051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9189in" svg:y="7.7925in" draw:caption-point-x="-0.2402in" draw:caption-point-y="0.6039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03" table:formula="of:=SUM([.D36:.AH3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8.7768in" svg:y="8.037in" draw:caption-point-x="-0.2402in" draw:caption-point-y="0.6071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7228in" svg:y="8.0374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202in" svg:y="8.0409in" draw:caption-point-x="-0.2402in" draw:caption-point-y="0.6031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103" table:formula="of:=SUM([.D37:.AH37])" office:value-type="float" office:value="5.5">
            <text:p>5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1024in" svg:y="8.2752in" draw:caption-point-x="-0.2402in" draw:caption-point-y="0.616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5591in" svg:y="8.2815in" draw:caption-point-x="-0.2402in" draw:caption-point-y="0.6102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5.38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6.3311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8.7768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office:annotation draw:style-name="gr4" draw:text-style-name="P1" svg:width="1.1413in" svg:height="0.3902in" svg:x="9.2661in" svg:y="8.285in" draw:caption-point-x="-0.2402in" draw:caption-point-y="0.6067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2.0059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2" draw:text-style-name="P1" svg:width="1.1413in" svg:height="0.5457in" svg:x="14.7457in" svg:y="8.2898in" draw:caption-point-x="-0.2402in" draw:caption-point-y="0.602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7" office:value-type="float" office:value="0">
            <office:annotation draw:style-name="gr2" draw:text-style-name="P1" svg:width="1.1413in" svg:height="0.5457in" svg:x="15.202in" svg:y="8.2894in" draw:caption-point-x="-0.2402in" draw:caption-point-y="0.6024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6.11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03" table:formula="of:=SUM([.D38:.AH38])" office:value-type="float" office:value="2">
            <text:p>2</text:p>
          </table:table-cell>
          <table:table-cell table:style-name="ce107" office:value-type="float" office:value="0.5">
            <office:annotation draw:style-name="gr6" draw:text-style-name="P1" svg:width="1.1413in" svg:height="0.2634in" svg:x="2.6457in" svg:y="8.5232in" draw:caption-point-x="-0.2402in" draw:caption-point-y="0.616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7" office:value-type="float" office:value="0">
            <office:annotation draw:style-name="gr2" draw:text-style-name="P1" svg:width="1.1413in" svg:height="0.5457in" svg:x="3.1024in" svg:y="8.5283in" draw:caption-point-x="-0.2402in" draw:caption-point-y="0.611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8.7768in" svg:y="8.5323in" draw:caption-point-x="-0.2402in" draw:caption-point-y="0.607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1.5492in" svg:y="8.537in" draw:caption-point-x="-0.2402in" draw:caption-point-y="0.6024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7" office:value-type="float" office:value="0">
            <office:annotation draw:style-name="gr4" draw:text-style-name="P1" svg:width="1.1413in" svg:height="0.3902in" svg:x="12.005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4622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918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3.3756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03" table:formula="of:=SUM([.D39:.AH39])" office:value-type="float" office:value="2">
            <text:p>2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1024in" svg:y="8.776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3.5591in" svg:y="8.7768in" draw:caption-point-x="-0.2402in" draw:caption-point-y="0.6102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8421in" svg:y="8.7783in" draw:caption-point-x="-0.2402in" draw:caption-point-y="0.6087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6.8205in" svg:y="8.7783in" draw:caption-point-x="-0.2402in" draw:caption-point-y="0.6087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8.7799in" draw:caption-point-x="-0.2402in" draw:caption-point-y="0.6071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2661in" svg:y="8.780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6" draw:text-style-name="P1" svg:width="1.1413in" svg:height="0.2634in" svg:x="11.5492in" svg:y="8.7819in" draw:caption-point-x="-0.2402in" draw:caption-point-y="0.6051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6.572in" svg:y="8.7858in" draw:caption-point-x="-0.2402in" draw:caption-point-y="0.6012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03" table:formula="of:=SUM([.D40:.AH40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8.2878in" svg:y="9.0272in" draw:caption-point-x="-0.2402in" draw:caption-point-y="0.6075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0.1791in" svg:y="9.0276in" draw:caption-point-x="-0.2402in" draw:caption-point-y="0.6071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11.5492in" svg:y="9.0295in" draw:caption-point-x="-0.2402in" draw:caption-point-y="0.6051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03" table:formula="of:=SUM([.D41:.AH41])" office:value-type="float" office:value="0">
            <text:p>0</text:p>
          </table:table-cell>
          <table:table-cell table:style-name="ce107" table:number-columns-repeated="1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03" table:formula="of:=SUM([.D42:.AH42])" office:value-type="float" office:value="15">
            <text:p>1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8.287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8.776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9.266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9.722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0.179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11.549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2.005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2.462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2.918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3.3756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14.745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5.20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5.658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6.1154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6.57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03" table:formula="of:=SUM([.D43:.AH43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1024in" svg:y="9.766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9.7681in" draw:caption-point-x="-0.2402in" draw:caption-point-y="0.6094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9.7689in" draw:caption-point-x="-0.2402in" draw:caption-point-y="0.6087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9.7693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9.769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5.202in" svg:y="9.7744in" draw:caption-point-x="-0.2402in" draw:caption-point-y="0.6031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uyLTT</text:p>
          </table:table-cell>
          <table:table-cell table:style-name="ce103" table:formula="of:=SUM([.D44:.AH44])" office:value-type="float" office:value="5">
            <text:p>5</text:p>
          </table:table-cell>
          <table:table-cell table:style-name="ce107" office:value-type="float" office:value="0.5">
            <office:annotation draw:style-name="gr3" draw:text-style-name="P1" svg:width="1.1413in" svg:height="0.7012in" svg:x="2.6457in" svg:y="10.0142in" draw:caption-point-x="-0.2402in" draw:caption-point-y="0.6114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7" office:value-type="float" office:value="1">
            <office:annotation draw:style-name="gr4" draw:text-style-name="P1" svg:width="1.1413in" svg:height="0.3902in" svg:x="3.1024in" svg:y="10.0146in" draw:caption-point-x="-0.2402in" draw:caption-point-y="0.611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4.9287in" svg:y="10.0157in" draw:caption-point-x="-0.2402in" draw:caption-point-y="0.6098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5.3854in" svg:y="10.0165in" draw:caption-point-x="-0.2402in" draw:caption-point-y="0.6091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6.3311in" svg:y="10.0173in" draw:caption-point-x="-0.2402in" draw:caption-point-y="0.6083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10.0177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1.5492in" svg:y="10.0169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3" draw:text-style-name="P1" svg:width="1.1413in" svg:height="0.7012in" svg:x="12.4622in" svg:y="10.0213in" draw:caption-point-x="-0.2402in" draw:caption-point-y="0.6043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7" office:value-type="float" office:value="0">
            <office:annotation draw:style-name="gr6" draw:text-style-name="P1" svg:width="1.1413in" svg:height="0.2634in" svg:x="12.9189in" svg:y="10.0217in" draw:caption-point-x="-0.2402in" draw:caption-point-y="0.6039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7" draw:text-style-name="P1" svg:width="1.1413in" svg:height="1.0122in" svg:x="14.7457in" svg:y="10.0224in" draw:caption-point-x="-0.2402in" draw:caption-point-y="0.6031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7" office:value-type="float" office:value="0">
            <office:annotation draw:style-name="gr6" draw:text-style-name="P1" svg:width="1.1413in" svg:height="0.2634in" svg:x="15.202in" svg:y="10.0224in" draw:caption-point-x="-0.2402in" draw:caption-point-y="0.6031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15.6587in" svg:y="10.0232in" draw:caption-point-x="-0.2402in" draw:caption-point-y="0.6024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7" office:value-type="float" office:value="0">
            <office:annotation draw:style-name="gr3" draw:text-style-name="P1" svg:width="1.1413in" svg:height="0.7012in" svg:x="16.1154in" svg:y="10.0236in" draw:caption-point-x="-0.2402in" draw:caption-point-y="0.602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572in" svg:y="10.0244in" draw:caption-point-x="-0.2402in" draw:caption-point-y="0.6012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TruyenLVC</text:p>
          </table:table-cell>
          <table:table-cell table:style-name="ce103" table:formula="of:=SUM([.D45:.AH45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10.2646in" draw:caption-point-x="-0.2402in" draw:caption-point-y="0.6087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7228in" svg:y="10.2669in" draw:caption-point-x="-0.2402in" draw:caption-point-y="0.6063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2.4622in" svg:y="10.2689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5.202in" svg:y="10.2701in" draw:caption-point-x="-0.2402in" draw:caption-point-y="0.6031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6.572in" svg:y="10.272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71" office:value-type="string">
            <text:p>VietBA</text:p>
          </table:table-cell>
          <table:table-cell table:style-name="ce103" table:formula="of:=SUM([.D46:.AH4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10.5189in" draw:caption-point-x="-0.2402in" draw:caption-point-y="0.602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10.5197in" draw:caption-point-x="-0.2402in" draw:caption-point-y="0.6012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VinhP</text:p>
          </table:table-cell>
          <table:table-cell table:style-name="ce103" table:formula="of:=SUM([.D47:.AH47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2" draw:text-style-name="P1" svg:width="1.1413in" svg:height="0.5457in" svg:x="5.8421in" svg:y="10.7598in" draw:caption-point-x="-0.2402in" draw:caption-point-y="0.6087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6" draw:text-style-name="P1" svg:width="1.1413in" svg:height="0.2634in" svg:x="11.5492in" svg:y="10.7634in" draw:caption-point-x="-0.2402in" draw:caption-point-y="0.6051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8" table:number-columns-repeated="4"/>
          <table:table-cell table:style-name="ce110"/>
          <table:table-cell table:style-name="ce108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8" table:number-columns-repeated="4"/>
          <table:table-cell table:style-name="ce111" table:number-columns-repeated="7"/>
          <table:table-cell table:style-name="ce108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8" table:number-columns-repeated="31"/>
          <table:table-cell table:style-name="ce44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3"/>
        <table:table-column table:style-name="co26" table:number-columns-repeated="7" table:default-cell-style-name="ce123"/>
        <table:table-column table:style-name="co25" table:number-columns-repeated="15" table:default-cell-style-name="ce123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18" table:number-columns-repeated="8"/>
          <table:table-cell table:style-name="ce126" office:value-type="string" table:number-columns-spanned="2" table:number-rows-spanned="1">
            <text:p>Month</text:p>
          </table:table-cell>
          <table:covered-table-cell table:style-name="ce127"/>
          <table:table-cell table:style-name="ce128" table:content-validation-name="val1" office:value-type="float" office:value="4" table:number-columns-spanned="2" table:number-rows-spanned="1">
            <text:p>4</text:p>
          </table:table-cell>
          <table:covered-table-cell table:style-name="ce127"/>
          <table:table-cell table:style-name="ce126" office:value-type="string" table:number-columns-spanned="2" table:number-rows-spanned="1">
            <text:p>Year</text:p>
          </table:table-cell>
          <table:covered-table-cell table:style-name="ce127"/>
          <table:table-cell table:style-name="ce126" office:value-type="float" office:value="2017" table:number-columns-spanned="2" table:number-rows-spanned="1">
            <text:p>2017</text:p>
          </table:table-cell>
          <table:covered-table-cell table:style-name="ce129"/>
          <table:table-cell table:style-name="ce118" table:number-columns-repeated="14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19" table:formula="of:=DATE([.$R$1];[.N1];1)" office:value-type="date" office:date-value="2017-04-01">
            <text:p>01</text:p>
          </table:table-cell>
          <table:table-cell table:style-name="ce119" table:formula="of:=[.D2]+1" office:value-type="date" office:date-value="2017-04-02">
            <text:p>02</text:p>
          </table:table-cell>
          <table:table-cell table:style-name="ce119" table:formula="of:=[.E2]+1" office:value-type="date" office:date-value="2017-04-03">
            <text:p>03</text:p>
          </table:table-cell>
          <table:table-cell table:style-name="ce119" table:formula="of:=[.F2]+1" office:value-type="date" office:date-value="2017-04-04">
            <text:p>04</text:p>
          </table:table-cell>
          <table:table-cell table:style-name="ce119" table:formula="of:=[.G2]+1" office:value-type="date" office:date-value="2017-04-05">
            <text:p>05</text:p>
          </table:table-cell>
          <table:table-cell table:style-name="ce119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9" table:formula="of:=[.I2]+1" office:value-type="date" office:date-value="2017-04-07">
            <text:p>07</text:p>
          </table:table-cell>
          <table:table-cell table:style-name="ce119" table:formula="of:=[.J2]+1" office:value-type="date" office:date-value="2017-04-08">
            <text:p>08</text:p>
          </table:table-cell>
          <table:table-cell table:style-name="ce119" table:formula="of:=[.K2]+1" office:value-type="date" office:date-value="2017-04-09">
            <text:p>09</text:p>
          </table:table-cell>
          <table:table-cell table:style-name="ce119" table:formula="of:=[.L2]+1" office:value-type="date" office:date-value="2017-04-10">
            <text:p>10</text:p>
          </table:table-cell>
          <table:table-cell table:style-name="ce119" table:formula="of:=[.M2]+1" office:value-type="date" office:date-value="2017-04-11">
            <text:p>11</text:p>
          </table:table-cell>
          <table:table-cell table:style-name="ce119" table:formula="of:=[.N2]+1" office:value-type="date" office:date-value="2017-04-12">
            <text:p>12</text:p>
          </table:table-cell>
          <table:table-cell table:style-name="ce119" table:formula="of:=[.O2]+1" office:value-type="date" office:date-value="2017-04-13">
            <text:p>13</text:p>
          </table:table-cell>
          <table:table-cell table:style-name="ce119" table:formula="of:=[.P2]+1" office:value-type="date" office:date-value="2017-04-14">
            <text:p>14</text:p>
          </table:table-cell>
          <table:table-cell table:style-name="ce119" table:formula="of:=[.Q2]+1" office:value-type="date" office:date-value="2017-04-15">
            <text:p>15</text:p>
          </table:table-cell>
          <table:table-cell table:style-name="ce119" table:formula="of:=[.R2]+1" office:value-type="date" office:date-value="2017-04-16">
            <text:p>16</text:p>
          </table:table-cell>
          <table:table-cell table:style-name="ce119" table:formula="of:=[.S2]+1" office:value-type="date" office:date-value="2017-04-17">
            <text:p>17</text:p>
          </table:table-cell>
          <table:table-cell table:style-name="ce119" table:formula="of:=[.T2]+1" office:value-type="date" office:date-value="2017-04-18">
            <text:p>18</text:p>
          </table:table-cell>
          <table:table-cell table:style-name="ce119" table:formula="of:=[.U2]+1" office:value-type="date" office:date-value="2017-04-19">
            <text:p>19</text:p>
          </table:table-cell>
          <table:table-cell table:style-name="ce119" table:formula="of:=[.V2]+1" office:value-type="date" office:date-value="2017-04-20">
            <text:p>20</text:p>
          </table:table-cell>
          <table:table-cell table:style-name="ce119" table:formula="of:=[.W2]+1" office:value-type="date" office:date-value="2017-04-21">
            <text:p>21</text:p>
          </table:table-cell>
          <table:table-cell table:style-name="ce119" table:formula="of:=[.X2]+1" office:value-type="date" office:date-value="2017-04-22">
            <text:p>22</text:p>
          </table:table-cell>
          <table:table-cell table:style-name="ce119" table:formula="of:=[.Y2]+1" office:value-type="date" office:date-value="2017-04-23">
            <text:p>23</text:p>
          </table:table-cell>
          <table:table-cell table:style-name="ce119" table:formula="of:=[.Z2]+1" office:value-type="date" office:date-value="2017-04-24">
            <text:p>24</text:p>
          </table:table-cell>
          <table:table-cell table:style-name="ce119" table:formula="of:=[.AA2]+1" office:value-type="date" office:date-value="2017-04-25">
            <text:p>25</text:p>
          </table:table-cell>
          <table:table-cell table:style-name="ce119" table:formula="of:=[.AB2]+1" office:value-type="date" office:date-value="2017-04-26">
            <text:p>26</text:p>
          </table:table-cell>
          <table:table-cell table:style-name="ce119" table:formula="of:=[.AC2]+1" office:value-type="date" office:date-value="2017-04-27">
            <text:p>27</text:p>
          </table:table-cell>
          <table:table-cell table:style-name="ce119" table:formula="of:=[.AD2]+1" office:value-type="date" office:date-value="2017-04-28">
            <text:p>28</text:p>
          </table:table-cell>
          <table:table-cell table:style-name="ce119" table:formula="of:=[.AE2]+1" office:value-type="date" office:date-value="2017-04-29">
            <text:p>29</text:p>
          </table:table-cell>
          <table:table-cell table:style-name="ce119" table:formula="of:=[.AF2]+1" office:value-type="date" office:date-value="2017-04-30">
            <text:p>30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7" table:formula="of:=SUM([.D4:.AG4])" office:value-type="float" office:value="1"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4.0157in" svg:y="0.1067in" draw:caption-point-x="-0.2402in" draw:caption-point-y="0.6114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1" office:value-type="float" office:value="0">
            <office:annotation draw:style-name="gr6" draw:text-style-name="P1" svg:width="1.1413in" svg:height="0.2634in" svg:x="4.472in" svg:y="0.1075in" draw:caption-point-x="-0.2402in" draw:caption-point-y="0.6106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6.8205in" svg:y="0.1083in" draw:caption-point-x="-0.2402in" draw:caption-point-y="0.6098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2878in" svg:y="0.1094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8.7768in" svg:y="0.1098in" draw:caption-point-x="-0.2402in" draw:caption-point-y="0.6083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1.5492in" svg:y="0.1126in" draw:caption-point-x="-0.2402in" draw:caption-point-y="0.6055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3.8323in" svg:y="0.115in" draw:caption-point-x="-0.2402in" draw:caption-point-y="0.6031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4.7457in" svg:y="0.1161in" draw:caption-point-x="-0.2402in" draw:caption-point-y="0.602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0.1161in" draw:caption-point-x="-0.2402in" draw:caption-point-y="0.602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7" table:formula="of:=SUM([.D5:.AG5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0.6358in" svg:y="0.3594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0.3598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3.3756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7457in" svg:y="0.3634in" draw:caption-point-x="-0.2402in" draw:caption-point-y="0.6024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7" table:formula="of:=SUM([.D6:.AG6])" office:value-type="float" office:value="1">
            <text:p>1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5.202in" svg:y="0.6102in" draw:caption-point-x="-0.2402in" draw:caption-point-y="0.6031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7" table:formula="of:=SUM([.D7:.AG7])" office:value-type="float" office:value="1">
            <text:p>1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4.472in" svg:y="0.8504in" draw:caption-point-x="-0.2402in" draw:caption-point-y="0.6106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office:annotation draw:style-name="gr6" draw:text-style-name="P1" svg:width="1.1413in" svg:height="0.2634in" svg:x="5.3854in" svg:y="0.8508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7.7988in" svg:y="0.8516in" draw:caption-point-x="-0.2402in" draw:caption-point-y="0.6094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0.8551in" draw:caption-point-x="-0.2402in" draw:caption-point-y="0.6059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3.3756in" svg:y="0.8571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7" table:formula="of:=SUM([.D8:.AG8])" office:value-type="float" office:value="3">
            <text:p>3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4.472in" svg:y="1.098in" draw:caption-point-x="-0.2402in" draw:caption-point-y="0.6106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8.2878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0.1791in" svg:y="1.1024in" draw:caption-point-x="-0.2402in" draw:caption-point-y="0.6063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11.0925in" svg:y="1.098in" draw:caption-point-x="-0.2402in" draw:caption-point-y="0.6106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1.5492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3.8323in" svg:y="1.1055in" draw:caption-point-x="-0.2402in" draw:caption-point-y="0.6031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4.289in" svg:y="1.1059in" draw:caption-point-x="-0.2402in" draw:caption-point-y="0.6028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4.7457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7" table:formula="of:=SUM([.D9:.AG9])" office:value-type="float" office:value="3">
            <text:p>3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1.3461in" draw:caption-point-x="-0.2402in" draw:caption-point-y="0.6106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1.3504in" draw:caption-point-x="-0.2402in" draw:caption-point-y="0.6063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1.0925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1.5492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2.0059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1.3535in" draw:caption-point-x="-0.2402in" draw:caption-point-y="0.6031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7" table:formula="of:=SUM([.D10:.AG10])" office:value-type="float" office:value="1.5">
            <text:p>1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7012in" svg:x="7.3094in" svg:y="1.5949in" draw:caption-point-x="-0.2402in" draw:caption-point-y="0.6094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5492in" svg:y="1.5988in" draw:caption-point-x="-0.2402in" draw:caption-point-y="0.6055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634in" svg:x="13.3756in" svg:y="1.6008in" draw:caption-point-x="-0.2402in" draw:caption-point-y="0.6035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117" table:formula="of:=SUM([.D11:.AG11])" office:value-type="float" office:value="1">
            <text:p>1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4.472in" svg:y="1.8413in" draw:caption-point-x="-0.2402in" draw:caption-point-y="0.6106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2878in" svg:y="1.8437in" draw:caption-point-x="-0.2402in" draw:caption-point-y="0.6083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2.0059in" svg:y="1.8472in" draw:caption-point-x="-0.2402in" draw:caption-point-y="0.6047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13.3756in" svg:y="1.8484in" draw:caption-point-x="-0.2402in" draw:caption-point-y="0.6035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3.8323in" svg:y="1.8488in" draw:caption-point-x="-0.2402in" draw:caption-point-y="0.6031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1" office:value-type="float" office:value="0">
            <office:annotation draw:style-name="gr6" draw:text-style-name="P1" svg:width="1.1413in" svg:height="0.2634in" svg:x="14.289in" svg:y="1.8492in" draw:caption-point-x="-0.2402in" draw:caption-point-y="0.6028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7"/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2.089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2.0898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3094in" svg:y="2.0902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2878in" svg:y="2.0909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2.0937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7457in" svg:y="2.0972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7" table:formula="of:=SUM([.D13:.AG13])" office:value-type="float" office:value="1.5">
            <text:p>1.5</text:p>
          </table:table-cell>
          <table:table-cell table:style-name="ce121" table:number-columns-repeated="2"/>
          <table:table-cell table:style-name="ce121" office:value-type="float" office:value="0.5">
            <office:annotation draw:style-name="gr2" draw:text-style-name="P1" svg:width="1.1413in" svg:height="0.5457in" svg:x="3.5591in" svg:y="2.3354in" draw:caption-point-x="-0.2402in" draw:caption-point-y="0.6118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4.472in" svg:y="2.3366in" draw:caption-point-x="-0.2402in" draw:caption-point-y="0.6106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2.3441in" draw:caption-point-x="-0.2402in" draw:caption-point-y="0.6031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2.3453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7" table:formula="of:=SUM([.D14:.AG14])" office:value-type="float" office:value="4">
            <text:p>4</text:p>
          </table:table-cell>
          <table:table-cell table:style-name="ce121" table:number-columns-repeated="2"/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4.472in" svg:y="2.5843in" draw:caption-point-x="-0.2402in" draw:caption-point-y="0.6106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7.7988in" svg:y="2.5862in" draw:caption-point-x="-0.2402in" draw:caption-point-y="0.6087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11.0925in" svg:y="2.5894in" draw:caption-point-x="-0.2402in" draw:caption-point-y="0.6055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14.289in" svg:y="2.5921in" draw:caption-point-x="-0.2402in" draw:caption-point-y="0.6028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4.7457in" svg:y="2.5929in" draw:caption-point-x="-0.2402in" draw:caption-point-y="0.602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5.202in" svg:y="2.5929in" draw:caption-point-x="-0.2402in" draw:caption-point-y="0.602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7" table:formula="of:=SUM([.D15:.AG15])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4.0157in" svg:y="2.8311in" draw:caption-point-x="-0.2402in" draw:caption-point-y="0.6114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office:annotation draw:style-name="gr4" draw:text-style-name="P1" svg:width="1.1413in" svg:height="0.3902in" svg:x="5.3854in" svg:y="2.8323in" draw:caption-point-x="-0.2402in" draw:caption-point-y="0.6102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3094in" svg:y="2.8331in" draw:caption-point-x="-0.2402in" draw:caption-point-y="0.6094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2.837in" draw:caption-point-x="-0.2402in" draw:caption-point-y="0.6055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2.8394in" draw:caption-point-x="-0.2402in" draw:caption-point-y="0.6031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2.8406in" draw:caption-point-x="-0.2402in" draw:caption-point-y="0.602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7" table:formula="of:=SUM([.D16:.AG16])" office:value-type="float" office:value="2">
            <text:p>2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5.202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7" table:formula="of:=SUM([.D17:.AG17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7" table:formula="of:=SUM([.D18:.AG18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289in" svg:y="3.5831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7" table:formula="of:=SUM([.D19:.AG19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7768in" svg:y="3.8252in" draw:caption-point-x="-0.2402in" draw:caption-point-y="0.6083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7" table:formula="of:=SUM([.D20:.AG20])" office:value-type="float" office:value="1"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0157in" svg:y="4.0697in" draw:caption-point-x="-0.2402in" draw:caption-point-y="0.6114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1">
            <office:annotation draw:style-name="gr6" draw:text-style-name="P1" svg:width="1.1413in" svg:height="0.2634in" svg:x="5.3854in" svg:y="4.0701in" draw:caption-point-x="-0.2402in" draw:caption-point-y="0.611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7768in" svg:y="4.0728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3.8323in" svg:y="4.078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4.7457in" svg:y="4.0787in" draw:caption-point-x="-0.2402in" draw:caption-point-y="0.6024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7" table:formula="of:=SUM([.D21:.AG21])" office:value-type="float" office:value="4">
            <text:p>4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634in" svg:x="6.8205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7.3094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7.798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8.287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7" table:formula="of:=SUM([.D22:.AG22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7" table:formula="of:=SUM([.D23:.AG23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7" table:formula="of:=SUM([.D24:.AG24])" office:value-type="float" office:value="1">
            <text:p>1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5.0693in" draw:caption-point-x="-0.2402in" draw:caption-point-y="0.6024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7" table:formula="of:=SUM([.D25:.AG25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0.6358in" svg:y="5.313in" draw:caption-point-x="-0.2402in" draw:caption-point-y="0.6063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7" table:formula="of:=SUM([.D26:.AG26])" office:value-type="float" office:value="0.5"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7.7988in" svg:y="5.5579in" draw:caption-point-x="-0.2402in" draw:caption-point-y="0.6094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7" table:formula="of:=SUM([.D27:.AG27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7" table:formula="of:=SUM([.D28:.AG28])" office:value-type="float" office:value="2">
            <text:p>2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office:annotation draw:style-name="gr4" draw:text-style-name="P1" svg:width="1.1413in" svg:height="0.3902in" svg:x="5.3854in" svg:y="6.0524in" draw:caption-point-x="-0.2402in" draw:caption-point-y="0.6102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7988in" svg:y="6.0535in" draw:caption-point-x="-0.2402in" draw:caption-point-y="0.6091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6.0567in" draw:caption-point-x="-0.2402in" draw:caption-point-y="0.6059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289in" svg:y="6.0598in" draw:caption-point-x="-0.2402in" draw:caption-point-y="0.6028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6.0602in" draw:caption-point-x="-0.2402in" draw:caption-point-y="0.6024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7" table:formula="of:=SUM([.D29:.AG29])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6.2996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office:annotation draw:style-name="gr6" draw:text-style-name="P1" svg:width="1.1413in" svg:height="0.2634in" svg:x="5.3854in" svg:y="6.3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6.8205in" svg:y="6.3004in" draw:caption-point-x="-0.2402in" draw:caption-point-y="0.6098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3094in" svg:y="6.3008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2878in" svg:y="6.3016in" draw:caption-point-x="-0.2402in" draw:caption-point-y="0.6087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0.1791in" svg:y="6.3031in" draw:caption-point-x="-0.2402in" draw:caption-point-y="0.6071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6.3039in" draw:caption-point-x="-0.2402in" draw:caption-point-y="0.6063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5492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289in" svg:y="6.3075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7457in" svg:y="6.3079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17" table:formula="of:=SUM([.D30:.AG30])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3.5591in" svg:y="6.5461in" draw:caption-point-x="-0.2402in" draw:caption-point-y="0.6118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0.1791in" svg:y="6.5508in" draw:caption-point-x="-0.2402in" draw:caption-point-y="0.6071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17" table:formula="of:=SUM([.D31:.AG31])" office:value-type="float" office:value="1">
            <text:p>1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3.5591in" svg:y="6.7937in" draw:caption-point-x="-0.2402in" draw:caption-point-y="0.6118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6.7957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7.7988in" svg:y="6.7965in" draw:caption-point-x="-0.2402in" draw:caption-point-y="0.6091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5.202in" svg:y="6.8035in" draw:caption-point-x="-0.2402in" draw:caption-point-y="0.602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17" table:formula="of:=SUM([.D32:.AG32])" office:value-type="float" office:value="1">
            <text:p>1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7.0472in" draw:caption-point-x="-0.2402in" draw:caption-point-y="0.6059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17" table:formula="of:=SUM([.D33:.AG33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17" table:formula="of:=SUM([.D34:.AG34])" office:value-type="float" office:value="0.5"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7.7988in" svg:y="7.5394in" draw:caption-point-x="-0.2402in" draw:caption-point-y="0.6091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3" draw:text-style-name="P1" svg:width="1.1413in" svg:height="0.7012in" svg:x="10.1791in" svg:y="7.5413in" draw:caption-point-x="-0.2402in" draw:caption-point-y="0.6071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17" table:formula="of:=SUM([.D35:.AG35])" office:value-type="float" office:value="1.5">
            <text:p>1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1">
            <office:annotation draw:style-name="gr6" draw:text-style-name="P1" svg:width="1.1413in" svg:height="0.2634in" svg:x="5.3854in" svg:y="7.7862in" draw:caption-point-x="-0.2402in" draw:caption-point-y="0.6102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7768in" svg:y="7.7882in" draw:caption-point-x="-0.2402in" draw:caption-point-y="0.6083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3.3756in" svg:y="7.7925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3.8323in" svg:y="7.7933in" draw:caption-point-x="-0.2402in" draw:caption-point-y="0.6031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17" table:formula="of:=SUM([.D36:.AG36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7768in" svg:y="8.0358in" draw:caption-point-x="-0.2402in" draw:caption-point-y="0.6083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8.0421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117" table:formula="of:=SUM([.D37:.AG37])" office:value-type="float" office:value="7.5">
            <text:p>7.5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4.01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.5">
            <office:annotation draw:style-name="gr2" draw:text-style-name="P1" svg:width="1.1413in" svg:height="0.5457in" svg:x="5.3854in" svg:y="8.2815in" draw:caption-point-x="-0.2402in" draw:caption-point-y="0.6102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7.3094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8.287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0.635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8.2858in" draw:caption-point-x="-0.2402in" draw:caption-point-y="0.6059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1.5492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3.8323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4.74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8.2898in" draw:caption-point-x="-0.2402in" draw:caption-point-y="0.602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17" table:formula="of:=SUM([.D38:.AG38])" office:value-type="float" office:value="0.5">
            <text:p>0.5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4.0157in" svg:y="8.528in" draw:caption-point-x="-0.2402in" draw:caption-point-y="0.6114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8.5295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17" table:formula="of:=SUM([.D39:.AG39])" office:value-type="float" office:value="2.5">
            <text:p>2.5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634in" svg:x="3.5591in" svg:y="8.7744in" draw:caption-point-x="-0.2402in" draw:caption-point-y="0.6126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7768in" svg:y="8.7787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1.5492in" svg:y="8.7819in" draw:caption-point-x="-0.2402in" draw:caption-point-y="0.6051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8.7839in" draw:caption-point-x="-0.2402in" draw:caption-point-y="0.6031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5457in" svg:x="15.202in" svg:y="8.7846in" draw:caption-point-x="-0.2402in" draw:caption-point-y="0.6024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17" table:formula="of:=SUM([.D40:.AG40])" office:value-type="float" office:value="2.5">
            <text:p>2.5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4.472in" svg:y="9.024in" draw:caption-point-x="-0.2402in" draw:caption-point-y="0.6106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8.2878in" svg:y="9.026in" draw:caption-point-x="-0.2402in" draw:caption-point-y="0.6087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8.7768in" svg:y="9.0264in" draw:caption-point-x="-0.2402in" draw:caption-point-y="0.6083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.5">
            <office:annotation draw:style-name="gr4" draw:text-style-name="P1" svg:width="1.1413in" svg:height="0.3902in" svg:x="10.1791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5492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2.0059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9.0327in" draw:caption-point-x="-0.2402in" draw:caption-point-y="0.602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17" table:formula="of:=SUM([.D41:.AG41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0.6358in" svg:y="9.276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9.2791in" draw:caption-point-x="-0.2402in" draw:caption-point-y="0.6031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17" table:formula="of:=SUM([.D42:.AG42])" office:value-type="float" office:value="1.5">
            <text:p>1.5</text:p>
          </table:table-cell>
          <table:table-cell table:style-name="ce121" table:number-columns-repeated="2"/>
          <table:table-cell table:style-name="ce121" office:value-type="float" office:value="0.5">
            <office:annotation draw:style-name="gr4" draw:text-style-name="P1" svg:width="1.1413in" svg:height="0.3902in" svg:x="3.5591in" svg:y="9.5067in" draw:caption-point-x="-0.2402in" draw:caption-point-y="0.6232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1.0925in" svg:y="9.524in" draw:caption-point-x="-0.2402in" draw:caption-point-y="0.6059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5.202in" svg:y="9.528in" draw:caption-point-x="-0.2402in" draw:caption-point-y="0.602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17" table:formula="of:=SUM([.D43:.AG43])" office:value-type="float" office:value="2">
            <text:p>2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9.7669in" draw:caption-point-x="-0.2402in" draw:caption-point-y="0.6106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1"/>
          <table:table-cell table:style-name="ce121" office:value-type="float" office:value="1">
            <office:annotation draw:style-name="gr6" draw:text-style-name="P1" svg:width="1.1413in" svg:height="0.2634in" svg:x="5.3854in" svg:y="9.7646in" draw:caption-point-x="-0.2402in" draw:caption-point-y="0.613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3.8323in" svg:y="9.7744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4.289in" svg:y="9.7744in" draw:caption-point-x="-0.2402in" draw:caption-point-y="0.6031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5.202in" svg:y="9.7756in" draw:caption-point-x="-0.2402in" draw:caption-point-y="0.602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uyCNTA</text:p>
          </table:table-cell>
          <table:table-cell table:style-name="ce117" table:formula="of:=SUM([.D44:.AG44])" office:value-type="float" office:value="0">
            <text:p>0</text:p>
          </table:table-cell>
          <table:table-cell table:style-name="ce121" table:number-columns-repeated="23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117" table:formula="of:=SUM([.D45:.AG45])" office:value-type="float" office:value="4">
            <text:p>4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7012in" svg:x="4.0157in" svg:y="10.2618in" draw:caption-point-x="-0.2402in" draw:caption-point-y="0.6114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1" office:value-type="float" office:value="0.5">
            <office:annotation draw:style-name="gr7" draw:text-style-name="P1" svg:width="1.1413in" svg:height="1.0122in" svg:x="4.472in" svg:y="10.2626in" draw:caption-point-x="-0.2402in" draw:caption-point-y="0.6106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1"/>
          <table:table-cell table:style-name="ce121" office:value-type="float" office:value="0">
            <office:annotation draw:style-name="gr6" draw:text-style-name="P1" svg:width="1.1413in" svg:height="0.2634in" svg:x="5.3854in" svg:y="10.263in" draw:caption-point-x="-0.2402in" draw:caption-point-y="0.6102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10.2634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7.3094in" svg:y="10.2638in" draw:caption-point-x="-0.2402in" draw:caption-point-y="0.6094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1" office:value-type="float" office:value="0.5">
            <office:annotation draw:style-name="gr2" draw:text-style-name="P1" svg:width="1.1413in" svg:height="0.5457in" svg:x="7.7988in" svg:y="10.2642in" draw:caption-point-x="-0.2402in" draw:caption-point-y="0.6091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1" office:value-type="float" office:value="0.5">
            <office:annotation draw:style-name="gr2" draw:text-style-name="P1" svg:width="1.1413in" svg:height="0.5457in" svg:x="8.2878in" svg:y="10.2646in" draw:caption-point-x="-0.2402in" draw:caption-point-y="0.6087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1" office:value-type="float" office:value="1">
            <office:annotation draw:style-name="gr4" draw:text-style-name="P1" svg:width="1.1413in" svg:height="0.3902in" svg:x="8.7768in" svg:y="10.265in" draw:caption-point-x="-0.2402in" draw:caption-point-y="0.6083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10.1791in" svg:y="10.2661in" draw:caption-point-x="-0.2402in" draw:caption-point-y="0.6071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0.6358in" svg:y="10.2669in" draw:caption-point-x="-0.2402in" draw:caption-point-y="0.6063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10.2673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1.5492in" svg:y="10.2681in" draw:caption-point-x="-0.2402in" draw:caption-point-y="0.6051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2.0059in" svg:y="10.2685in" draw:caption-point-x="-0.2402in" draw:caption-point-y="0.6047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7012in" svg:x="13.8323in" svg:y="10.2701in" draw:caption-point-x="-0.2402in" draw:caption-point-y="0.6031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1" office:value-type="float" office:value="0.5">
            <office:annotation draw:style-name="gr4" draw:text-style-name="P1" svg:width="1.1413in" svg:height="0.3902in" svg:x="14.289in" svg:y="10.2705in" draw:caption-point-x="-0.2402in" draw:caption-point-y="0.6028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1" office:value-type="float" office:value="0">
            <office:annotation draw:style-name="gr4" draw:text-style-name="P1" svg:width="1.1413in" svg:height="0.3902in" svg:x="14.7457in" svg:y="10.2709in" draw:caption-point-x="-0.2402in" draw:caption-point-y="0.6024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10.2713in" draw:caption-point-x="-0.2402in" draw:caption-point-y="0.602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117" table:formula="of:=SUM([.D46:.AG46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10.511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3.3756in" svg:y="10.5169in" draw:caption-point-x="-0.2402in" draw:caption-point-y="0.6039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10.5189in" draw:caption-point-x="-0.2402in" draw:caption-point-y="0.602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71" office:value-type="string">
            <text:p>VietBA</text:p>
          </table:table-cell>
          <table:table-cell table:style-name="ce117" table:formula="of:=SUM([.D47:.AG47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10.763in" draw:caption-point-x="-0.2402in" draw:caption-point-y="0.6055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117" table:formula="of:=SUM([.D48:.AG48])" office:value-type="float" office:value="0.5"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5.202in" svg:y="11.0142in" draw:caption-point-x="-0.2402in" draw:caption-point-y="0.602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2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2" table:number-columns-repeated="4"/>
          <table:table-cell table:style-name="ce124"/>
          <table:table-cell table:style-name="ce122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2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2" table:number-columns-repeated="4"/>
          <table:table-cell table:style-name="ce125" table:number-columns-repeated="7"/>
          <table:table-cell table:style-name="ce122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2" table:number-columns-repeated="30"/>
          <table:table-cell table:style-name="ce44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7"/>
        <table:table-column table:style-name="co26" table:number-columns-repeated="7" table:default-cell-style-name="ce137"/>
        <table:table-column table:style-name="co25" table:number-columns-repeated="16" table:default-cell-style-name="ce137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32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5" table:number-columns-spanned="2" table:number-rows-spanned="1">
            <text:p>5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7" table:number-columns-spanned="2" table:number-rows-spanned="1">
            <text:p>2017</text:p>
          </table:table-cell>
          <table:covered-table-cell table:style-name="ce143"/>
          <table:table-cell table:style-name="ce132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33" table:formula="of:=DATE([.$R$1];[.N1];1)" office:value-type="date" office:date-value="2017-05-01">
            <text:p>01</text:p>
          </table:table-cell>
          <table:table-cell table:style-name="ce133" table:formula="of:=[.D2]+1" office:value-type="date" office:date-value="2017-05-02">
            <text:p>02</text:p>
          </table:table-cell>
          <table:table-cell table:style-name="ce133" table:formula="of:=[.E2]+1" office:value-type="date" office:date-value="2017-05-03">
            <text:p>03</text:p>
          </table:table-cell>
          <table:table-cell table:style-name="ce133" table:formula="of:=[.F2]+1" office:value-type="date" office:date-value="2017-05-04">
            <text:p>04</text:p>
          </table:table-cell>
          <table:table-cell table:style-name="ce133" table:formula="of:=[.G2]+1" office:value-type="date" office:date-value="2017-05-05">
            <text:p>05</text:p>
          </table:table-cell>
          <table:table-cell table:style-name="ce133" table:formula="of:=[.H2]+1" office:value-type="date" office:date-value="2017-05-06">
            <text:p>06</text:p>
          </table:table-cell>
          <table:table-cell table:style-name="ce133" table:formula="of:=[.I2]+1" office:value-type="date" office:date-value="2017-05-07">
            <text:p>07</text:p>
          </table:table-cell>
          <table:table-cell table:style-name="ce133" table:formula="of:=[.J2]+1" office:value-type="date" office:date-value="2017-05-08">
            <text:p>08</text:p>
          </table:table-cell>
          <table:table-cell table:style-name="ce133" table:formula="of:=[.K2]+1" office:value-type="date" office:date-value="2017-05-09">
            <text:p>09</text:p>
          </table:table-cell>
          <table:table-cell table:style-name="ce133" table:formula="of:=[.L2]+1" office:value-type="date" office:date-value="2017-05-10">
            <text:p>10</text:p>
          </table:table-cell>
          <table:table-cell table:style-name="ce133" table:formula="of:=[.M2]+1" office:value-type="date" office:date-value="2017-05-11">
            <text:p>11</text:p>
          </table:table-cell>
          <table:table-cell table:style-name="ce133" table:formula="of:=[.N2]+1" office:value-type="date" office:date-value="2017-05-12">
            <text:p>12</text:p>
          </table:table-cell>
          <table:table-cell table:style-name="ce133" table:formula="of:=[.O2]+1" office:value-type="date" office:date-value="2017-05-13">
            <text:p>13</text:p>
          </table:table-cell>
          <table:table-cell table:style-name="ce133" table:formula="of:=[.P2]+1" office:value-type="date" office:date-value="2017-05-14">
            <text:p>14</text:p>
          </table:table-cell>
          <table:table-cell table:style-name="ce133" table:formula="of:=[.Q2]+1" office:value-type="date" office:date-value="2017-05-15">
            <text:p>15</text:p>
          </table:table-cell>
          <table:table-cell table:style-name="ce133" table:formula="of:=[.R2]+1" office:value-type="date" office:date-value="2017-05-16">
            <text:p>16</text:p>
          </table:table-cell>
          <table:table-cell table:style-name="ce133" table:formula="of:=[.S2]+1" office:value-type="date" office:date-value="2017-05-17">
            <text:p>17</text:p>
          </table:table-cell>
          <table:table-cell table:style-name="ce133" table:formula="of:=[.T2]+1" office:value-type="date" office:date-value="2017-05-18">
            <text:p>18</text:p>
          </table:table-cell>
          <table:table-cell table:style-name="ce133" table:formula="of:=[.U2]+1" office:value-type="date" office:date-value="2017-05-19">
            <text:p>19</text:p>
          </table:table-cell>
          <table:table-cell table:style-name="ce133" table:formula="of:=[.V2]+1" office:value-type="date" office:date-value="2017-05-20">
            <text:p>20</text:p>
          </table:table-cell>
          <table:table-cell table:style-name="ce133" table:formula="of:=[.W2]+1" office:value-type="date" office:date-value="2017-05-21">
            <text:p>21</text:p>
          </table:table-cell>
          <table:table-cell table:style-name="ce133" table:formula="of:=[.X2]+1" office:value-type="date" office:date-value="2017-05-22">
            <text:p>22</text:p>
          </table:table-cell>
          <table:table-cell table:style-name="ce133" table:formula="of:=[.Y2]+1" office:value-type="date" office:date-value="2017-05-23">
            <text:p>23</text:p>
          </table:table-cell>
          <table:table-cell table:style-name="ce133" table:formula="of:=[.Z2]+1" office:value-type="date" office:date-value="2017-05-24">
            <text:p>24</text:p>
          </table:table-cell>
          <table:table-cell table:style-name="ce133" table:formula="of:=[.AA2]+1" office:value-type="date" office:date-value="2017-05-25">
            <text:p>25</text:p>
          </table:table-cell>
          <table:table-cell table:style-name="ce133" table:formula="of:=[.AB2]+1" office:value-type="date" office:date-value="2017-05-26">
            <text:p>26</text:p>
          </table:table-cell>
          <table:table-cell table:style-name="ce133" table:formula="of:=[.AC2]+1" office:value-type="date" office:date-value="2017-05-27">
            <text:p>27</text:p>
          </table:table-cell>
          <table:table-cell table:style-name="ce133" table:formula="of:=[.AD2]+1" office:value-type="date" office:date-value="2017-05-28">
            <text:p>28</text:p>
          </table:table-cell>
          <table:table-cell table:style-name="ce133" table:formula="of:=[.AE2]+1" office:value-type="date" office:date-value="2017-05-29">
            <text:p>29</text:p>
          </table:table-cell>
          <table:table-cell table:style-name="ce133" table:formula="of:=[.AF2]+1" office:value-type="date" office:date-value="2017-05-30">
            <text:p>30</text:p>
          </table:table-cell>
          <table:table-cell table:style-name="ce133" table:formula="of:=[.AG2]+1" office:value-type="date" office:date-value="2017-05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31" table:formula="of:=SUM([.D4:.AH4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0.1102in" draw:caption-point-x="-0.2402in" draw:caption-point-y="0.6079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7.7988in" svg:y="0.111in" draw:caption-point-x="-0.2402in" draw:caption-point-y="0.6071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0.1126in" draw:caption-point-x="-0.2402in" draw:caption-point-y="0.6055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0.1154in" draw:caption-point-x="-0.2402in" draw:caption-point-y="0.6028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8323in" svg:y="0.1157in" draw:caption-point-x="-0.2402in" draw:caption-point-y="0.6024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0.1165in" draw:caption-point-x="-0.2402in" draw:caption-point-y="0.6016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31" table:formula="of:=SUM([.D5:.AH5])" office:value-type="float" office:value="2.5">
            <text:p>2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0.3555in" draw:caption-point-x="-0.2402in" draw:caption-point-y="0.6102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0.3567in" draw:caption-point-x="-0.2402in" draw:caption-point-y="0.6091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0.3567in" draw:caption-point-x="-0.2402in" draw:caption-point-y="0.6091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0.3583in" draw:caption-point-x="-0.2402in" draw:caption-point-y="0.6075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3" draw:text-style-name="P1" svg:width="1.1413in" svg:height="0.7012in" svg:x="9.2661in" svg:y="0.3587in" draw:caption-point-x="-0.2402in" draw:caption-point-y="0.6071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0.3591in" draw:caption-point-x="-0.2402in" draw:caption-point-y="0.6067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0.3598in" draw:caption-point-x="-0.2402in" draw:caption-point-y="0.6059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0.6358in" svg:y="0.3602in" draw:caption-point-x="-0.2402in" draw:caption-point-y="0.6055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0.3638in" draw:caption-point-x="-0.2402in" draw:caption-point-y="0.602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365in" draw:caption-point-x="-0.2402in" draw:caption-point-y="0.6008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31" table:formula="of:=SUM([.D6:.AH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0157in" svg:y="0.6035in" draw:caption-point-x="-0.2402in" draw:caption-point-y="0.6098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0.6055in" draw:caption-point-x="-0.2402in" draw:caption-point-y="0.6079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6358in" svg:y="0.6079in" draw:caption-point-x="-0.2402in" draw:caption-point-y="0.6055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5" office:value-type="float" office:value="0">
            <office:annotation draw:style-name="gr9" draw:text-style-name="P1" svg:width="1.1413in" svg:height="1.1677in" svg:x="11.0925in" svg:y="0.6087in" draw:caption-point-x="-0.2402in" draw:caption-point-y="0.6047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0.6106in" draw:caption-point-x="-0.2402in" draw:caption-point-y="0.6028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0.6126in" draw:caption-point-x="-0.2402in" draw:caption-point-y="0.6008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472in" svg:y="0.8508in" draw:caption-point-x="-0.2402in" draw:caption-point-y="0.6102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0.8551in" draw:caption-point-x="-0.2402in" draw:caption-point-y="0.6059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8614in" draw:caption-point-x="-0.2402in" draw:caption-point-y="0.5996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31" table:formula="of:=SUM([.D8:.AH8])" office:value-type="float" office:value="3.5">
            <text:p>3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4.0157in" svg:y="1.0909in" draw:caption-point-x="-0.2402in" draw:caption-point-y="0.6177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1.1059in" draw:caption-point-x="-0.2402in" draw:caption-point-y="0.6028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1.102in" draw:caption-point-x="-0.2402in" draw:caption-point-y="0.6067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1.102in" draw:caption-point-x="-0.2402in" draw:caption-point-y="0.6067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5.6587in" svg:y="1.102in" draw:caption-point-x="-0.2402in" draw:caption-point-y="0.6067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9.7228in" svg:y="1.35in" draw:caption-point-x="-0.2402in" draw:caption-point-y="0.6067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31" table:formula="of:=SUM([.D10:.AH10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3.5591in" svg:y="1.5941in" draw:caption-point-x="-0.2402in" draw:caption-point-y="0.6102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1.5972in" draw:caption-point-x="-0.2402in" draw:caption-point-y="0.6071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6in" draw:caption-point-x="-0.2402in" draw:caption-point-y="0.6043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572in" svg:y="1.6035in" draw:caption-point-x="-0.2402in" draw:caption-point-y="0.6008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131" table:formula="of:=SUM([.D11:.AH11])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1.8425in" draw:caption-point-x="-0.2402in" draw:caption-point-y="0.6094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5.8421in" svg:y="1.8429in" draw:caption-point-x="-0.2402in" draw:caption-point-y="0.6091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1.8433in" draw:caption-point-x="-0.2402in" draw:caption-point-y="0.6087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.8445in" draw:caption-point-x="-0.2402in" draw:caption-point-y="0.6075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1.8449in" draw:caption-point-x="-0.2402in" draw:caption-point-y="0.6071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1.8465in" draw:caption-point-x="-0.2402in" draw:caption-point-y="0.6055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8476in" draw:caption-point-x="-0.2402in" draw:caption-point-y="0.6043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14.289in" svg:y="1.8492in" draw:caption-point-x="-0.2402in" draw:caption-point-y="0.6028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.8504in" draw:caption-point-x="-0.2402in" draw:caption-point-y="0.6016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1.8508in" draw:caption-point-x="-0.2402in" draw:caption-point-y="0.6012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.8512in" draw:caption-point-x="-0.2402in" draw:caption-point-y="0.6008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31"/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2.0913in" draw:caption-point-x="-0.2402in" draw:caption-point-y="0.6083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2.0917in" draw:caption-point-x="-0.2402in" draw:caption-point-y="0.6079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2.0921in" draw:caption-point-x="-0.2402in" draw:caption-point-y="0.6075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2.0929in" draw:caption-point-x="-0.2402in" draw:caption-point-y="0.6067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2.0937in" draw:caption-point-x="-0.2402in" draw:caption-point-y="0.6059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2.0988in" draw:caption-point-x="-0.2402in" draw:caption-point-y="0.6008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31" table:formula="of:=SUM([.D13:.AH13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339in" draw:caption-point-x="-0.2402in" draw:caption-point-y="0.6083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2.3457in" draw:caption-point-x="-0.2402in" draw:caption-point-y="0.6016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6.572in" svg:y="2.3465in" draw:caption-point-x="-0.2402in" draw:caption-point-y="0.6008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31" table:formula="of:=SUM([.D14:.AH14])" office:value-type="float" office:value="4.5">
            <text:p>4.5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6.8205in" svg:y="2.5866in" draw:caption-point-x="-0.2402in" draw:caption-point-y="0.6083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.5">
            <office:annotation draw:style-name="gr6" draw:text-style-name="P1" svg:width="1.1413in" svg:height="0.2634in" svg:x="7.3094in" svg:y="2.587in" draw:caption-point-x="-0.2402in" draw:caption-point-y="0.6079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6" draw:text-style-name="P1" svg:width="1.1413in" svg:height="0.2634in" svg:x="9.2661in" svg:y="2.587in" draw:caption-point-x="-0.2402in" draw:caption-point-y="0.6079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6358in" svg:y="2.5894in" draw:caption-point-x="-0.2402in" draw:caption-point-y="0.6055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3.3756in" svg:y="2.5929in" draw:caption-point-x="-0.2402in" draw:caption-point-y="0.602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31" table:formula="of:=SUM([.D15:.AH1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8343in" draw:caption-point-x="-0.2402in" draw:caption-point-y="0.6083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2.8343in" draw:caption-point-x="-0.2402in" draw:caption-point-y="0.6083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2.8374in" draw:caption-point-x="-0.2402in" draw:caption-point-y="0.6051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2.8406in" draw:caption-point-x="-0.2402in" draw:caption-point-y="0.602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1154in" svg:y="2.8413in" draw:caption-point-x="-0.2402in" draw:caption-point-y="0.6012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572in" svg:y="2.8421in" draw:caption-point-x="-0.2402in" draw:caption-point-y="0.6004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31" table:formula="of:=SUM([.D16:.AH16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Default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3.0835in" draw:caption-point-x="-0.2402in" draw:caption-point-y="0.6067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31" table:formula="of:=SUM([.D17:.AH17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5.8421in" svg:y="3.3291in" draw:caption-point-x="-0.2402in" draw:caption-point-y="0.6091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3.3358in" draw:caption-point-x="-0.2402in" draw:caption-point-y="0.6024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31" table:formula="of:=SUM([.D18:.AH18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3.5756in" draw:caption-point-x="-0.2402in" draw:caption-point-y="0.6102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3.5756in" draw:caption-point-x="-0.2402in" draw:caption-point-y="0.6102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472in" svg:y="3.5756in" draw:caption-point-x="-0.2402in" draw:caption-point-y="0.6102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31" table:formula="of:=SUM([.D19:.AH19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15.6587in" svg:y="3.8319in" draw:caption-point-x="-0.2402in" draw:caption-point-y="0.6016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1154in" svg:y="3.8319in" draw:caption-point-x="-0.2402in" draw:caption-point-y="0.6016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572in" svg:y="3.8319in" draw:caption-point-x="-0.2402in" draw:caption-point-y="0.6016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31" table:formula="of:=SUM([.D20:.AH20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4.0724in" draw:caption-point-x="-0.2402in" draw:caption-point-y="0.6087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4.074in" draw:caption-point-x="-0.2402in" draw:caption-point-y="0.6071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1791in" svg:y="4.0752in" draw:caption-point-x="-0.2402in" draw:caption-point-y="0.6059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4.076in" draw:caption-point-x="-0.2402in" draw:caption-point-y="0.6051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4.0783in" draw:caption-point-x="-0.2402in" draw:caption-point-y="0.6028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4.0791in" draw:caption-point-x="-0.2402in" draw:caption-point-y="0.602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4.0795in" draw:caption-point-x="-0.2402in" draw:caption-point-y="0.6016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4.3232in" draw:caption-point-x="-0.2402in" draw:caption-point-y="0.6055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2.4622in" svg:y="4.3244in" draw:caption-point-x="-0.2402in" draw:caption-point-y="0.6043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31" table:formula="of:=SUM([.D23:.AH2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31" table:formula="of:=SUM([.D24:.AH24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5.0665in" draw:caption-point-x="-0.2402in" draw:caption-point-y="0.6051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31" table:formula="of:=SUM([.D25:.AH2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5.8421in" svg:y="5.3098in" draw:caption-point-x="-0.2402in" draw:caption-point-y="0.6094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31" table:formula="of:=SUM([.D26:.AH26])" office:value-type="float" office:value="5">
            <text:p>5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3.5591in" svg:y="5.5571in" draw:caption-point-x="-0.2402in" draw:caption-point-y="0.6102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4.0157in" svg:y="5.5571in" draw:caption-point-x="-0.2402in" draw:caption-point-y="0.6102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3311in" svg:y="5.5571in" draw:caption-point-x="-0.2402in" draw:caption-point-y="0.6102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5.5571in" draw:caption-point-x="-0.2402in" draw:caption-point-y="0.6102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5.5571in" draw:caption-point-x="-0.2402in" draw:caption-point-y="0.6102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5.5571in" draw:caption-point-x="-0.2402in" draw:caption-point-y="0.6102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5.5606in" draw:caption-point-x="-0.2402in" draw:caption-point-y="0.6067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5.5606in" draw:caption-point-x="-0.2402in" draw:caption-point-y="0.6067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31" table:formula="of:=SUM([.D27:.AH27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5.8071in" draw:caption-point-x="-0.2402in" draw:caption-point-y="0.6079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31" table:formula="of:=SUM([.D28:.AH2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7988in" svg:y="6.0551in" draw:caption-point-x="-0.2402in" draw:caption-point-y="0.6075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0567in" draw:caption-point-x="-0.2402in" draw:caption-point-y="0.6059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2.9189in" svg:y="6.0598in" draw:caption-point-x="-0.2402in" draw:caption-point-y="0.6028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6.0614in" draw:caption-point-x="-0.2402in" draw:caption-point-y="0.6012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0618in" draw:caption-point-x="-0.2402in" draw:caption-point-y="0.6008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31" table:formula="of:=SUM([.D29:.AH29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6.3in" draw:caption-point-x="-0.2402in" draw:caption-point-y="0.6102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6.3008in" draw:caption-point-x="-0.2402in" draw:caption-point-y="0.6094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6.302in" draw:caption-point-x="-0.2402in" draw:caption-point-y="0.6083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6.3024in" draw:caption-point-x="-0.2402in" draw:caption-point-y="0.6079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7988in" svg:y="6.3024in" draw:caption-point-x="-0.2402in" draw:caption-point-y="0.6079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6.3031in" draw:caption-point-x="-0.2402in" draw:caption-point-y="0.6071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6.3035in" draw:caption-point-x="-0.2402in" draw:caption-point-y="0.6067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3043in" draw:caption-point-x="-0.2402in" draw:caption-point-y="0.6059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6.3067in" draw:caption-point-x="-0.2402in" draw:caption-point-y="0.6035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8323in" svg:y="6.3079in" draw:caption-point-x="-0.2402in" draw:caption-point-y="0.6024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3094in" draw:caption-point-x="-0.2402in" draw:caption-point-y="0.6008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31" table:formula="of:=SUM([.D31:.AH31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6.7976in" draw:caption-point-x="-0.2402in" draw:caption-point-y="0.6079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6.7941in" draw:caption-point-x="-0.2402in" draw:caption-point-y="0.6114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6.8008in" draw:caption-point-x="-0.2402in" draw:caption-point-y="0.6047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3.3756in" svg:y="6.7941in" draw:caption-point-x="-0.2402in" draw:caption-point-y="0.6114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6.8043in" draw:caption-point-x="-0.2402in" draw:caption-point-y="0.601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7.0461in" draw:caption-point-x="-0.2402in" draw:caption-point-y="0.6071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7.0398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7.0398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0398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8323in" svg:y="7.0508in" draw:caption-point-x="-0.2402in" draw:caption-point-y="0.6024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7.5406in" draw:caption-point-x="-0.2402in" draw:caption-point-y="0.6079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7.5429in" draw:caption-point-x="-0.2402in" draw:caption-point-y="0.6055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7.5465in" draw:caption-point-x="-0.2402in" draw:caption-point-y="0.602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31" table:formula="of:=SUM([.D35:.AH35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7.7898in" draw:caption-point-x="-0.2402in" draw:caption-point-y="0.6067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7.7874in" draw:caption-point-x="-0.2402in" draw:caption-point-y="0.6091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7.7874in" draw:caption-point-x="-0.2402in" draw:caption-point-y="0.6091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7.7874in" draw:caption-point-x="-0.2402in" draw:caption-point-y="0.6091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7929in" draw:caption-point-x="-0.2402in" draw:caption-point-y="0.6035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7.7937in" draw:caption-point-x="-0.2402in" draw:caption-point-y="0.6028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7.7945in" draw:caption-point-x="-0.2402in" draw:caption-point-y="0.602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31" table:formula="of:=SUM([.D36:.AH36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8.0339in" draw:caption-point-x="-0.2402in" draw:caption-point-y="0.6102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3094in" svg:y="8.0362in" draw:caption-point-x="-0.2402in" draw:caption-point-y="0.6079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8.037in" draw:caption-point-x="-0.2402in" draw:caption-point-y="0.6071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8.0386in" draw:caption-point-x="-0.2402in" draw:caption-point-y="0.6055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039in" draw:caption-point-x="-0.2402in" draw:caption-point-y="0.6051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8.0413in" draw:caption-point-x="-0.2402in" draw:caption-point-y="0.6028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8.0421in" draw:caption-point-x="-0.2402in" draw:caption-point-y="0.602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8.0425in" draw:caption-point-x="-0.2402in" draw:caption-point-y="0.6016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131" table:formula="of:=SUM([.D37:.AH37])" office:value-type="float" office:value="9.5">
            <text:p>9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8.261in" draw:caption-point-x="-0.2402in" draw:caption-point-y="0.630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.5">
            <office:annotation draw:style-name="gr4" draw:text-style-name="P1" svg:width="1.1413in" svg:height="0.3902in" svg:x="4.472in" svg:y="8.2823in" draw:caption-point-x="-0.2402in" draw:caption-point-y="0.6094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6.3311in" svg:y="8.261in" draw:caption-point-x="-0.2402in" draw:caption-point-y="0.630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8.261in" draw:caption-point-x="-0.2402in" draw:caption-point-y="0.630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8.2843in" draw:caption-point-x="-0.2402in" draw:caption-point-y="0.6075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8.261in" draw:caption-point-x="-0.2402in" draw:caption-point-y="0.630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8.261in" draw:caption-point-x="-0.2402in" draw:caption-point-y="0.630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2866in" draw:caption-point-x="-0.2402in" draw:caption-point-y="0.6051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8.2862in" draw:caption-point-x="-0.2402in" draw:caption-point-y="0.6055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2.9189in" svg:y="8.261in" draw:caption-point-x="-0.2402in" draw:caption-point-y="0.630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8.261in" draw:caption-point-x="-0.2402in" draw:caption-point-y="0.630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8.2898in" draw:caption-point-x="-0.2402in" draw:caption-point-y="0.602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1154in" svg:y="8.2906in" draw:caption-point-x="-0.2402in" draw:caption-point-y="0.6012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2902in" draw:caption-point-x="-0.2402in" draw:caption-point-y="0.6016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31" table:formula="of:=SUM([.D38:.AH3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8.5311in" draw:caption-point-x="-0.2402in" draw:caption-point-y="0.6083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8.5315in" draw:caption-point-x="-0.2402in" draw:caption-point-y="0.6079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1791in" svg:y="8.5236in" draw:caption-point-x="-0.2402in" draw:caption-point-y="0.6157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8.5339in" draw:caption-point-x="-0.2402in" draw:caption-point-y="0.6055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31" table:formula="of:=SUM([.D39:.AH39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8.7783in" draw:caption-point-x="-0.2402in" draw:caption-point-y="0.6087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8.7787in" draw:caption-point-x="-0.2402in" draw:caption-point-y="0.6083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8.7803in" draw:caption-point-x="-0.2402in" draw:caption-point-y="0.6067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15.6587in" svg:y="8.7854in" draw:caption-point-x="-0.2402in" draw:caption-point-y="0.6016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7866in" draw:caption-point-x="-0.2402in" draw:caption-point-y="0.6004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31" table:formula="of:=SUM([.D40:.AH40])" office:value-type="float" office:value="6">
            <text:p>6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4.472in" svg:y="9.0252in" draw:caption-point-x="-0.2402in" draw:caption-point-y="0.6094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6.8205in" svg:y="9.0213in" draw:caption-point-x="-0.2402in" draw:caption-point-y="0.6134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9.0213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9.0213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9.0213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9.0213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1791in" svg:y="9.0213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9.0213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0213in" draw:caption-point-x="-0.2402in" draw:caption-point-y="0.6134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3.3756in" svg:y="9.0319in" draw:caption-point-x="-0.2402in" draw:caption-point-y="0.6028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9.0331in" draw:caption-point-x="-0.2402in" draw:caption-point-y="0.6016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31" table:formula="of:=SUM([.D41:.AH41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9.2732in" draw:caption-point-x="-0.2402in" draw:caption-point-y="0.6091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9.2752in" draw:caption-point-x="-0.2402in" draw:caption-point-y="0.6071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9.2772in" draw:caption-point-x="-0.2402in" draw:caption-point-y="0.6051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2787in" draw:caption-point-x="-0.2402in" draw:caption-point-y="0.6035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2795in" draw:caption-point-x="-0.2402in" draw:caption-point-y="0.6028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9.2799in" draw:caption-point-x="-0.2402in" draw:caption-point-y="0.6024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31" table:formula="of:=SUM([.D42:.AH42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3.5591in" svg:y="9.5173in" draw:caption-point-x="-0.2402in" draw:caption-point-y="0.6126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5264in" draw:caption-point-x="-0.2402in" draw:caption-point-y="0.6035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31" table:formula="of:=SUM([.D43:.AH43])" office:value-type="float" office:value="1.5">
            <text:p>1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9.7673in" draw:caption-point-x="-0.2402in" draw:caption-point-y="0.6102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9.7673in" draw:caption-point-x="-0.2402in" draw:caption-point-y="0.6102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9.7693in" draw:caption-point-x="-0.2402in" draw:caption-point-y="0.6083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0.6358in" svg:y="9.772in" draw:caption-point-x="-0.2402in" draw:caption-point-y="0.6055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772in" draw:caption-point-x="-0.2402in" draw:caption-point-y="0.6055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774in" draw:caption-point-x="-0.2402in" draw:caption-point-y="0.6035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7748in" draw:caption-point-x="-0.2402in" draw:caption-point-y="0.6028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9.7764in" draw:caption-point-x="-0.2402in" draw:caption-point-y="0.6012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16.572in" svg:y="9.7768in" draw:caption-point-x="-0.2402in" draw:caption-point-y="0.6008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uyCNTA</text:p>
          </table:table-cell>
          <table:table-cell table:style-name="ce131" table:formula="of:=SUM([.D44:.AH44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9.2661in" svg:y="10.0185in" draw:caption-point-x="-0.2402in" draw:caption-point-y="0.6071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1154in" svg:y="10.0244in" draw:caption-point-x="-0.2402in" draw:caption-point-y="0.6012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131" table:formula="of:=SUM([.D45:.AH45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10.263in" draw:caption-point-x="-0.2402in" draw:caption-point-y="0.6102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2634in" draw:caption-point-x="-0.2402in" draw:caption-point-y="0.6098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4.472in" svg:y="10.2638in" draw:caption-point-x="-0.2402in" draw:caption-point-y="0.6094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10.2642in" draw:caption-point-x="-0.2402in" draw:caption-point-y="0.6091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10.2646in" draw:caption-point-x="-0.2402in" draw:caption-point-y="0.6087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10.265in" draw:caption-point-x="-0.2402in" draw:caption-point-y="0.6083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10.2654in" draw:caption-point-x="-0.2402in" draw:caption-point-y="0.6079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0.2657in" draw:caption-point-x="-0.2402in" draw:caption-point-y="0.6075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9.2661in" svg:y="10.2661in" draw:caption-point-x="-0.2402in" draw:caption-point-y="0.6071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5" office:value-type="float" office:value="1">
            <office:annotation draw:style-name="gr3" draw:text-style-name="P1" svg:width="1.1413in" svg:height="0.7012in" svg:x="9.7228in" svg:y="10.2669in" draw:caption-point-x="-0.2402in" draw:caption-point-y="0.6063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0.1791in" svg:y="10.2673in" draw:caption-point-x="-0.2402in" draw:caption-point-y="0.6059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5" office:value-type="float" office:value="0.5">
            <office:annotation draw:style-name="gr8" draw:text-style-name="P1" svg:width="1.1413in" svg:height="0.8567in" svg:x="10.6358in" svg:y="10.2677in" draw:caption-point-x="-0.2402in" draw:caption-point-y="0.6055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0.2689in" draw:caption-point-x="-0.2402in" draw:caption-point-y="0.6043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10.2705in" draw:caption-point-x="-0.2402in" draw:caption-point-y="0.6028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3.8323in" svg:y="10.2709in" draw:caption-point-x="-0.2402in" draw:caption-point-y="0.6024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10.2713in" draw:caption-point-x="-0.2402in" draw:caption-point-y="0.602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0.2717in" draw:caption-point-x="-0.2402in" draw:caption-point-y="0.6016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10.272in" draw:caption-point-x="-0.2402in" draw:caption-point-y="0.601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10.2724in" draw:caption-point-x="-0.2402in" draw:caption-point-y="0.6008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131" table:formula="of:=SUM([.D46:.AH4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5106in" draw:caption-point-x="-0.2402in" draw:caption-point-y="0.6102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10.5142in" draw:caption-point-x="-0.2402in" draw:caption-point-y="0.6067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0.5201in" draw:caption-point-x="-0.2402in" draw:caption-point-y="0.6008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71" office:value-type="string">
            <text:p>VietBA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9.7228in" svg:y="10.7622in" draw:caption-point-x="-0.2402in" draw:caption-point-y="0.6063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10.7626in" draw:caption-point-x="-0.2402in" draw:caption-point-y="0.6059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6" table:number-columns-repeated="4"/>
          <table:table-cell table:style-name="ce138"/>
          <table:table-cell table:style-name="ce13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6" table:number-columns-repeated="4"/>
          <table:table-cell table:style-name="ce139" table:number-columns-repeated="7"/>
          <table:table-cell table:style-name="ce13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6" table:number-columns-repeated="31"/>
          <table:table-cell table:style-name="ce44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45" table:number-columns-repeated="8"/>
          <table:table-cell table:style-name="ce153" office:value-type="string" table:number-columns-spanned="2" table:number-rows-spanned="1">
            <text:p>Month</text:p>
          </table:table-cell>
          <table:covered-table-cell table:style-name="ce154"/>
          <table:table-cell table:style-name="ce155" table:content-validation-name="val1" office:value-type="float" office:value="6" table:number-columns-spanned="2" table:number-rows-spanned="1">
            <text:p>6</text:p>
          </table:table-cell>
          <table:covered-table-cell table:style-name="ce154"/>
          <table:table-cell table:style-name="ce153" office:value-type="string" table:number-columns-spanned="2" table:number-rows-spanned="1">
            <text:p>Year</text:p>
          </table:table-cell>
          <table:covered-table-cell table:style-name="ce154"/>
          <table:table-cell table:style-name="ce153" office:value-type="float" office:value="2017" table:number-columns-spanned="2" table:number-rows-spanned="1">
            <text:p>2017</text:p>
          </table:table-cell>
          <table:covered-table-cell table:style-name="ce156"/>
          <table:table-cell table:style-name="ce145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46" table:formula="of:=DATE([.$R$1];[.N1];1)" office:value-type="date" office:date-value="2017-06-01">
            <text:p>01</text:p>
          </table:table-cell>
          <table:table-cell table:style-name="ce146" table:formula="of:=[.D2]+1" office:value-type="date" office:date-value="2017-06-02">
            <text:p>02</text:p>
          </table:table-cell>
          <table:table-cell table:style-name="ce146" table:formula="of:=[.E2]+1" office:value-type="date" office:date-value="2017-06-03">
            <text:p>03</text:p>
          </table:table-cell>
          <table:table-cell table:style-name="ce146" table:formula="of:=[.F2]+1" office:value-type="date" office:date-value="2017-06-04">
            <text:p>04</text:p>
          </table:table-cell>
          <table:table-cell table:style-name="ce146" table:formula="of:=[.G2]+1" office:value-type="date" office:date-value="2017-06-05">
            <text:p>05</text:p>
          </table:table-cell>
          <table:table-cell table:style-name="ce146" table:formula="of:=[.H2]+1" office:value-type="date" office:date-value="2017-06-06">
            <text:p>06</text:p>
          </table:table-cell>
          <table:table-cell table:style-name="ce146" table:formula="of:=[.I2]+1" office:value-type="date" office:date-value="2017-06-07">
            <text:p>07</text:p>
          </table:table-cell>
          <table:table-cell table:style-name="ce146" table:formula="of:=[.J2]+1" office:value-type="date" office:date-value="2017-06-08">
            <text:p>08</text:p>
          </table:table-cell>
          <table:table-cell table:style-name="ce146" table:formula="of:=[.K2]+1" office:value-type="date" office:date-value="2017-06-09">
            <text:p>09</text:p>
          </table:table-cell>
          <table:table-cell table:style-name="ce146" table:formula="of:=[.L2]+1" office:value-type="date" office:date-value="2017-06-10">
            <text:p>10</text:p>
          </table:table-cell>
          <table:table-cell table:style-name="ce146" table:formula="of:=[.M2]+1" office:value-type="date" office:date-value="2017-06-11">
            <text:p>11</text:p>
          </table:table-cell>
          <table:table-cell table:style-name="ce146" table:formula="of:=[.N2]+1" office:value-type="date" office:date-value="2017-06-12">
            <text:p>12</text:p>
          </table:table-cell>
          <table:table-cell table:style-name="ce146" table:formula="of:=[.O2]+1" office:value-type="date" office:date-value="2017-06-13">
            <text:p>13</text:p>
          </table:table-cell>
          <table:table-cell table:style-name="ce146" table:formula="of:=[.P2]+1" office:value-type="date" office:date-value="2017-06-14">
            <text:p>14</text:p>
          </table:table-cell>
          <table:table-cell table:style-name="ce146" table:formula="of:=[.Q2]+1" office:value-type="date" office:date-value="2017-06-15">
            <text:p>15</text:p>
          </table:table-cell>
          <table:table-cell table:style-name="ce146" table:formula="of:=[.R2]+1" office:value-type="date" office:date-value="2017-06-16">
            <text:p>16</text:p>
          </table:table-cell>
          <table:table-cell table:style-name="ce146" table:formula="of:=[.S2]+1" office:value-type="date" office:date-value="2017-06-17">
            <text:p>17</text:p>
          </table:table-cell>
          <table:table-cell table:style-name="ce146" table:formula="of:=[.T2]+1" office:value-type="date" office:date-value="2017-06-18">
            <text:p>18</text:p>
          </table:table-cell>
          <table:table-cell table:style-name="ce146" table:formula="of:=[.U2]+1" office:value-type="date" office:date-value="2017-06-19">
            <text:p>19</text:p>
          </table:table-cell>
          <table:table-cell table:style-name="ce146" table:formula="of:=[.V2]+1" office:value-type="date" office:date-value="2017-06-20">
            <text:p>20</text:p>
          </table:table-cell>
          <table:table-cell table:style-name="ce146" table:formula="of:=[.W2]+1" office:value-type="date" office:date-value="2017-06-21">
            <text:p>21</text:p>
          </table:table-cell>
          <table:table-cell table:style-name="ce146" table:formula="of:=[.X2]+1" office:value-type="date" office:date-value="2017-06-22">
            <text:p>22</text:p>
          </table:table-cell>
          <table:table-cell table:style-name="ce146" table:formula="of:=[.Y2]+1" office:value-type="date" office:date-value="2017-06-23">
            <text:p>23</text:p>
          </table:table-cell>
          <table:table-cell table:style-name="ce146" table:formula="of:=[.Z2]+1" office:value-type="date" office:date-value="2017-06-24">
            <text:p>24</text:p>
          </table:table-cell>
          <table:table-cell table:style-name="ce146" table:formula="of:=[.AA2]+1" office:value-type="date" office:date-value="2017-06-25">
            <text:p>25</text:p>
          </table:table-cell>
          <table:table-cell table:style-name="ce146" table:formula="of:=[.AB2]+1" office:value-type="date" office:date-value="2017-06-26">
            <text:p>26</text:p>
          </table:table-cell>
          <table:table-cell table:style-name="ce146" table:formula="of:=[.AC2]+1" office:value-type="date" office:date-value="2017-06-27">
            <text:p>27</text:p>
          </table:table-cell>
          <table:table-cell table:style-name="ce146" table:formula="of:=[.AD2]+1" office:value-type="date" office:date-value="2017-06-28">
            <text:p>28</text:p>
          </table:table-cell>
          <table:table-cell table:style-name="ce146" table:formula="of:=[.AE2]+1" office:value-type="date" office:date-value="2017-06-29">
            <text:p>29</text:p>
          </table:table-cell>
          <table:table-cell table:style-name="ce146" table:formula="of:=[.AF2]+1" office:value-type="date" office:date-value="2017-06-30">
            <text:p>30</text:p>
          </table:table-cell>
          <table:table-cell table:style-name="ce146" table:formula="of:=[.AG2]+1" office:value-type="date" office:date-value="2017-07-01">
            <text:p>0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44" table:formula="of:=SUM([.D4:.AH4])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5457in" svg:x="2.6457in" svg:y="0.1114in" draw:caption-point-x="-0.2402in" draw:caption-point-y="0.6067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1024in" svg:y="0.1118in" draw:caption-point-x="-0.2402in" draw:caption-point-y="0.6063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0.1126in" draw:caption-point-x="-0.2402in" draw:caption-point-y="0.6055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0.1134in" draw:caption-point-x="-0.2402in" draw:caption-point-y="0.6047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0.1154in" draw:caption-point-x="-0.2402in" draw:caption-point-y="0.6028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0.1157in" draw:caption-point-x="-0.2402in" draw:caption-point-y="0.6024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0059in" svg:y="0.1173in" draw:caption-point-x="-0.2402in" draw:caption-point-y="0.6008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1154in" svg:y="0.1205in" draw:caption-point-x="-0.2402in" draw:caption-point-y="0.5976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44" table:formula="of:=SUM([.D5:.AH5])" office:value-type="float" office:value="1"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3591in" draw:caption-point-x="-0.2402in" draw:caption-point-y="0.6067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0.3594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4.472in" svg:y="0.3598in" draw:caption-point-x="-0.2402in" draw:caption-point-y="0.6059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3602in" draw:caption-point-x="-0.2402in" draw:caption-point-y="0.6055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5.8421in" svg:y="0.3614in" draw:caption-point-x="-0.2402in" draw:caption-point-y="0.6043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0.3618in" draw:caption-point-x="-0.2402in" draw:caption-point-y="0.6039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0.362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0.363in" draw:caption-point-x="-0.2402in" draw:caption-point-y="0.6028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9.2661in" svg:y="0.3634in" draw:caption-point-x="-0.2402in" draw:caption-point-y="0.6024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0.3642in" draw:caption-point-x="-0.2402in" draw:caption-point-y="0.6016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0.3654in" draw:caption-point-x="-0.2402in" draw:caption-point-y="0.6004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0.3657in" draw:caption-point-x="-0.2402in" draw:caption-point-y="0.6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0.3661in" draw:caption-point-x="-0.2402in" draw:caption-point-y="0.5996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0.3673in" draw:caption-point-x="-0.2402in" draw:caption-point-y="0.5984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0.3677in" draw:caption-point-x="-0.2402in" draw:caption-point-y="0.59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26"/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44" table:formula="of:=SUM([.D7:.AH7])" office:value-type="float" office:value="3">
            <text:p>3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8547in" draw:caption-point-x="-0.2402in" draw:caption-point-y="0.6063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0.8551in" draw:caption-point-x="-0.2402in" draw:caption-point-y="0.6059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0.8567in" draw:caption-point-x="-0.2402in" draw:caption-point-y="0.6043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0.8571in" draw:caption-point-x="-0.2402in" draw:caption-point-y="0.6039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7228in" svg:y="0.8587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0.8626in" draw:caption-point-x="-0.2402in" draw:caption-point-y="0.5984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1.1039in" draw:caption-point-x="-0.2402in" draw:caption-point-y="0.6047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1.1047in" draw:caption-point-x="-0.2402in" draw:caption-point-y="0.6039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1059in" draw:caption-point-x="-0.2402in" draw:caption-point-y="0.6028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1.1067in" draw:caption-point-x="-0.2402in" draw:caption-point-y="0.602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.1087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144" table:formula="of:=SUM([.D9:.AH9])" office:value-type="float" office:value="1.5">
            <text:p>1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2" draw:text-style-name="P1" svg:width="1.1413in" svg:height="0.5457in" svg:x="7.7988in" svg:y="1.3531in" draw:caption-point-x="-0.2402in" draw:caption-point-y="0.6035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3539in" draw:caption-point-x="-0.2402in" draw:caption-point-y="0.6028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3559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202in" svg:y="1.3583in" draw:caption-point-x="-0.2402in" draw:caption-point-y="0.5984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44" table:formula="of:=SUM([.D10:.AH10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5988in" draw:caption-point-x="-0.2402in" draw:caption-point-y="0.6055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1.6004in" draw:caption-point-x="-0.2402in" draw:caption-point-y="0.6039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1.6012in" draw:caption-point-x="-0.2402in" draw:caption-point-y="0.6031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6587in" svg:y="1.6063in" draw:caption-point-x="-0.2402in" draw:caption-point-y="0.59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8512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.8516in" draw:caption-point-x="-0.2402in" draw:caption-point-y="0.6004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71" office:value-type="string">
            <text:p>HaTH</text:p>
          </table:table-cell>
          <table:table-cell table:style-name="ce144" table:formula="of:=SUM([.D12:.AH12])" office:value-type="float" office:value="10">
            <text:p>1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2.0933in" draw:caption-point-x="-0.2402in" draw:caption-point-y="0.6063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2.0937in" draw:caption-point-x="-0.2402in" draw:caption-point-y="0.6059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0941in" draw:caption-point-x="-0.2402in" draw:caption-point-y="0.6055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0953in" draw:caption-point-x="-0.2402in" draw:caption-point-y="0.6043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2.0957in" draw:caption-point-x="-0.2402in" draw:caption-point-y="0.6039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0972in" draw:caption-point-x="-0.2402in" draw:caption-point-y="0.6024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2.0976in" draw:caption-point-x="-0.2402in" draw:caption-point-y="0.602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1.0925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1.549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44"/>
          <table:table-cell table:style-name="ce148" office:value-type="float" office:value="0">
            <office:annotation draw:style-name="gr6" draw:text-style-name="P1" svg:width="1.1413in" svg:height="0.2634in" svg:x="2.6457in" svg:y="2.3406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3417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2.3429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2.3441in" draw:caption-point-x="-0.2402in" draw:caption-point-y="0.6031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2.3445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3449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2.3461in" draw:caption-point-x="-0.2402in" draw:caption-point-y="0.601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2.3469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2.3472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44" table:formula="of:=SUM([.D14:.AH14])" office:value-type="float" office:value="4.5">
            <text:p>4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2.5902in" draw:caption-point-x="-0.2402in" draw:caption-point-y="0.6047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2.5902in" draw:caption-point-x="-0.2402in" draw:caption-point-y="0.6047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5906in" draw:caption-point-x="-0.2402in" draw:caption-point-y="0.6043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2.5913in" draw:caption-point-x="-0.2402in" draw:caption-point-y="0.6035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2.5921in" draw:caption-point-x="-0.2402in" draw:caption-point-y="0.6028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2.5925in" draw:caption-point-x="-0.2402in" draw:caption-point-y="0.6024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1.0925in" svg:y="2.5937in" draw:caption-point-x="-0.2402in" draw:caption-point-y="0.601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2.5937in" draw:caption-point-x="-0.2402in" draw:caption-point-y="0.601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1154in" svg:y="2.5972in" draw:caption-point-x="-0.2402in" draw:caption-point-y="0.5976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44" table:formula="of:=SUM([.D15:.AH15])" office:value-type="float" office:value="4">
            <text:p>4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2.8358in" draw:caption-point-x="-0.2402in" draw:caption-point-y="0.6067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8421in" svg:y="2.8382in" draw:caption-point-x="-0.2402in" draw:caption-point-y="0.6043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text:p>0.5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9.2661in" svg:y="2.8406in" draw:caption-point-x="-0.2402in" draw:caption-point-y="0.602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office:annotation draw:style-name="gr6" draw:text-style-name="P1" svg:width="1.1413in" svg:height="0.2634in" svg:x="9.7228in" svg:y="2.8406in" draw:caption-point-x="-0.2402in" draw:caption-point-y="0.602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5.6587in" svg:y="2.8449in" draw:caption-point-x="-0.2402in" draw:caption-point-y="0.5976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44" table:formula="of:=SUM([.D16:.AH16])" office:value-type="float" office:value="2">
            <text:p>2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3.0846in" draw:caption-point-x="-0.2402in" draw:caption-point-y="0.6055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3.087in" draw:caption-point-x="-0.2402in" draw:caption-point-y="0.6031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3.088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3.0902in" draw:caption-point-x="-0.2402in" draw:caption-point-y="0.6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table:style-name="ce144" table:formula="of:=SUM([.D17:.AH1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144" table:formula="of:=SUM([.D18:.AH18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3.5823in" draw:caption-point-x="-0.2402in" draw:caption-point-y="0.6035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27in" draw:caption-point-x="-0.2402in" draw:caption-point-y="0.6031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2661in" svg:y="3.5835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4.289in" svg:y="3.5862in" draw:caption-point-x="-0.2402in" draw:caption-point-y="0.5996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144" table:formula="of:=SUM([.D19:.AH19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3.8291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4.0744in" draw:caption-point-x="-0.2402in" draw:caption-point-y="0.6067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4.0756in" draw:caption-point-x="-0.2402in" draw:caption-point-y="0.6055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1.0925in" svg:y="4.0795in" draw:caption-point-x="-0.2402in" draw:caption-point-y="0.6016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144" table:formula="of:=SUM([.D21:.AH21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4.324in" draw:caption-point-x="-0.2402in" draw:caption-point-y="0.6047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4.3248in" draw:caption-point-x="-0.2402in" draw:caption-point-y="0.6039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4.326in" draw:caption-point-x="-0.2402in" draw:caption-point-y="0.6028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7228in" svg:y="4.3268in" draw:caption-point-x="-0.2402in" draw:caption-point-y="0.602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4.328in" draw:caption-point-x="-0.2402in" draw:caption-point-y="0.6008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4.3283in" draw:caption-point-x="-0.2402in" draw:caption-point-y="0.6004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4.3287in" draw:caption-point-x="-0.2402in" draw:caption-point-y="0.6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4.3291in" draw:caption-point-x="-0.2402in" draw:caption-point-y="0.5996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4.3303in" draw:caption-point-x="-0.2402in" draw:caption-point-y="0.5984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4.3307in" draw:caption-point-x="-0.2402in" draw:caption-point-y="0.59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4.3311in" draw:caption-point-x="-0.2402in" draw:caption-point-y="0.5976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4.5709in" draw:caption-point-x="-0.2402in" draw:caption-point-y="0.6055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144" table:formula="of:=SUM([.D23:.AH23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144" table:formula="of:=SUM([.D24:.AH2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144" table:formula="of:=SUM([.D25:.AH25])" office:value-type="float" office:value="7.5">
            <text:p>7.5</text:p>
          </table:table-cell>
          <table:table-cell table:style-name="ce148" office:value-type="float" office:value="1">
            <office:annotation draw:style-name="gr6" draw:text-style-name="P1" svg:width="1.1413in" svg:height="0.2634in" svg:x="2.6457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5.842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6.331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2661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144" table:formula="of:=SUM([.D26:.AH26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4.472in" svg:y="5.5606in" draw:caption-point-x="-0.2402in" draw:caption-point-y="0.6067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5.565in" draw:caption-point-x="-0.2402in" draw:caption-point-y="0.6024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5.5689in" draw:caption-point-x="-0.2402in" draw:caption-point-y="0.5984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144" table:formula="of:=SUM([.D27:.AH2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144" table:formula="of:=SUM([.D28:.AH2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144" table:formula="of:=SUM([.D29:.AH29])" office:value-type="float" office:value="3">
            <text:p>3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6.3063in" draw:caption-point-x="-0.2402in" draw:caption-point-y="0.6039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6.3106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144" table:formula="of:=SUM([.D30:.AH30])" office:value-type="float" office:value="1"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6.5512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6.5524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6.5531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6.5535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6.5547in" draw:caption-point-x="-0.2402in" draw:caption-point-y="0.6031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6.5551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6.5555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6.5567in" draw:caption-point-x="-0.2402in" draw:caption-point-y="0.601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6.5571in" draw:caption-point-x="-0.2402in" draw:caption-point-y="0.6008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6.5575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6.5579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5594in" draw:caption-point-x="-0.2402in" draw:caption-point-y="0.5984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44" table:formula="of:=SUM([.D31:.AH31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6.8079in" draw:caption-point-x="-0.2402in" draw:caption-point-y="0.5976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44" table:formula="of:=SUM([.D32:.AH32])" office:value-type="float" office:value="1.5">
            <text:p>1.5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7.0465in" draw:caption-point-x="-0.2402in" draw:caption-point-y="0.6067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7.0469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7.0476in" draw:caption-point-x="-0.2402in" draw:caption-point-y="0.6055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7.0484in" draw:caption-point-x="-0.2402in" draw:caption-point-y="0.6047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7.0488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7.0492in" draw:caption-point-x="-0.2402in" draw:caption-point-y="0.6039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7.0469in" draw:caption-point-x="-0.2402in" draw:caption-point-y="0.6063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7.0504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7.0504in" draw:caption-point-x="-0.2402in" draw:caption-point-y="0.6028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7.051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7.0539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44" table:formula="of:=SUM([.D33:.AH3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7.2925in" draw:caption-point-x="-0.2402in" draw:caption-point-y="0.6083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3004in" draw:caption-point-x="-0.2402in" draw:caption-point-y="0.6004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4.289in" svg:y="7.3012in" draw:caption-point-x="-0.2402in" draw:caption-point-y="0.5996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44" table:formula="of:=SUM([.D34:.AH3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44" table:formula="of:=SUM([.D35:.AH35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7961in" draw:caption-point-x="-0.2402in" draw:caption-point-y="0.6004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44" table:formula="of:=SUM([.D36:.AH3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8.0386in" draw:caption-point-x="-0.2402in" draw:caption-point-y="0.6055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0394in" draw:caption-point-x="-0.2402in" draw:caption-point-y="0.6047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0398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8.0413in" draw:caption-point-x="-0.2402in" draw:caption-point-y="0.6028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8.0425in" draw:caption-point-x="-0.2402in" draw:caption-point-y="0.6016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8.0445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0449in" draw:caption-point-x="-0.2402in" draw:caption-point-y="0.5992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0457in" draw:caption-point-x="-0.2402in" draw:caption-point-y="0.5984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8.0465in" draw:caption-point-x="-0.2402in" draw:caption-point-y="0.5976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8.2854in" draw:caption-point-x="-0.2402in" draw:caption-point-y="0.6063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2874in" draw:caption-point-x="-0.2402in" draw:caption-point-y="0.6043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8.2882in" draw:caption-point-x="-0.2402in" draw:caption-point-y="0.6035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8.288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71" office:value-type="string">
            <text:p>PhuongTH</text:p>
          </table:table-cell>
          <table:table-cell table:style-name="ce144" table:formula="of:=SUM([.D38:.AH3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5346in" draw:caption-point-x="-0.2402in" draw:caption-point-y="0.6047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9189in" svg:y="8.5394in" draw:caption-point-x="-0.2402in" draw:caption-point-y="0.6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5402in" draw:caption-point-x="-0.2402in" draw:caption-point-y="0.5992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5409in" draw:caption-point-x="-0.2402in" draw:caption-point-y="0.5984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6" office:value-type="string">
            <text:p>PhongPT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 table:number-columns-repeated="21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8.7874in" draw:caption-point-x="-0.2402in" draw:caption-point-y="0.5996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44" table:formula="of:=SUM([.D40:.AH40])" office:value-type="float" office:value="2.5">
            <text:p>2.5</text:p>
          </table:table-cell>
          <table:table-cell table:style-name="ce148" office:value-type="float" office:value="0.5">
            <office:annotation draw:style-name="gr2" draw:text-style-name="P1" svg:width="1.1413in" svg:height="0.5457in" svg:x="2.6457in" svg:y="9.0276in" draw:caption-point-x="-0.2402in" draw:caption-point-y="0.6071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9.0311in" draw:caption-point-x="-0.2402in" draw:caption-point-y="0.6035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1.5492in" svg:y="9.0335in" draw:caption-point-x="-0.2402in" draw:caption-point-y="0.601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2.0059in" svg:y="9.0339in" draw:caption-point-x="-0.2402in" draw:caption-point-y="0.6008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44" table:formula="of:=SUM([.D41:.AH41])" office:value-type="float" office:value="2">
            <text:p>2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9.2748in" draw:caption-point-x="-0.2402in" draw:caption-point-y="0.6075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3.1024in" svg:y="9.274in" draw:caption-point-x="-0.2402in" draw:caption-point-y="0.6083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9.2803in" draw:caption-point-x="-0.2402in" draw:caption-point-y="0.602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9.2811in" draw:caption-point-x="-0.2402in" draw:caption-point-y="0.601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9.5236in" draw:caption-point-x="-0.2402in" draw:caption-point-y="0.6063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9.5252in" draw:caption-point-x="-0.2402in" draw:caption-point-y="0.6047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9.5264in" draw:caption-point-x="-0.2402in" draw:caption-point-y="0.6035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9.5264in" draw:caption-point-x="-0.2402in" draw:caption-point-y="0.6035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9.5268in" draw:caption-point-x="-0.2402in" draw:caption-point-y="0.6031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8.7768in" svg:y="9.5268in" draw:caption-point-x="-0.2402in" draw:caption-point-y="0.6031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2661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9.5283in" draw:caption-point-x="-0.2402in" draw:caption-point-y="0.6016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5299in" draw:caption-point-x="-0.2402in" draw:caption-point-y="0.6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9.5323in" draw:caption-point-x="-0.2402in" draw:caption-point-y="0.5976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44" table:formula="of:=SUM([.D43:.AH4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9.7717in" draw:caption-point-x="-0.2402in" draw:caption-point-y="0.6059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9.7728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9.7732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9.7736in" draw:caption-point-x="-0.2402in" draw:caption-point-y="0.6039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9.7748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9.7752in" draw:caption-point-x="-0.2402in" draw:caption-point-y="0.6024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9.776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9.7772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7776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9.778in" draw:caption-point-x="-0.2402in" draw:caption-point-y="0.5996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9.7783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9.7791in" draw:caption-point-x="-0.2402in" draw:caption-point-y="0.5984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9.7795in" draw:caption-point-x="-0.2402in" draw:caption-point-y="0.59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144" table:formula="of:=SUM([.D44:.AH44])" office:value-type="float" office:value="3">
            <text:p>3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3.1024in" svg:y="10.0193in" draw:caption-point-x="-0.2402in" draw:caption-point-y="0.6063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7768in" svg:y="10.0228in" draw:caption-point-x="-0.2402in" draw:caption-point-y="0.6028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024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2.4622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2.9189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144" table:formula="of:=SUM([.D45:.AH45])" office:value-type="float" office:value="3">
            <text:p>3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10.2665in" draw:caption-point-x="-0.2402in" draw:caption-point-y="0.6067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2669in" draw:caption-point-x="-0.2402in" draw:caption-point-y="0.6063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10.2677in" draw:caption-point-x="-0.2402in" draw:caption-point-y="0.6055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8" office:value-type="float" office:value="0">
            <office:annotation draw:style-name="gr3" draw:text-style-name="P1" svg:width="1.1413in" svg:height="0.7012in" svg:x="5.3854in" svg:y="10.2685in" draw:caption-point-x="-0.2402in" draw:caption-point-y="0.6047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10.2689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10.2693in" draw:caption-point-x="-0.2402in" draw:caption-point-y="0.6039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7.7988in" svg:y="10.2697in" draw:caption-point-x="-0.2402in" draw:caption-point-y="0.6035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10.272in" draw:caption-point-x="-0.2402in" draw:caption-point-y="0.601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0.2728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huyCNTA</text:p>
          </table:table-cell>
          <table:table-cell table:style-name="ce144" table:formula="of:=SUM([.D46:.AH4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uyLTT</text:p>
          </table:table-cell>
          <table:table-cell table:style-name="ce144" table:formula="of:=SUM([.D47:.AH47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7622in" draw:caption-point-x="-0.2402in" draw:caption-point-y="0.6063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10.7626in" draw:caption-point-x="-0.2402in" draw:caption-point-y="0.6059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0.7634in" draw:caption-point-x="-0.2402in" draw:caption-point-y="0.6051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10.7638in" draw:caption-point-x="-0.2402in" draw:caption-point-y="0.6047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10.7646in" draw:caption-point-x="-0.2402in" draw:caption-point-y="0.6039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0.7654in" draw:caption-point-x="-0.2402in" draw:caption-point-y="0.6031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0.7657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9.7228in" svg:y="10.7665in" draw:caption-point-x="-0.2402in" draw:caption-point-y="0.602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1.0925in" svg:y="10.7669in" draw:caption-point-x="-0.2402in" draw:caption-point-y="0.6016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7673in" draw:caption-point-x="-0.2402in" draw:caption-point-y="0.601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7677in" draw:caption-point-x="-0.2402in" draw:caption-point-y="0.6008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4622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12.9189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10.7689in" draw:caption-point-x="-0.2402in" draw:caption-point-y="0.5996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10.7693in" draw:caption-point-x="-0.2402in" draw:caption-point-y="0.5992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0.8567in" svg:x="15.202in" svg:y="10.7701in" draw:caption-point-x="-0.2402in" draw:caption-point-y="0.5984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658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10.7701in" draw:caption-point-x="-0.2402in" draw:caption-point-y="0.5984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TruyenLVC</text:p>
          </table:table-cell>
          <table:table-cell table:style-name="ce144" table:formula="of:=SUM([.D48:.AH4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6.3311in" svg:y="11.0122in" draw:caption-point-x="-0.2402in" draw:caption-point-y="0.6039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0134in" draw:caption-point-x="-0.2402in" draw:caption-point-y="0.6028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1.0157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1.0161in" draw:caption-point-x="-0.2402in" draw:caption-point-y="0.6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11.0181in" draw:caption-point-x="-0.2402in" draw:caption-point-y="0.59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71" office:value-type="string">
            <text:p>VietBA</text:p>
          </table:table-cell>
          <table:table-cell table:style-name="ce144" table:formula="of:=SUM([.D49:.AH49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2571in" draw:caption-point-x="-0.2402in" draw:caption-point-y="0.6067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11.2591in" draw:caption-point-x="-0.2402in" draw:caption-point-y="0.6047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11.2594in" draw:caption-point-x="-0.2402in" draw:caption-point-y="0.6043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7.7988in" svg:y="11.2602in" draw:caption-point-x="-0.2402in" draw:caption-point-y="0.6035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1.2606in" draw:caption-point-x="-0.2402in" draw:caption-point-y="0.6031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261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11.2618in" draw:caption-point-x="-0.2402in" draw:caption-point-y="0.602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11.2638in" draw:caption-point-x="-0.2402in" draw:caption-point-y="0.6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11.2646in" draw:caption-point-x="-0.2402in" draw:caption-point-y="0.5992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7">
            <text:p>47</text:p>
          </table:table-cell>
          <table:table-cell table:style-name="ce45" office:value-type="string">
            <text:p>VinhP</text:p>
          </table:table-cell>
          <table:table-cell table:style-name="ce144" table:formula="of:=SUM([.D50:.AH50])" office:value-type="float" office:value="0.5"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5047in" draw:caption-point-x="-0.2402in" draw:caption-point-y="0.6067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49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9" table:number-columns-repeated="4"/>
          <table:table-cell table:style-name="ce151"/>
          <table:table-cell table:style-name="ce149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49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9" table:number-columns-repeated="4"/>
          <table:table-cell table:style-name="ce152" table:number-columns-repeated="7"/>
          <table:table-cell table:style-name="ce149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49" table:number-columns-repeated="31"/>
          <table:table-cell table:style-name="ce44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6in" draw:caption-point-x="-0.2402in" draw:caption-point-y="0.6055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4in" draw:caption-point-x="-0.2402in" draw:caption-point-y="0.6047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13in" draw:caption-point-x="-0.2402in" draw:caption-point-y="0.5469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42in" draw:caption-point-x="-0.2402in" draw:caption-point-y="0.603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6in" draw:caption-point-x="-0.2402in" draw:caption-point-y="0.603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5in" draw:caption-point-x="-0.2402in" draw:caption-point-y="0.6031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4in" draw:caption-point-x="-0.2402in" draw:caption-point-y="0.6028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7in" draw:caption-point-x="-0.2402in" draw:caption-point-y="0.6024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61in" draw:caption-point-x="-0.2402in" draw:caption-point-y="0.602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5in" draw:caption-point-x="-0.2402in" draw:caption-point-y="0.6016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9in" draw:caption-point-x="-0.2402in" draw:caption-point-y="0.5992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5in" draw:caption-point-x="-0.2402in" draw:caption-point-y="0.5976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9in" draw:caption-point-x="-0.2402in" draw:caption-point-y="0.5972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7in" draw:caption-point-x="-0.2402in" draw:caption-point-y="0.5965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6in" draw:caption-point-x="-0.2402in" draw:caption-point-y="0.6142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6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6in" draw:caption-point-x="-0.2402in" draw:caption-point-y="0.6051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1in" draw:caption-point-x="-0.2402in" draw:caption-point-y="0.6047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8in" draw:caption-point-x="-0.2402in" draw:caption-point-y="0.6039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6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6in" draw:caption-point-x="-0.2402in" draw:caption-point-y="0.6142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42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5in" draw:caption-point-x="-0.2402in" draw:caption-point-y="0.6008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6in" draw:caption-point-x="-0.2402in" draw:caption-point-y="0.6012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5in" draw:caption-point-x="-0.2402in" draw:caption-point-y="0.5992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9in" draw:caption-point-x="-0.2402in" draw:caption-point-y="0.5988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73in" draw:caption-point-x="-0.2402in" draw:caption-point-y="0.5984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6in" draw:caption-point-x="-0.2402in" draw:caption-point-y="0.6142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93in" draw:caption-point-x="-0.2402in" draw:caption-point-y="0.5965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83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83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5in" draw:caption-point-x="-0.2402in" draw:caption-point-y="0.6059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5in" draw:caption-point-x="-0.2402in" draw:caption-point-y="0.6059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83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602in" draw:caption-point-x="-0.2402in" draw:caption-point-y="0.6008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1in" draw:caption-point-x="-0.2402in" draw:caption-point-y="0.6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4in" draw:caption-point-x="-0.2402in" draw:caption-point-y="0.6016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6in" draw:caption-point-x="-0.2402in" draw:caption-point-y="0.5984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5in" draw:caption-point-x="-0.2402in" draw:caption-point-y="0.5961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7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9in" draw:caption-point-x="-0.2402in" draw:caption-point-y="0.6028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71in" draw:caption-point-x="-0.2402in" draw:caption-point-y="0.6016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4in" draw:caption-point-x="-0.2402in" draw:caption-point-y="0.5992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8in" draw:caption-point-x="-0.2402in" draw:caption-point-y="0.5988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102in" draw:caption-point-x="-0.2402in" draw:caption-point-y="0.5984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1in" draw:caption-point-x="-0.2402in" draw:caption-point-y="0.5976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1205in" draw:caption-point-x="-0.2402in" draw:caption-point-y="0.5878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2in" draw:caption-point-x="-0.2402in" draw:caption-point-y="0.6047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8in" draw:caption-point-x="-0.2402in" draw:caption-point-y="0.6039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7in" draw:caption-point-x="-0.2402in" draw:caption-point-y="0.602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7in" draw:caption-point-x="-0.2402in" draw:caption-point-y="0.6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83in" draw:caption-point-x="-0.2402in" draw:caption-point-y="0.5984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8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5in" draw:caption-point-x="-0.2402in" draw:caption-point-y="0.6008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9in" draw:caption-point-x="-0.2402in" draw:caption-point-y="0.5984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4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4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6in" draw:caption-point-x="-0.2402in" draw:caption-point-y="0.6024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04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41in" draw:caption-point-x="-0.2402in" draw:caption-point-y="0.6055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9in" draw:caption-point-x="-0.2402in" draw:caption-point-y="0.6047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6in" draw:caption-point-x="-0.2402in" draw:caption-point-y="0.602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6in" draw:caption-point-x="-0.2402in" draw:caption-point-y="0.6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12in" draw:caption-point-x="-0.2402in" draw:caption-point-y="0.5984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71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5in" draw:caption-point-x="-0.2402in" draw:caption-point-y="0.6047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33in" draw:caption-point-x="-0.2402in" draw:caption-point-y="0.6039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12in" draw:caption-point-x="-0.2402in" draw:caption-point-y="0.5461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41in" draw:caption-point-x="-0.2402in" draw:caption-point-y="0.6031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5in" draw:caption-point-x="-0.2402in" draw:caption-point-y="0.6028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4in" draw:caption-point-x="-0.2402in" draw:caption-point-y="0.5449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7in" draw:caption-point-x="-0.2402in" draw:caption-point-y="0.6016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61in" draw:caption-point-x="-0.2402in" draw:caption-point-y="0.6012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5in" draw:caption-point-x="-0.2402in" draw:caption-point-y="0.6008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72in" draw:caption-point-x="-0.2402in" draw:caption-point-y="0.6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7in" draw:caption-point-x="-0.2402in" draw:caption-point-y="0.6016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8in" draw:caption-point-x="-0.2402in" draw:caption-point-y="0.5984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04in" draw:caption-point-x="-0.2402in" draw:caption-point-y="0.5969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7in" draw:caption-point-x="-0.2402in" draw:caption-point-y="0.6079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21in" draw:caption-point-x="-0.2402in" draw:caption-point-y="0.6028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9in" draw:caption-point-x="-0.2402in" draw:caption-point-y="0.602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7in" draw:caption-point-x="-0.2402in" draw:caption-point-y="0.6012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41in" draw:caption-point-x="-0.2402in" draw:caption-point-y="0.6008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9in" draw:caption-point-x="-0.2402in" draw:caption-point-y="0.6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61in" draw:caption-point-x="-0.2402in" draw:caption-point-y="0.5988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5in" draw:caption-point-x="-0.2402in" draw:caption-point-y="0.5984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72in" draw:caption-point-x="-0.2402in" draw:caption-point-y="0.5976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4in" draw:caption-point-x="-0.2402in" draw:caption-point-y="0.5965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4in" draw:caption-point-x="-0.2402in" draw:caption-point-y="0.6051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6in" draw:caption-point-x="-0.2402in" draw:caption-point-y="0.6039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4in" draw:caption-point-x="-0.2402in" draw:caption-point-y="0.6031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4in" draw:caption-point-x="-0.2402in" draw:caption-point-y="0.6031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6in" draw:caption-point-x="-0.2402in" draw:caption-point-y="0.602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7in" draw:caption-point-x="-0.2402in" draw:caption-point-y="0.6008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41in" draw:caption-point-x="-0.2402in" draw:caption-point-y="0.5984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7in" draw:caption-point-x="-0.2402in" draw:caption-point-y="0.5969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5in" draw:caption-point-x="-0.2402in" draw:caption-point-y="0.5961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4in" draw:caption-point-x="-0.2402in" draw:caption-point-y="0.5988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21in" draw:caption-point-x="-0.2402in" draw:caption-point-y="0.5961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9in" draw:caption-point-x="-0.2402in" draw:caption-point-y="0.6039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31in" draw:caption-point-x="-0.2402in" draw:caption-point-y="0.6028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9in" draw:caption-point-x="-0.2402in" draw:caption-point-y="0.602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7in" draw:caption-point-x="-0.2402in" draw:caption-point-y="0.5988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23in" draw:caption-point-x="-0.2402in" draw:caption-point-y="0.5988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7in" draw:caption-point-x="-0.2402in" draw:caption-point-y="0.6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303in" draw:caption-point-x="-0.2402in" draw:caption-point-y="0.5984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93in" draw:caption-point-x="-0.2402in" draw:caption-point-y="0.6047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9in" draw:caption-point-x="-0.2402in" draw:caption-point-y="0.6051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6in" draw:caption-point-x="-0.2402in" draw:caption-point-y="0.5465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2in" draw:caption-point-x="-0.2402in" draw:caption-point-y="0.602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4in" draw:caption-point-x="-0.2402in" draw:caption-point-y="0.6016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8in" draw:caption-point-x="-0.2402in" draw:caption-point-y="0.6012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4in" draw:caption-point-x="-0.2402in" draw:caption-point-y="0.6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8in" draw:caption-point-x="-0.2402in" draw:caption-point-y="0.5992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52in" draw:caption-point-x="-0.2402in" draw:caption-point-y="0.5988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6in" draw:caption-point-x="-0.2402in" draw:caption-point-y="0.5984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4in" draw:caption-point-x="-0.2402in" draw:caption-point-y="0.5976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72in" draw:caption-point-x="-0.2402in" draw:caption-point-y="0.5969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5in" draw:caption-point-x="-0.2402in" draw:caption-point-y="0.6051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8in" draw:caption-point-x="-0.2402in" draw:caption-point-y="0.5988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32in" draw:caption-point-x="-0.2402in" draw:caption-point-y="0.5984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61in" draw:caption-point-x="-0.2402in" draw:caption-point-y="0.6012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7in" draw:caption-point-x="-0.2402in" draw:caption-point-y="0.619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5in" draw:caption-point-x="-0.2402in" draw:caption-point-y="0.6185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5in" draw:caption-point-x="-0.2402in" draw:caption-point-y="0.6185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5in" draw:caption-point-x="-0.2402in" draw:caption-point-y="0.6185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5in" draw:caption-point-x="-0.2402in" draw:caption-point-y="0.6185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5in" draw:caption-point-x="-0.2402in" draw:caption-point-y="0.6185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5in" draw:caption-point-x="-0.2402in" draw:caption-point-y="0.6185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63in" draw:caption-point-x="-0.2402in" draw:caption-point-y="0.6063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5in" draw:caption-point-x="-0.2402in" draw:caption-point-y="0.6051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6in" draw:caption-point-x="-0.2402in" draw:caption-point-y="0.6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61in" draw:caption-point-x="-0.2402in" draw:caption-point-y="0.5965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8in" draw:caption-point-x="-0.2402in" draw:caption-point-y="0.6067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8in" draw:caption-point-x="-0.2402in" draw:caption-point-y="0.6067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8in" draw:caption-point-x="-0.2402in" draw:caption-point-y="0.6075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8in" draw:caption-point-x="-0.2402in" draw:caption-point-y="0.6075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8in" draw:caption-point-x="-0.2402in" draw:caption-point-y="0.6067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2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2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8in" draw:caption-point-x="-0.2402in" draw:caption-point-y="0.6028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5in" draw:caption-point-x="-0.2402in" draw:caption-point-y="0.602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9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7in" draw:caption-point-x="-0.2402in" draw:caption-point-y="0.6008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5in" draw:caption-point-x="-0.2402in" draw:caption-point-y="0.6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63in" draw:caption-point-x="-0.2402in" draw:caption-point-y="0.5992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7in" draw:caption-point-x="-0.2402in" draw:caption-point-y="0.5988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71in" draw:caption-point-x="-0.2402in" draw:caption-point-y="0.5984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9in" draw:caption-point-x="-0.2402in" draw:caption-point-y="0.5976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7in" draw:caption-point-x="-0.2402in" draw:caption-point-y="0.5969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04in" draw:caption-point-x="-0.2402in" draw:caption-point-y="0.6028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12in" draw:caption-point-x="-0.2402in" draw:caption-point-y="0.602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43in" draw:caption-point-x="-0.2402in" draw:caption-point-y="0.5988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7in" draw:caption-point-x="-0.2402in" draw:caption-point-y="0.5984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7in" draw:caption-point-x="-0.2402in" draw:caption-point-y="0.5965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8in" draw:caption-point-x="-0.2402in" draw:caption-point-y="0.6028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33in" draw:caption-point-x="-0.2402in" draw:caption-point-y="0.6051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7in" draw:caption-point-x="-0.2402in" draw:caption-point-y="0.6047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9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7in" draw:caption-point-x="-0.2402in" draw:caption-point-y="0.6028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5in" draw:caption-point-x="-0.2402in" draw:caption-point-y="0.602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9in" draw:caption-point-x="-0.2402in" draw:caption-point-y="0.6016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72in" draw:caption-point-x="-0.2402in" draw:caption-point-y="0.6012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6in" draw:caption-point-x="-0.2402in" draw:caption-point-y="0.6008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4in" draw:caption-point-x="-0.2402in" draw:caption-point-y="0.6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6in" draw:caption-point-x="-0.2402in" draw:caption-point-y="0.5988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5in" draw:caption-point-x="-0.2402in" draw:caption-point-y="0.5984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8in" draw:caption-point-x="-0.2402in" draw:caption-point-y="0.5976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6in" draw:caption-point-x="-0.2402in" draw:caption-point-y="0.5969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9in" draw:caption-point-x="-0.2402in" draw:caption-point-y="0.6051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6in" draw:caption-point-x="-0.2402in" draw:caption-point-y="0.6028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4in" draw:caption-point-x="-0.2402in" draw:caption-point-y="0.602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402in" draw:caption-point-x="-0.2402in" draw:caption-point-y="0.5992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9in" draw:caption-point-x="-0.2402in" draw:caption-point-y="0.5984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9in" draw:caption-point-x="-0.2402in" draw:caption-point-y="0.5965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23in" draw:caption-point-x="-0.2402in" draw:caption-point-y="0.6047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9in" draw:caption-point-x="-0.2402in" draw:caption-point-y="0.6051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9in" draw:caption-point-x="-0.2402in" draw:caption-point-y="0.5461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4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4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7in" draw:caption-point-x="-0.2402in" draw:caption-point-y="0.6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82in" draw:caption-point-x="-0.2402in" draw:caption-point-y="0.5988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6in" draw:caption-point-x="-0.2402in" draw:caption-point-y="0.5984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71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9in" draw:caption-point-x="-0.2402in" draw:caption-point-y="0.6047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7in" draw:caption-point-x="-0.2402in" draw:caption-point-y="0.602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9in" draw:caption-point-x="-0.2402in" draw:caption-point-y="0.6008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6in" draw:caption-point-x="-0.2402in" draw:caption-point-y="0.6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4in" draw:caption-point-x="-0.2402in" draw:caption-point-y="0.5992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62in" draw:caption-point-x="-0.2402in" draw:caption-point-y="0.5984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8in" draw:caption-point-x="-0.2402in" draw:caption-point-y="0.5969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6in" draw:caption-point-x="-0.2402in" draw:caption-point-y="0.5961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6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2941in" draw:caption-point-x="-0.2402in" draw:caption-point-y="0.5878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9">
            <text:p>39</text:p>
          </table:table-cell>
          <table:table-cell table:style-name="ce45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52in" draw:caption-point-x="-0.2402in" draw:caption-point-y="0.6047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4in" draw:caption-point-x="-0.2402in" draw:caption-point-y="0.6035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72in" draw:caption-point-x="-0.2402in" draw:caption-point-y="0.6028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7in" draw:caption-point-x="-0.2402in" draw:caption-point-y="0.6012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23in" draw:caption-point-x="-0.2402in" draw:caption-point-y="0.5976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9in" draw:caption-point-x="-0.2402in" draw:caption-point-y="0.5961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2in" draw:caption-point-x="-0.2402in" draw:caption-point-y="0.6055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6in" draw:caption-point-x="-0.2402in" draw:caption-point-y="0.6039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4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7in" draw:caption-point-x="-0.2402in" draw:caption-point-y="0.5949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7in" draw:caption-point-x="-0.2402in" draw:caption-point-y="0.5949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amDT</text:p>
          </table:table-cell>
          <table:table-cell table:style-name="ce157" table:formula="of:=SUM([.D44:.AH4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5in" draw:caption-point-x="-0.2402in" draw:caption-point-y="0.6051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office:display="true" draw:style-name="gr2" draw:text-style-name="P1" svg:width="1.1413in" svg:height="0.5457in" svg:x="4.472in" svg:y="10.0469in" draw:caption-point-x="-0.2402in" draw:caption-point-y="0.5783in">
              <dc:date>2017-07-07T00:00:00</dc:date>
              <text:p text:style-name="P2"><text:span text:style-name="T1">Đi khám thai lần 1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4in" draw:caption-point-x="-0.2402in" draw:caption-point-y="0.6016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72in" draw:caption-point-x="-0.2402in" draw:caption-point-y="0.5984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5in" draw:caption-point-x="-0.2402in" draw:caption-point-y="0.5961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7in" draw:caption-point-x="-0.2402in" draw:caption-point-y="0.6055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81in" draw:caption-point-x="-0.2402in" draw:caption-point-y="0.6051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7in" draw:caption-point-x="-0.2402in" draw:caption-point-y="0.6035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7in" draw:caption-point-x="-0.2402in" draw:caption-point-y="0.6016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7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4in" draw:caption-point-x="-0.2402in" draw:caption-point-y="0.6008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8in" draw:caption-point-x="-0.2402in" draw:caption-point-y="0.5984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6in" draw:caption-point-x="-0.2402in" draw:caption-point-y="0.5976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73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2in" draw:caption-point-x="-0.2402in" draw:caption-point-y="0.5988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4in" draw:caption-point-x="-0.2402in" draw:caption-point-y="0.5965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4in" draw:caption-point-x="-0.2402in" draw:caption-point-y="0.6051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8in" draw:caption-point-x="-0.2402in" draw:caption-point-y="0.6047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6in" draw:caption-point-x="-0.2402in" draw:caption-point-y="0.6039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4in" draw:caption-point-x="-0.2402in" draw:caption-point-y="0.6031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7in" draw:caption-point-x="-0.2402in" draw:caption-point-y="0.6028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5in" draw:caption-point-x="-0.2402in" draw:caption-point-y="0.602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9in" draw:caption-point-x="-0.2402in" draw:caption-point-y="0.6016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73in" draw:caption-point-x="-0.2402in" draw:caption-point-y="0.6012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5in" draw:caption-point-x="-0.2402in" draw:caption-point-y="0.6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93in" draw:caption-point-x="-0.2402in" draw:caption-point-y="0.5992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73in" draw:caption-point-x="-0.2402in" draw:caption-point-y="0.5988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6in" draw:caption-point-x="-0.2402in" draw:caption-point-y="0.6142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71in" draw:caption-point-x="-0.2402in" draw:caption-point-y="0.6067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8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63in" draw:caption-point-x="-0.2402in" draw:caption-point-y="0.6075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8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63in" draw:caption-point-x="-0.2402in" draw:caption-point-y="0.6075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8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8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63in" draw:caption-point-x="-0.2402in" draw:caption-point-y="0.6075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8in" draw:caption-point-x="-0.2402in" draw:caption-point-y="0.602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22in" draw:caption-point-x="-0.2402in" draw:caption-point-y="0.6016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6in" draw:caption-point-x="-0.2402in" draw:caption-point-y="0.6012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3in" draw:caption-point-x="-0.2402in" draw:caption-point-y="0.6008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8in" draw:caption-point-x="-0.2402in" draw:caption-point-y="0.6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6in" draw:caption-point-x="-0.2402in" draw:caption-point-y="0.5992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5in" draw:caption-point-x="-0.2402in" draw:caption-point-y="0.5988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4in" draw:caption-point-x="-0.2402in" draw:caption-point-y="0.5984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61in" draw:caption-point-x="-0.2402in" draw:caption-point-y="0.5976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9in" draw:caption-point-x="-0.2402in" draw:caption-point-y="0.5969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73in" draw:caption-point-x="-0.2402in" draw:caption-point-y="0.5965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7in" draw:caption-point-x="-0.2402in" draw:caption-point-y="0.5961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7in" draw:caption-point-x="-0.2402in" draw:caption-point-y="0.6047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63in" draw:caption-point-x="-0.2402in" draw:caption-point-y="0.6051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9in" draw:caption-point-x="-0.2402in" draw:caption-point-y="0.6035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6in" draw:caption-point-x="-0.2402in" draw:caption-point-y="0.6008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4in" draw:caption-point-x="-0.2402in" draw:caption-point-y="0.6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22in" draw:caption-point-x="-0.2402in" draw:caption-point-y="0.5992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6in" draw:caption-point-x="-0.2402in" draw:caption-point-y="0.5969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71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43in" draw:caption-point-x="-0.2402in" draw:caption-point-y="0.6047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63in" draw:caption-point-x="-0.2402in" draw:caption-point-y="0.6028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7in" draw:caption-point-x="-0.2402in" draw:caption-point-y="0.6024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71in" draw:caption-point-x="-0.2402in" draw:caption-point-y="0.602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8in" draw:caption-point-x="-0.2402in" draw:caption-point-y="0.6063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7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83in" draw:caption-point-x="-0.2402in" draw:caption-point-y="0.5984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6"/>
        <table:table-column table:style-name="co26" table:number-columns-repeated="7" table:default-cell-style-name="ce176"/>
        <table:table-column table:style-name="co25" table:number-columns-repeated="16" table:default-cell-style-name="ce176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71" table:number-columns-repeated="8"/>
          <table:table-cell table:style-name="ce177" office:value-type="string" table:number-columns-spanned="2" table:number-rows-spanned="1">
            <text:p>Month</text:p>
          </table:table-cell>
          <table:covered-table-cell table:style-name="ce178"/>
          <table:table-cell table:style-name="ce179" table:content-validation-name="val1" office:value-type="float" office:value="8" table:number-columns-spanned="2" table:number-rows-spanned="1">
            <text:p>8</text:p>
          </table:table-cell>
          <table:covered-table-cell table:style-name="ce178"/>
          <table:table-cell table:style-name="ce177" office:value-type="string" table:number-columns-spanned="2" table:number-rows-spanned="1">
            <text:p>Year</text:p>
          </table:table-cell>
          <table:covered-table-cell table:style-name="ce178"/>
          <table:table-cell table:style-name="ce177" office:value-type="float" office:value="2017" table:number-columns-spanned="2" table:number-rows-spanned="1">
            <text:p>2017</text:p>
          </table:table-cell>
          <table:covered-table-cell table:style-name="ce180"/>
          <table:table-cell table:style-name="ce171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72" table:formula="of:=DATE([.$R$1];[.N1];1)" office:value-type="date" office:date-value="2017-08-01">
            <text:p>01</text:p>
          </table:table-cell>
          <table:table-cell table:style-name="ce172" table:formula="of:=[.D2]+1" office:value-type="date" office:date-value="2017-08-02">
            <text:p>02</text:p>
          </table:table-cell>
          <table:table-cell table:style-name="ce172" table:formula="of:=[.E2]+1" office:value-type="date" office:date-value="2017-08-03">
            <text:p>03</text:p>
          </table:table-cell>
          <table:table-cell table:style-name="ce172" table:formula="of:=[.F2]+1" office:value-type="date" office:date-value="2017-08-04">
            <text:p>04</text:p>
          </table:table-cell>
          <table:table-cell table:style-name="ce172" table:formula="of:=[.G2]+1" office:value-type="date" office:date-value="2017-08-05">
            <text:p>05</text:p>
          </table:table-cell>
          <table:table-cell table:style-name="ce172" table:formula="of:=[.H2]+1" office:value-type="date" office:date-value="2017-08-06">
            <text:p>06</text:p>
          </table:table-cell>
          <table:table-cell table:style-name="ce172" table:formula="of:=[.I2]+1" office:value-type="date" office:date-value="2017-08-07">
            <text:p>07</text:p>
          </table:table-cell>
          <table:table-cell table:style-name="ce172" table:formula="of:=[.J2]+1" office:value-type="date" office:date-value="2017-08-08">
            <text:p>08</text:p>
          </table:table-cell>
          <table:table-cell table:style-name="ce172" table:formula="of:=[.K2]+1" office:value-type="date" office:date-value="2017-08-09">
            <text:p>09</text:p>
          </table:table-cell>
          <table:table-cell table:style-name="ce172" table:formula="of:=[.L2]+1" office:value-type="date" office:date-value="2017-08-10">
            <text:p>10</text:p>
          </table:table-cell>
          <table:table-cell table:style-name="ce172" table:formula="of:=[.M2]+1" office:value-type="date" office:date-value="2017-08-11">
            <text:p>11</text:p>
          </table:table-cell>
          <table:table-cell table:style-name="ce172" table:formula="of:=[.N2]+1" office:value-type="date" office:date-value="2017-08-12">
            <text:p>12</text:p>
          </table:table-cell>
          <table:table-cell table:style-name="ce172" table:formula="of:=[.O2]+1" office:value-type="date" office:date-value="2017-08-13">
            <text:p>13</text:p>
          </table:table-cell>
          <table:table-cell table:style-name="ce172" table:formula="of:=[.P2]+1" office:value-type="date" office:date-value="2017-08-14">
            <text:p>14</text:p>
          </table:table-cell>
          <table:table-cell table:style-name="ce172" table:formula="of:=[.Q2]+1" office:value-type="date" office:date-value="2017-08-15">
            <text:p>15</text:p>
          </table:table-cell>
          <table:table-cell table:style-name="ce172" table:formula="of:=[.R2]+1" office:value-type="date" office:date-value="2017-08-16">
            <text:p>16</text:p>
          </table:table-cell>
          <table:table-cell table:style-name="ce172" table:formula="of:=[.S2]+1" office:value-type="date" office:date-value="2017-08-17">
            <text:p>17</text:p>
          </table:table-cell>
          <table:table-cell table:style-name="ce172" table:formula="of:=[.T2]+1" office:value-type="date" office:date-value="2017-08-18">
            <text:p>18</text:p>
          </table:table-cell>
          <table:table-cell table:style-name="ce172" table:formula="of:=[.U2]+1" office:value-type="date" office:date-value="2017-08-19">
            <text:p>19</text:p>
          </table:table-cell>
          <table:table-cell table:style-name="ce172" table:formula="of:=[.V2]+1" office:value-type="date" office:date-value="2017-08-20">
            <text:p>20</text:p>
          </table:table-cell>
          <table:table-cell table:style-name="ce172" table:formula="of:=[.W2]+1" office:value-type="date" office:date-value="2017-08-21">
            <text:p>21</text:p>
          </table:table-cell>
          <table:table-cell table:style-name="ce172" table:formula="of:=[.X2]+1" office:value-type="date" office:date-value="2017-08-22">
            <text:p>22</text:p>
          </table:table-cell>
          <table:table-cell table:style-name="ce172" table:formula="of:=[.Y2]+1" office:value-type="date" office:date-value="2017-08-23">
            <text:p>23</text:p>
          </table:table-cell>
          <table:table-cell table:style-name="ce172" table:formula="of:=[.Z2]+1" office:value-type="date" office:date-value="2017-08-24">
            <text:p>24</text:p>
          </table:table-cell>
          <table:table-cell table:style-name="ce172" table:formula="of:=[.AA2]+1" office:value-type="date" office:date-value="2017-08-25">
            <text:p>25</text:p>
          </table:table-cell>
          <table:table-cell table:style-name="ce172" table:formula="of:=[.AB2]+1" office:value-type="date" office:date-value="2017-08-26">
            <text:p>26</text:p>
          </table:table-cell>
          <table:table-cell table:style-name="ce172" table:formula="of:=[.AC2]+1" office:value-type="date" office:date-value="2017-08-27">
            <text:p>27</text:p>
          </table:table-cell>
          <table:table-cell table:style-name="ce172" table:formula="of:=[.AD2]+1" office:value-type="date" office:date-value="2017-08-28">
            <text:p>28</text:p>
          </table:table-cell>
          <table:table-cell table:style-name="ce172" table:formula="of:=[.AE2]+1" office:value-type="date" office:date-value="2017-08-29">
            <text:p>29</text:p>
          </table:table-cell>
          <table:table-cell table:style-name="ce172" table:formula="of:=[.AF2]+1" office:value-type="date" office:date-value="2017-08-30">
            <text:p>30</text:p>
          </table:table-cell>
          <table:table-cell table:style-name="ce172" table:formula="of:=[.AG2]+1" office:value-type="date" office:date-value="2017-08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7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70" table:formula="of:=SUM([.D4:.AH4])" office:value-type="float" office:value="0"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3.5591in" svg:y="0.1142in" draw:caption-point-x="-0.2402in" draw:caption-point-y="0.6035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0.1146in" draw:caption-point-x="-0.2402in" draw:caption-point-y="0.6031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5.8421in" svg:y="0.1154in" draw:caption-point-x="-0.2402in" draw:caption-point-y="0.6024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7.3094in" svg:y="0.1177in" draw:caption-point-x="-0.2402in" draw:caption-point-y="0.6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0.1185in" draw:caption-point-x="-0.2402in" draw:caption-point-y="0.5992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7228in" svg:y="0.1197in" draw:caption-point-x="-0.2402in" draw:caption-point-y="0.598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1791in" svg:y="0.1201in" draw:caption-point-x="-0.2402in" draw:caption-point-y="0.5976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0.1209in" draw:caption-point-x="-0.2402in" draw:caption-point-y="0.596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12.0059in" svg:y="0.1224in" draw:caption-point-x="-0.2402in" draw:caption-point-y="0.59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70" table:formula="of:=SUM([.D5:.AH5])" office:value-type="float" office:value="1">
            <text:p>1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0.3591in" draw:caption-point-x="-0.2402in" draw:caption-point-y="0.6063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0.3614in" draw:caption-point-x="-0.2402in" draw:caption-point-y="0.6039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0.3618in" draw:caption-point-x="-0.2402in" draw:caption-point-y="0.6035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0.3622in" draw:caption-point-x="-0.2402in" draw:caption-point-y="0.6031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2" draw:text-style-name="P1" svg:width="1.1413in" svg:height="0.5457in" svg:x="5.3854in" svg:y="0.3626in" draw:caption-point-x="-0.2402in" draw:caption-point-y="0.6028in">
              <dc:date>2017-08-07T00:00:00</dc:date>
              <text:p text:style-name="P1"><text:span text:style-name="T1">8h44 vào cty, nhà có khách, 4h về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5.8421in" svg:y="0.363in" draw:caption-point-x="-0.2402in" draw:caption-point-y="0.6024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6.3311in" svg:y="0.3646in" draw:caption-point-x="-0.2402in" draw:caption-point-y="0.6008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6.8205in" svg:y="0.365in" draw:caption-point-x="-0.2402in" draw:caption-point-y="0.6004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0.3665in" draw:caption-point-x="-0.2402in" draw:caption-point-y="0.5988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7228in" svg:y="0.3673in" draw:caption-point-x="-0.2402in" draw:caption-point-y="0.598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10.6358in" svg:y="0.3685in" draw:caption-point-x="-0.2402in" draw:caption-point-y="0.5969in">
              <dc:date>2017-08-21T00:00:00</dc:date>
              <text:p text:style-name="P1"><text:span text:style-name="T1">4h40 vào cty</text:span></text:p>
            </office:annotation>
            <text:p>1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12.0059in" svg:y="0.4276in" draw:caption-point-x="-0.2402in" draw:caption-point-y="0.537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70" table:formula="of:=SUM([.D6:.AH6])" office:value-type="float" office:value="1"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0.6094in" draw:caption-point-x="-0.2402in" draw:caption-point-y="0.6035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6.8205in" svg:y="0.6126in" draw:caption-point-x="-0.2402in" draw:caption-point-y="0.6004in">
              <dc:date>2017-08-10T00:00:00</dc:date>
              <text:p text:style-name="P1"><text:span text:style-name="T1">Bận việc riêng, 3h30 vào cty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70" table:formula="of:=SUM([.D7:.AH7])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0.8579in" draw:caption-point-x="-0.2402in" draw:caption-point-y="0.6028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0.8571in" draw:caption-point-x="-0.2402in" draw:caption-point-y="0.6035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7" office:value-type="string">
            <text:p>CuongNM</text:p>
          </table:table-cell>
          <table:table-cell table:style-name="ce170" table:formula="of:=SUM([.D53:.AH53])" office:value-type="float" office:value="0.5">
            <text:p>0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/>
          <table:table-cell table:style-name="ce174" office:value-type="float" office:value="1">
            <office:annotation office:display="true" draw:style-name="gr6" draw:text-style-name="P1" svg:width="1.1413in" svg:height="0.2634in" svg:x="12.9189in" svg:y="1.1161in" draw:caption-point-x="-0.2402in" draw:caption-point-y="0.5921in">
              <dc:date>2017-08-17T00:00:00</dc:date>
              <text:p text:style-name="P2"><text:span text:style-name="T1">Đám cưới em </text:span></text:p>
            </office:annotation>
            <text:p>1</text:p>
          </table:table-cell>
          <table:table-cell table:style-name="ce174" table:number-columns-repeated="8"/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170" table:formula="of:=SUM([.D9:.AH9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1.3594in" draw:caption-point-x="-0.2402in" draw:caption-point-y="0.5969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70" table:formula="of:=SUM([.D10:.AH10])" office:value-type="float" office:value="2.5">
            <text:p>2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4" draw:text-style-name="P1" svg:width="1.1413in" svg:height="0.3902in" svg:x="5.3854in" svg:y="1.6012in" draw:caption-point-x="-0.2402in" draw:caption-point-y="0.6028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4" draw:text-style-name="P1" svg:width="1.1413in" svg:height="0.3902in" svg:x="6.8205in" svg:y="1.6039in" draw:caption-point-x="-0.2402in" draw:caption-point-y="0.6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10.6358in" svg:y="1.6098in" draw:caption-point-x="-0.2402in" draw:caption-point-y="0.5941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70" table:formula="of:=SUM([.D11:.AH11])" office:value-type="float" office:value="1">
            <text:p>1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6" draw:text-style-name="P1" svg:width="1.1413in" svg:height="0.2634in" svg:x="8.7768in" svg:y="1.8528in" draw:caption-point-x="-0.2402in" draw:caption-point-y="0.5988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3" draw:text-style-name="P1" svg:width="1.1413in" svg:height="0.7012in" svg:x="9.7228in" svg:y="1.8535in" draw:caption-point-x="-0.2402in" draw:caption-point-y="0.598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70" table:formula="of:=SUM([.D12:.AH12])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2.6457in" svg:y="2.0929in" draw:caption-point-x="-0.2402in" draw:caption-point-y="0.6063in">
              <dc:date>2017-08-01T00:00:00</dc:date>
              <text:p text:style-name="P1"><text:span text:style-name="T1">Đi ngần hàng, xin đi trễ, 8h42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2.0953in" draw:caption-point-x="-0.2402in" draw:caption-point-y="0.6039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71" office:value-type="string">
            <text:p>HaTH</text:p>
          </table:table-cell>
          <table:table-cell table:style-name="ce170" table:formula="of:=SUM([.D13:.AH13])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3" draw:text-style-name="P1" svg:width="1.1413in" svg:height="0.7012in" svg:x="3.1024in" svg:y="2.3429in" draw:caption-point-x="-0.2402in" draw:caption-point-y="0.6039in">
              <dc:date>2017-08-02T00:00:00</dc:date>
              <text:p text:style-name="P1"><text:span text:style-name="T1">Kẹt xe, 8h40 vào cty. Có viêc cá nhân, về sớm 4h50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2" draw:text-style-name="P1" svg:width="1.1413in" svg:height="0.5457in" svg:x="5.3854in" svg:y="2.3441in" draw:caption-point-x="-0.2402in" draw:caption-point-y="0.6028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3311in" svg:y="2.3453in" draw:caption-point-x="-0.2402in" draw:caption-point-y="0.6016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2.3476in" draw:caption-point-x="-0.2402in" draw:caption-point-y="0.5992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9.2661in" svg:y="2.348in" draw:caption-point-x="-0.2402in" draw:caption-point-y="0.5988in">
              <dc:date>2017-08-15T00:00:00</dc:date>
              <text:p text:style-name="P1"><text:span text:style-name="T1">8h32 vào cty. Đi lễ, xin về sớm 4h30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7228in" svg:y="2.3488in" draw:caption-point-x="-0.2402in" draw:caption-point-y="0.598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1791in" svg:y="2.3492in" draw:caption-point-x="-0.2402in" draw:caption-point-y="0.5976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70" table:formula="of:=SUM([.D14:.AH14])" office:value-type="float" office:value="0"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2.5913in" draw:caption-point-x="-0.2402in" draw:caption-point-y="0.6031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2.5957in" draw:caption-point-x="-0.2402in" draw:caption-point-y="0.5988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170" table:formula="of:=SUM([.D15:.AH15])" office:value-type="float" office:value="1.5">
            <text:p>1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8" draw:text-style-name="P1" svg:width="1.1413in" svg:height="0.8567in" svg:x="5.8421in" svg:y="2.8409in" draw:caption-point-x="-0.2402in" draw:caption-point-y="0.6012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7.3094in" svg:y="2.8453in" draw:caption-point-x="-0.2402in" draw:caption-point-y="0.5969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170" table:formula="of:=SUM([.D16:.AH16])" office:value-type="float" office:value="0.5">
            <text:p>0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3" draw:text-style-name="P1" svg:width="1.1413in" svg:height="0.7012in" svg:x="5.8421in" svg:y="3.0874in" draw:caption-point-x="-0.2402in" draw:caption-point-y="0.6024in">
              <dc:date>2017-08-08T00:00:00</dc:date>
              <text:p text:style-name="P1"><text:span text:style-name="T1">Đi tái khám mắt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170" table:formula="of:=SUM([.D17:.AH17])" office:value-type="float" office:value="3.5">
            <text:p>3.5</text:p>
          </table:table-cell>
          <table:table-cell table:style-name="ce174" office:value-type="float" office:value="1"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text:p>0.5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.5">
            <text:p>0.5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6" draw:text-style-name="P1" svg:width="1.1413in" svg:height="0.2634in" svg:x="6.8205in" svg:y="3.3374in" draw:caption-point-x="-0.2402in" draw:caption-point-y="0.6004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6" draw:text-style-name="P1" svg:width="1.1413in" svg:height="0.2634in" svg:x="10.1791in" svg:y="3.3406in" draw:caption-point-x="-0.2402in" draw:caption-point-y="0.5972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4" office:value-type="float" office:value="0.5">
            <office:annotation draw:style-name="gr6" draw:text-style-name="P1" svg:width="1.1413in" svg:height="0.2634in" svg:x="10.6358in" svg:y="3.3413in" draw:caption-point-x="-0.2402in" draw:caption-point-y="0.5965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170" table:formula="of:=SUM([.D18:.AH18])" office:value-type="float" office:value="0.5">
            <text:p>0.5</text:p>
          </table:table-cell>
          <table:table-cell table:style-name="ce174" office:value-type="float" office:value="0">
            <office:annotation draw:style-name="gr2" draw:text-style-name="P1" svg:width="1.1413in" svg:height="0.5457in" svg:x="2.6457in" svg:y="3.5791in" draw:caption-point-x="-0.2402in" draw:caption-point-y="0.6063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3.5815in" draw:caption-point-x="-0.2402in" draw:caption-point-y="0.6039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6" draw:text-style-name="P1" svg:width="1.1413in" svg:height="0.2634in" svg:x="6.3311in" svg:y="3.5846in" draw:caption-point-x="-0.2402in" draw:caption-point-y="0.6008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4" office:value-type="float" office:value="0">
            <office:annotation draw:style-name="gr4" draw:text-style-name="P1" svg:width="1.1413in" svg:height="0.3902in" svg:x="6.8205in" svg:y="3.585in" draw:caption-point-x="-0.2402in" draw:caption-point-y="0.6004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7.3094in" svg:y="3.5854in" draw:caption-point-x="-0.2402in" draw:caption-point-y="0.6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10.6358in" svg:y="3.5886in" draw:caption-point-x="-0.2402in" draw:caption-point-y="0.5969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table:style-name="ce170" table:formula="of:=SUM([.D19:.AH19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170" table:formula="of:=SUM([.D20:.AH20])" office:value-type="float" office:value="0.5">
            <text:p>0.5</text:p>
          </table:table-cell>
          <table:table-cell table:style-name="ce174" office:value-type="float" office:value="0.5">
            <office:annotation draw:style-name="gr4" draw:text-style-name="P1" svg:width="1.1413in" svg:height="0.3902in" svg:x="2.6457in" svg:y="4.0752in" draw:caption-point-x="-0.2402in" draw:caption-point-y="0.6055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170" table:formula="of:=SUM([.D21:.AH21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7">
          <table:table-cell table:style-name="ce69" office:value-type="float" office:value="19">
            <text:p>19</text:p>
          </table:table-cell>
          <table:table-cell table:style-name="ce45" office:value-type="string">
            <text:p>HungNDT</text:p>
          </table:table-cell>
          <table:table-cell table:style-name="ce170" table:formula="of:=SUM([.D22:.AH22])" office:value-type="float" office:value="0">
            <text:p>0</text:p>
          </table:table-cell>
          <table:table-cell table:style-name="ce174" table:number-columns-repeated="20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7">
          <table:table-cell table:style-name="ce69" office:value-type="float" office:value="20">
            <text:p>20</text:p>
          </table:table-cell>
          <table:table-cell table:style-name="ce45" office:value-type="string">
            <text:p>HungPN</text:p>
          </table:table-cell>
          <table:table-cell table:style-name="ce170" table:formula="of:=SUM([.D23:.AH23])" office:value-type="float" office:value="0.5">
            <text:p>0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.5">
            <office:annotation office:display="true" draw:style-name="gr4" draw:text-style-name="P1" svg:width="1.1413in" svg:height="0.3902in" svg:x="12.0059in" svg:y="4.8362in" draw:caption-point-x="-0.2402in" draw:caption-point-y="0.5945in">
              <dc:date>2017-08-21T00:00:00</dc:date>
              <text:p text:style-name="P2"><text:span text:style-name="T1">Khám chân, xin đi trễ</text:span></text:p>
            </office:annotation>
            <text:p>0.5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7">
          <table:table-cell table:style-name="ce69" office:value-type="float" office:value="21">
            <text:p>21</text:p>
          </table:table-cell>
          <table:table-cell table:style-name="ce45" office:value-type="string">
            <text:p>HuyDH</text:p>
          </table:table-cell>
          <table:table-cell table:style-name="ce170" table:formula="of:=SUM([.D24:.AH24])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5.0787in" draw:caption-point-x="-0.2402in" draw:caption-point-y="0.6063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5.0819in" draw:caption-point-x="-0.2402in" draw:caption-point-y="0.6031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4" draw:text-style-name="P1" svg:width="1.1413in" svg:height="0.3902in" svg:x="5.3854in" svg:y="5.0823in" draw:caption-point-x="-0.2402in" draw:caption-point-y="0.6028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7.3094in" svg:y="5.085in" draw:caption-point-x="-0.2402in" draw:caption-point-y="0.6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5.0858in" draw:caption-point-x="-0.2402in" draw:caption-point-y="0.5992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2661in" svg:y="5.0862in" draw:caption-point-x="-0.2402in" draw:caption-point-y="0.5988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10.1791in" svg:y="5.0878in" draw:caption-point-x="-0.2402in" draw:caption-point-y="0.5972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5.0882in" draw:caption-point-x="-0.2402in" draw:caption-point-y="0.5969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HuyNG</text:p>
          </table:table-cell>
          <table:table-cell table:style-name="ce170" table:formula="of:=SUM([.D25:.AH25])" office:value-type="float" office:value="0.5">
            <text:p>0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2" draw:text-style-name="P1" svg:width="1.1413in" svg:height="0.5457in" svg:x="6.3311in" svg:y="5.3394in" draw:caption-point-x="-0.2402in" draw:caption-point-y="0.6004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KhaiLV</text:p>
          </table:table-cell>
          <table:table-cell table:style-name="ce170" table:formula="of:=SUM([.D26:.AH26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KhangNHH</text:p>
          </table:table-cell>
          <table:table-cell table:style-name="ce170" table:formula="of:=SUM([.D27:.AH27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KienPT</text:p>
          </table:table-cell>
          <table:table-cell table:style-name="ce170" table:formula="of:=SUM([.D28:.AH28])" office:value-type="float" office:value="2">
            <text:p>2</text:p>
          </table:table-cell>
          <table:table-cell table:style-name="ce174" office:value-type="float" office:value="0">
            <office:annotation draw:style-name="gr4" draw:text-style-name="P1" svg:width="1.1413in" svg:height="0.3902in" svg:x="2.6457in" svg:y="6.0764in" draw:caption-point-x="-0.2402in" draw:caption-point-y="0.6063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6" draw:text-style-name="P1" svg:width="1.1413in" svg:height="0.2634in" svg:x="6.8205in" svg:y="6.0823in" draw:caption-point-x="-0.2402in" draw:caption-point-y="0.6004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4" office:value-type="float" office:value="1">
            <office:annotation draw:style-name="gr6" draw:text-style-name="P1" svg:width="1.1413in" svg:height="0.2634in" svg:x="7.3094in" svg:y="6.0843in" draw:caption-point-x="-0.2402in" draw:caption-point-y="0.5984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2661in" svg:y="6.0839in" draw:caption-point-x="-0.2402in" draw:caption-point-y="0.5988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6" draw:text-style-name="P1" svg:width="1.1413in" svg:height="0.2634in" svg:x="10.1791in" svg:y="6.087in" draw:caption-point-x="-0.2402in" draw:caption-point-y="0.5957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KietNVT</text:p>
          </table:table-cell>
          <table:table-cell table:style-name="ce170" table:formula="of:=SUM([.D29:.AH29])" office:value-type="float" office:value="2">
            <text:p>2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6" draw:text-style-name="P1" svg:width="1.1413in" svg:height="0.2634in" svg:x="8.7768in" svg:y="6.3366in" draw:caption-point-x="-0.2402in" draw:caption-point-y="0.5941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4" office:value-type="float" office:value="1">
            <office:annotation draw:style-name="gr6" draw:text-style-name="P1" svg:width="1.1413in" svg:height="0.2634in" svg:x="9.2661in" svg:y="6.3287in" draw:caption-point-x="-0.2402in" draw:caption-point-y="0.602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LinhBT</text:p>
          </table:table-cell>
          <table:table-cell table:style-name="ce170" table:formula="of:=SUM([.D30:.AH30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MaiLT</text:p>
          </table:table-cell>
          <table:table-cell table:style-name="ce170" table:formula="of:=SUM([.D31:.AH31])" office:value-type="float" office:value="3">
            <text:p>3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3.5591in" svg:y="6.8205in" draw:caption-point-x="-0.2402in" draw:caption-point-y="0.6055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6.3311in" svg:y="6.8252in" draw:caption-point-x="-0.2402in" draw:caption-point-y="0.6008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6" draw:text-style-name="P1" svg:width="1.1413in" svg:height="0.2634in" svg:x="12.0059in" svg:y="6.8307in" draw:caption-point-x="-0.2402in" draw:caption-point-y="0.5953in">
              <dc:date>2017-08-21T00:00:00</dc:date>
              <text:p text:style-name="P1"><text:span text:style-name="T1">Ba mất</text:span></text:p>
            </office:annotation>
            <text:p>1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MaiNTT</text:p>
          </table:table-cell>
          <table:table-cell table:style-name="ce170" table:formula="of:=SUM([.D32:.AH32])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3.1024in" svg:y="7.0697in" draw:caption-point-x="-0.2402in" draw:caption-point-y="0.6039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3311in" svg:y="7.072in" draw:caption-point-x="-0.2402in" draw:caption-point-y="0.6016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1791in" svg:y="7.076in" draw:caption-point-x="-0.2402in" draw:caption-point-y="0.5976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ManhNB</text:p>
          </table:table-cell>
          <table:table-cell table:style-name="ce170" table:formula="of:=SUM([.D33:.AH33])" office:value-type="float" office:value="0"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7.3177in" draw:caption-point-x="-0.2402in" draw:caption-point-y="0.6035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7.3185in" draw:caption-point-x="-0.2402in" draw:caption-point-y="0.6028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7.3224in" draw:caption-point-x="-0.2402in" draw:caption-point-y="0.5988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MinhPN</text:p>
          </table:table-cell>
          <table:table-cell table:style-name="ce170" table:formula="of:=SUM([.D34:.AH34])" office:value-type="float" office:value="4">
            <text:p>4</text:p>
          </table:table-cell>
          <table:table-cell table:style-name="ce174"/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6" draw:text-style-name="P1" svg:width="1.1413in" svg:height="0.2634in" svg:x="8.7768in" svg:y="7.5697in" draw:caption-point-x="-0.2402in" draw:caption-point-y="0.5992in">
              <dc:date>2017-08-14T00:00:00</dc:date>
              <text:p text:style-name="P1"><text:span text:style-name="T1">Không khỏe</text:span></text:p>
            </office:annotation>
            <text:p>1</text:p>
          </table:table-cell>
          <table:table-cell table:style-name="ce174" office:value-type="float" office:value="1">
            <office:annotation draw:style-name="gr6" draw:text-style-name="P1" svg:width="1.1413in" svg:height="0.2634in" svg:x="9.2661in" svg:y="7.5713in" draw:caption-point-x="-0.2402in" draw:caption-point-y="0.5976in">
              <dc:date>2017-08-14T00:00:00</dc:date>
              <text:p text:style-name="P1"><text:span text:style-name="T1">Không khỏe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10.1791in" svg:y="7.5713in" draw:caption-point-x="-0.2402in" draw:caption-point-y="0.5976in">
              <dc:date>2017-08-17T00:00:00</dc:date>
              <text:p text:style-name="P1"><text:span text:style-name="T1">Về quê, có việc gia đình</text:span></text:p>
            </office:annotation>
            <text:p>1</text:p>
          </table:table-cell>
          <table:table-cell table:style-name="ce174" office:value-type="float" office:value="1">
            <office:annotation draw:style-name="gr4" draw:text-style-name="P1" svg:width="1.1413in" svg:height="0.3902in" svg:x="10.6358in" svg:y="7.5713in" draw:caption-point-x="-0.2402in" draw:caption-point-y="0.5976in">
              <dc:date>2017-08-17T00:00:00</dc:date>
              <text:p text:style-name="P1"><text:span text:style-name="T1">Về quê, có việc gia đình</text:span></text:p>
            </office:annotation>
            <text:p>1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amTH</text:p>
          </table:table-cell>
          <table:table-cell table:style-name="ce170" table:formula="of:=SUM([.D35:.AH35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amTV</text:p>
          </table:table-cell>
          <table:table-cell table:style-name="ce170" table:formula="of:=SUM([.D36:.AH36])" office:value-type="float" office:value="1">
            <text:p>1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8.0579in" draw:caption-point-x="-0.2402in" draw:caption-point-y="0.6063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5.3854in" svg:y="8.0614in" draw:caption-point-x="-0.2402in" draw:caption-point-y="0.6028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8205in" svg:y="8.0654in" draw:caption-point-x="-0.2402in" draw:caption-point-y="0.5988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8.065in" draw:caption-point-x="-0.2402in" draw:caption-point-y="0.5992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8.0654in" draw:caption-point-x="-0.2402in" draw:caption-point-y="0.5988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7228in" svg:y="8.0661in" draw:caption-point-x="-0.2402in" draw:caption-point-y="0.598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6" draw:text-style-name="P1" svg:width="1.1413in" svg:height="0.2634in" svg:x="12.0059in" svg:y="8.0689in" draw:caption-point-x="-0.2402in" draw:caption-point-y="0.5953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45" office:value-type="string">
            <text:p>NhanHTH</text:p>
          </table:table-cell>
          <table:table-cell table:style-name="ce170" table:formula="of:=SUM([.D37:.AH37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2661in" svg:y="8.313in" draw:caption-point-x="-0.2402in" draw:caption-point-y="0.5988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NhanNM</text:p>
          </table:table-cell>
          <table:table-cell table:style-name="ce170" table:formula="of:=SUM([.D38:.AH38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9.7228in" svg:y="8.5622in" draw:caption-point-x="-0.2402in" draw:caption-point-y="0.5976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NhungHTH</text:p>
          </table:table-cell>
          <table:table-cell table:style-name="ce170" table:formula="of:=SUM([.D39:.AH39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8.8106in" draw:caption-point-x="-0.2402in" draw:caption-point-y="0.596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NhuPHQ</text:p>
          </table:table-cell>
          <table:table-cell table:style-name="ce170" table:formula="of:=SUM([.D40:.AH40])" office:value-type="float" office:value="2">
            <text:p>2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9.0516in" draw:caption-point-x="-0.2402in" draw:caption-point-y="0.6035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5.8421in" svg:y="9.0528in" draw:caption-point-x="-0.2402in" draw:caption-point-y="0.6024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6.8205in" svg:y="9.0563in" draw:caption-point-x="-0.2402in" draw:caption-point-y="0.5988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4" office:value-type="float" office:value="1">
            <office:annotation draw:style-name="gr6" draw:text-style-name="P1" svg:width="1.1413in" svg:height="0.2634in" svg:x="7.3094in" svg:y="9.0531in" draw:caption-point-x="-0.2402in" draw:caption-point-y="0.602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9.0563in" draw:caption-point-x="-0.2402in" draw:caption-point-y="0.5988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71" office:value-type="string">
            <text:p>PhuongTH</text:p>
          </table:table-cell>
          <table:table-cell table:style-name="ce170" table:formula="of:=SUM([.D41:.AH41])" office:value-type="float" office:value="0.5">
            <text:p>0.5</text:p>
          </table:table-cell>
          <table:table-cell table:style-name="ce174" office:value-type="float" office:value="0">
            <office:annotation draw:style-name="gr4" draw:text-style-name="P1" svg:width="1.1413in" svg:height="0.3902in" svg:x="2.6457in" svg:y="9.2965in" draw:caption-point-x="-0.2402in" draw:caption-point-y="0.6063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9.3004in" draw:caption-point-x="-0.2402in" draw:caption-point-y="0.6024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5.3854in" svg:y="9.3in" draw:caption-point-x="-0.2402in" draw:caption-point-y="0.6028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.5">
            <office:annotation draw:style-name="gr3" draw:text-style-name="P1" svg:width="1.1413in" svg:height="0.7012in" svg:x="5.8421in" svg:y="9.3004in" draw:caption-point-x="-0.2402in" draw:caption-point-y="0.6024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6.8205in" svg:y="9.3024in" draw:caption-point-x="-0.2402in" draw:caption-point-y="0.6004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9.3035in" draw:caption-point-x="-0.2402in" draw:caption-point-y="0.5992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9.3039in" draw:caption-point-x="-0.2402in" draw:caption-point-y="0.5988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7228in" svg:y="9.3047in" draw:caption-point-x="-0.2402in" draw:caption-point-y="0.598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6" office:value-type="string">
            <text:p>PhongPT</text:p>
          </table:table-cell>
          <table:table-cell table:style-name="ce170" table:formula="of:=SUM([.D42:.AH42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7228in" svg:y="9.5524in" draw:caption-point-x="-0.2402in" draw:caption-point-y="0.598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PhongTH</text:p>
          </table:table-cell>
          <table:table-cell table:style-name="ce170" table:formula="of:=SUM([.D43:.AH43])" office:value-type="float" office:value="2">
            <text:p>2</text:p>
          </table:table-cell>
          <table:table-cell table:style-name="ce174" office:value-type="float" office:value="0">
            <office:annotation draw:style-name="gr4" draw:text-style-name="P1" svg:width="1.1413in" svg:height="0.3902in" svg:x="2.6457in" svg:y="9.7917in" draw:caption-point-x="-0.2402in" draw:caption-point-y="0.6063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3.1024in" svg:y="9.7953in" draw:caption-point-x="-0.2402in" draw:caption-point-y="0.602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6.8205in" svg:y="9.7976in" draw:caption-point-x="-0.2402in" draw:caption-point-y="0.6004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PhuocNCH</text:p>
          </table:table-cell>
          <table:table-cell table:style-name="ce170" table:formula="of:=SUM([.D44:.AH44])" office:value-type="float" office:value="0">
            <text:p>0</text:p>
          </table:table-cell>
          <table:table-cell table:style-name="ce174" table:number-columns-repeated="9"/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TienND</text:p>
          </table:table-cell>
          <table:table-cell table:style-name="ce170" table:formula="of:=SUM([.D45:.AH45])" office:value-type="float" office:value="0.5">
            <text:p>0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4" draw:text-style-name="P1" svg:width="1.1413in" svg:height="0.3902in" svg:x="9.7228in" svg:y="10.2984in" draw:caption-point-x="-0.2402in" draw:caption-point-y="0.5949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3"/>
          <table:table-cell table:style-name="ce174" office:value-type="float" office:value="0">
            <office:annotation office:display="true" draw:style-name="gr4" draw:text-style-name="P1" svg:width="1.1413in" svg:height="0.3902in" svg:x="13.8323in" svg:y="10.2937in" draw:caption-point-x="-0.2402in" draw:caption-point-y="0.5996in">
              <dc:date>2017-08-09T00:00:00</dc:date>
              <text:p text:style-name="P2"><text:span text:style-name="T1">Đám cưới</text:span></text:p>
              <text:p text:style-name="P2"><text:span text:style-name="T1">Không trừ lương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4" draw:text-style-name="P1" svg:width="1.1413in" svg:height="0.3902in" svg:x="15.202in" svg:y="10.2874in" draw:caption-point-x="-0.2402in" draw:caption-point-y="0.6059in">
              <dc:date>2017-08-09T00:00:00</dc:date>
              <text:p text:style-name="P1"><text:span text:style-name="T1">Đám cưới</text:span></text:p>
              <text:p text:style-name="P1"><text:span text:style-name="T1">Không trừ lương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15.6587in" svg:y="10.2874in" draw:caption-point-x="-0.2402in" draw:caption-point-y="0.6059in">
              <dc:date>2017-08-09T00:00:00</dc:date>
              <text:p text:style-name="P1"><text:span text:style-name="T1">Đám cưới</text:span></text:p>
              <text:p text:style-name="P1"><text:span text:style-name="T1">Không trừ lương</text:span></text:p>
            </office:annotation>
            <text:p>0</text:p>
          </table:table-cell>
          <table:table-cell table:style-name="ce174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hamDT</text:p>
          </table:table-cell>
          <table:table-cell table:style-name="ce170" table:formula="of:=SUM([.D46:.AH46])" office:value-type="float" office:value="1">
            <text:p>1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1">
            <office:annotation office:display="true" draw:style-name="gr2" draw:text-style-name="P1" svg:width="1.1413in" svg:height="0.5457in" svg:x="7.3094in" svg:y="10.5626in" draw:caption-point-x="-0.2402in" draw:caption-point-y="0.5783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1</text:p>
          </table:table-cell>
          <table:table-cell table:style-name="ce174" table:number-columns-repeated="2"/>
          <table:table-cell table:style-name="ce174" office:value-type="float" office:value="0">
            <office:annotation draw:style-name="gr4" draw:text-style-name="P1" svg:width="1.1413in" svg:height="0.3902in" svg:x="8.7768in" svg:y="10.5417in" draw:caption-point-x="-0.2402in" draw:caption-point-y="0.5992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10.5441in" draw:caption-point-x="-0.2402in" draw:caption-point-y="0.5969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12.0059in" svg:y="10.5457in" draw:caption-point-x="-0.2402in" draw:caption-point-y="0.5953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ThaoDTN</text:p>
          </table:table-cell>
          <table:table-cell table:style-name="ce170" table:formula="of:=SUM([.D47:.AH47])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>
            <office:annotation draw:style-name="gr6" draw:text-style-name="P1" svg:width="1.1413in" svg:height="0.2634in" svg:x="3.1024in" svg:y="10.7862in" draw:caption-point-x="-0.2402in" draw:caption-point-y="0.6028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4" table:number-columns-repeated="29"/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ThinhT</text:p>
          </table:table-cell>
          <table:table-cell table:style-name="ce170" table:formula="of:=SUM([.D48:.AH48])" office:value-type="float" office:value="0"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4.0157in" svg:y="11.0343in" draw:caption-point-x="-0.2402in" draw:caption-point-y="0.6024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2" draw:text-style-name="P1" svg:width="1.1413in" svg:height="0.5457in" svg:x="5.3854in" svg:y="11.0291in" draw:caption-point-x="-0.2402in" draw:caption-point-y="0.607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5.8421in" svg:y="11.0291in" draw:caption-point-x="-0.2402in" draw:caption-point-y="0.607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170" table:formula="of:=SUM([.D49:.AH49])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3.1024in" svg:y="11.2815in" draw:caption-point-x="-0.2402in" draw:caption-point-y="0.602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2" draw:text-style-name="P1" svg:width="1.1413in" svg:height="0.5457in" svg:x="8.7768in" svg:y="11.285in" draw:caption-point-x="-0.2402in" draw:caption-point-y="0.5992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11.2854in" draw:caption-point-x="-0.2402in" draw:caption-point-y="0.5988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7228in" svg:y="11.2862in" draw:caption-point-x="-0.2402in" draw:caption-point-y="0.598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10.1791in" svg:y="11.2866in" draw:caption-point-x="-0.2402in" draw:caption-point-y="0.5976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12.0059in" svg:y="11.2894in" draw:caption-point-x="-0.2402in" draw:caption-point-y="0.5949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47">
            <text:p>47</text:p>
          </table:table-cell>
          <table:table-cell table:style-name="ce45" office:value-type="string">
            <text:p>ThuyCNTA</text:p>
          </table:table-cell>
          <table:table-cell table:style-name="ce170" table:formula="of:=SUM([.D50:.AH50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48">
            <text:p>48</text:p>
          </table:table-cell>
          <table:table-cell table:style-name="ce45" office:value-type="string">
            <text:p>ThuyLTT</text:p>
          </table:table-cell>
          <table:table-cell table:style-name="ce170" table:formula="of:=SUM([.D51:.AH51])" office:value-type="float" office:value="1.5">
            <text:p>1.5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11.7732in" draw:caption-point-x="-0.2402in" draw:caption-point-y="0.6063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2" draw:text-style-name="P1" svg:width="1.1413in" svg:height="0.5457in" svg:x="3.5591in" svg:y="11.7772in" draw:caption-point-x="-0.2402in" draw:caption-point-y="0.6024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11.7764in" draw:caption-point-x="-0.2402in" draw:caption-point-y="0.6031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5.8421in" svg:y="11.7772in" draw:caption-point-x="-0.2402in" draw:caption-point-y="0.6024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6.3311in" svg:y="11.778in" draw:caption-point-x="-0.2402in" draw:caption-point-y="0.6016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7.3094in" svg:y="11.7795in" draw:caption-point-x="-0.2402in" draw:caption-point-y="0.6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2" draw:text-style-name="P1" svg:width="1.1413in" svg:height="0.5457in" svg:x="8.7768in" svg:y="11.7811in" draw:caption-point-x="-0.2402in" draw:caption-point-y="0.5984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11.7807in" draw:caption-point-x="-0.2402in" draw:caption-point-y="0.5988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7228in" svg:y="11.7819in" draw:caption-point-x="-0.2402in" draw:caption-point-y="0.5976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1791in" svg:y="11.7819in" draw:caption-point-x="-0.2402in" draw:caption-point-y="0.5976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11.7827in" draw:caption-point-x="-0.2402in" draw:caption-point-y="0.5969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49">
            <text:p>49</text:p>
          </table:table-cell>
          <table:table-cell table:style-name="ce45" office:value-type="string">
            <text:p>TruyenLVC</text:p>
          </table:table-cell>
          <table:table-cell table:style-name="ce170" table:formula="of:=SUM([.D52:.AH52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50">
            <text:p>50</text:p>
          </table:table-cell>
          <table:table-cell table:style-name="ce47" office:value-type="string">
            <text:p>TuanTQP</text:p>
          </table:table-cell>
          <table:table-cell table:style-name="ce170" table:formula="of:=SUM([.D53:.AH53])" office:value-type="float" office:value="0.5">
            <text:p>0.5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2" draw:text-style-name="P1" svg:width="1.1413in" svg:height="0.5457in" svg:x="3.5591in" svg:y="12.2732in" draw:caption-point-x="-0.2402in" draw:caption-point-y="0.6016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3311in" svg:y="12.2736in" draw:caption-point-x="-0.2402in" draw:caption-point-y="0.6012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10.1791in" svg:y="12.2772in" draw:caption-point-x="-0.2402in" draw:caption-point-y="0.5976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12.0059in" svg:y="12.337in" draw:caption-point-x="-0.2402in" draw:caption-point-y="0.537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10"/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69" office:value-type="float" office:value="51">
            <text:p>51</text:p>
          </table:table-cell>
          <table:table-cell table:style-name="ce71" office:value-type="string">
            <text:p>VietBA</text:p>
          </table:table-cell>
          <table:table-cell table:style-name="ce170" table:formula="of:=SUM([.D54:.AH54])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12.5161in" draw:caption-point-x="-0.2402in" draw:caption-point-y="0.6063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12.5185in" draw:caption-point-x="-0.2402in" draw:caption-point-y="0.6039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12.5189in" draw:caption-point-x="-0.2402in" draw:caption-point-y="0.6035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12.5201in" draw:caption-point-x="-0.2402in" draw:caption-point-y="0.6024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6.3311in" svg:y="12.5209in" draw:caption-point-x="-0.2402in" draw:caption-point-y="0.6016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6.8205in" svg:y="12.522in" draw:caption-point-x="-0.2402in" draw:caption-point-y="0.6004in">
              <dc:date>2017-08-10T00:00:00</dc:date>
              <text:p text:style-name="P1"><text:span text:style-name="T1">Chở em ra bễn xe, xin đi trễ, 8h46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6">
          <table:table-cell table:style-name="ce69" office:value-type="float" office:value="52">
            <text:p>52</text:p>
          </table:table-cell>
          <table:table-cell table:style-name="ce45" office:value-type="string">
            <text:p>VinhP</text:p>
          </table:table-cell>
          <table:table-cell table:style-name="ce170" table:formula="of:=SUM([.D55:.AH55])" office:value-type="float" office:value="2">
            <text:p>2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3311in" svg:y="12.7689in" draw:caption-point-x="-0.2402in" draw:caption-point-y="0.6016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10.1791in" svg:y="12.7728in" draw:caption-point-x="-0.2402in" draw:caption-point-y="0.5976in">
              <dc:date>2017-08-17T00:00:00</dc:date>
              <text:p text:style-name="P1"><text:span text:style-name="T1">Đau chân</text:span></text:p>
            </office:annotation>
            <text:p>1</text:p>
          </table:table-cell>
          <table:table-cell table:style-name="ce174" office:value-type="float" office:value="1">
            <office:annotation draw:style-name="gr6" draw:text-style-name="P1" svg:width="1.1413in" svg:height="0.2634in" svg:x="10.6358in" svg:y="12.7728in" draw:caption-point-x="-0.2402in" draw:caption-point-y="0.5976in">
              <dc:date>2017-08-17T00:00:00</dc:date>
              <text:p text:style-name="P1"><text:span text:style-name="T1">Đau chân</text:span></text:p>
            </office:annotation>
            <text:p>1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table:number-columns-repeated="10"/>
          <table:table-cell table:style-name="ce44" table:number-columns-repeated="952"/>
        </table:table-row>
        <table:table-row table:style-name="ro2" table:number-rows-repeated="65355">
          <table:table-cell table:style-name="ce44" table:number-columns-repeated="3"/>
          <table:table-cell table:style-name="ce175" table:number-columns-repeated="31"/>
          <table:table-cell table:style-name="ce44" table:number-columns-repeated="952"/>
        </table:table-row>
        <table:table-row table:style-name="ro2" table:number-rows-repeated="49">
          <table:table-cell table:style-name="ce44" table:number-columns-repeated="3"/>
          <table:table-cell table:style-name="ce175"/>
          <table:table-cell table:number-columns-repeated="27"/>
          <table:table-cell table:style-name="ce175" table:number-columns-repeated="3"/>
          <table:table-cell table:style-name="ce44" table:number-columns-repeated="952"/>
        </table:table-row>
        <table:table-row table:style-name="ro2" table:number-rows-repeated="983116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8/21/2017</text:date>, <text:time>10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8-21">08/21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215</meta:editing-cycles>
    <meta:editing-duration>P74DT14H14M40S</meta:editing-duration>
    <meta:generator>OpenOffice/4.1.2$Win32 OpenOffice.org_project/412m3$Build-9782</meta:generator>
    <dc:date>2017-08-21T10:53:07.10</dc:date>
    <meta:document-statistic meta:table-count="11" meta:cell-count="9434" meta:object-count="0"/>
    <meta:user-defined meta:name="Info 1"/>
    <meta:user-defined meta:name="Info 2"/>
    <meta:user-defined meta:name="Info 3"/>
    <meta:user-defined meta:name="Info 4"/>
  </office:meta>
</office:document-meta>
</file>